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Users" style:family="table">
      <style:table-properties style:width="6.6903in" fo:margin-left="0in" table:align="left" fo:background-color="transparent">
        <style:background-image/>
      </style:table-properties>
    </style:style>
    <style:style style:name="Users.A" style:family="table-column">
      <style:table-column-properties style:column-width="0.6576in"/>
    </style:style>
    <style:style style:name="Users.B" style:family="table-column">
      <style:table-column-properties style:column-width="0.7778in"/>
    </style:style>
    <style:style style:name="Users.C" style:family="table-column">
      <style:table-column-properties style:column-width="1.1861in"/>
    </style:style>
    <style:style style:name="Users.D" style:family="table-column">
      <style:table-column-properties style:column-width="4.0688in"/>
    </style:style>
    <style:style style:name="Users.A1" style:family="table-cell">
      <style:table-cell-properties style:writing-mode="page"/>
    </style:style>
    <style:style style:name="Users.B1" style:family="table-cell">
      <style:table-cell-properties fo:padding="0in" fo:border="none" style:writing-mode="page"/>
    </style:style>
    <style:style style:name="Users.2" style:family="table-row">
      <style:table-row-properties style:min-row-height="0.8083in" fo:background-color="transparent">
        <style:background-image/>
      </style:table-row-properties>
    </style:style>
    <style:style style:name="Users.A2" style:family="table-cell">
      <style:table-cell-properties fo:background-color="#dddddd" style:writing-mode="page">
        <style:background-image/>
      </style:table-cell-properties>
    </style:style>
    <style:style style:name="Users.3" style:family="table-row">
      <style:table-row-properties fo:background-color="transparent">
        <style:background-image/>
      </style:table-row-properties>
    </style:style>
    <style:style style:name="Users.4" style:family="table-row">
      <style:table-row-properties fo:background-color="transparent">
        <style:background-image/>
      </style:table-row-properties>
    </style:style>
    <style:style style:name="Table1" style:family="table">
      <style:table-properties style:width="6.6903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0.6576in"/>
    </style:style>
    <style:style style:name="Table1.B" style:family="table-column">
      <style:table-column-properties style:column-width="0.7778in"/>
    </style:style>
    <style:style style:name="Table1.C" style:family="table-column">
      <style:table-column-properties style:column-width="1.1861in"/>
    </style:style>
    <style:style style:name="Table1.D" style:family="table-column">
      <style:table-column-properties style:column-width="4.0688in"/>
    </style:style>
    <style:style style:name="Table1.A1" style:family="table-cell">
      <style:table-cell-properties style:writing-mode="page"/>
    </style:style>
    <style:style style:name="Table1.B1" style:family="table-cell">
      <style:table-cell-properties fo:padding="0in" fo:border="none" style:writing-mode="page"/>
    </style:style>
    <style:style style:name="Table1.2" style:family="table-row">
      <style:table-row-properties style:min-row-height="0.8083in" fo:background-color="transparent">
        <style:background-image/>
      </style:table-row-properties>
    </style:style>
    <style:style style:name="Table1.A2" style:family="table-cell">
      <style:table-cell-properties fo:background-color="#dddddd" style:writing-mode="page">
        <style:background-image/>
      </style:table-cell-properties>
    </style:style>
    <style:style style:name="Table2" style:family="table">
      <style:table-properties style:width="6.6903in" fo:margin-left="0in" table:align="left" fo:background-color="transparent">
        <style:background-image/>
      </style:table-properties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3.2528in"/>
    </style:style>
    <style:style style:name="Table2.A1" style:family="table-cell">
      <style:table-cell-properties style:writing-mode="page"/>
    </style:style>
    <style:style style:name="Table2.B1" style:family="table-cell">
      <style:table-cell-properties fo:padding="0in" fo:border="none" style:writing-mode="page"/>
    </style:style>
    <style:style style:name="Table2.2" style:family="table-row">
      <style:table-row-properties style:min-row-height="0.8083in" fo:background-color="transparent">
        <style:background-image/>
      </style:table-row-properties>
    </style:style>
    <style:style style:name="Table2.A2" style:family="table-cell">
      <style:table-cell-properties fo:background-color="#ffffff" fo:padding="0in" fo:border="none" style:writing-mode="page">
        <style:background-image/>
      </style:table-cell-properties>
    </style:style>
    <style:style style:name="Table3" style:family="table">
      <style:table-properties style:width="6.6903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0.6576in"/>
    </style:style>
    <style:style style:name="Table3.B" style:family="table-column">
      <style:table-column-properties style:column-width="0.7778in"/>
    </style:style>
    <style:style style:name="Table3.C" style:family="table-column">
      <style:table-column-properties style:column-width="1.1861in"/>
    </style:style>
    <style:style style:name="Table3.D" style:family="table-column">
      <style:table-column-properties style:column-width="4.0688in"/>
    </style:style>
    <style:style style:name="Table3.A1" style:family="table-cell">
      <style:table-cell-properties style:writing-mode="page"/>
    </style:style>
    <style:style style:name="Table3.B1" style:family="table-cell">
      <style:table-cell-properties fo:padding="0in" fo:border="none" style:writing-mode="page"/>
    </style:style>
    <style:style style:name="Table3.2" style:family="table-row">
      <style:table-row-properties style:min-row-height="1.1903in" fo:background-color="transparent">
        <style:background-image/>
      </style:table-row-properties>
    </style:style>
    <style:style style:name="Table3.A2" style:family="table-cell">
      <style:table-cell-properties fo:background-color="#ffffff" style:writing-mode="page">
        <style:background-image/>
      </style:table-cell-properties>
    </style:style>
    <style:style style:name="Table3.B2" style:family="table-cell">
      <style:table-cell-properties fo:background-color="#ffffff" fo:padding="0in" fo:border="none" style:writing-mode="page">
        <style:background-image/>
      </style:table-cell-properties>
    </style:style>
    <style:style style:name="Table4" style:family="table">
      <style:table-properties style:width="6.6903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0.6875in"/>
    </style:style>
    <style:style style:name="Table4.C" style:family="table-column">
      <style:table-column-properties style:column-width="1.4375in"/>
    </style:style>
    <style:style style:name="Table4.D" style:family="table-column">
      <style:table-column-properties style:column-width="3.1903in"/>
    </style:style>
    <style:style style:name="Table4.A1" style:family="table-cell">
      <style:table-cell-properties fo:padding="0in" fo:border="none" style:writing-mode="page"/>
    </style:style>
    <style:style style:name="Table4.2" style:family="table-row">
      <style:table-row-properties style:min-row-height="0.8083in" fo:background-color="transparent">
        <style:background-image/>
      </style:table-row-properties>
    </style:style>
    <style:style style:name="Table4.A2" style:family="table-cell">
      <style:table-cell-properties fo:background-color="#ffffff" fo:padding="0in" fo:border="none" style:writing-mode="page">
        <style:background-image/>
      </style:table-cell-properties>
    </style:style>
    <style:style style:name="Table4.14" style:family="table-row">
      <style:table-row-properties style:min-row-height="1in" fo:background-color="transparent">
        <style:background-image/>
      </style:table-row-properties>
    </style:style>
    <style:style style:name="P1" style:family="paragraph" style:parent-style-name="Table_20_Contents">
      <style:text-properties officeooo:paragraph-rsid="001d1c54"/>
    </style:style>
    <style:style style:name="P2" style:family="paragraph" style:parent-style-name="Table_20_Contents">
      <style:text-properties officeooo:rsid="001d1c54" officeooo:paragraph-rsid="001d1c54"/>
    </style:style>
    <style:style style:name="P3" style:family="paragraph" style:parent-style-name="Table_20_Contents">
      <style:text-properties officeooo:rsid="001d1c54" officeooo:paragraph-rsid="0025fb06"/>
    </style:style>
    <style:style style:name="P4" style:family="paragraph" style:parent-style-name="Table_20_Contents">
      <style:text-properties officeooo:rsid="001d1c54" officeooo:paragraph-rsid="002023e3"/>
    </style:style>
    <style:style style:name="P5" style:family="paragraph" style:parent-style-name="Table_20_Contents">
      <style:text-properties officeooo:rsid="001d1c54" officeooo:paragraph-rsid="0028a3ba"/>
    </style:style>
    <style:style style:name="P6" style:family="paragraph" style:parent-style-name="Table_20_Contents">
      <style:text-properties officeooo:rsid="001d1c54" officeooo:paragraph-rsid="002b6193"/>
    </style:style>
    <style:style style:name="P7" style:family="paragraph" style:parent-style-name="Table_20_Contents">
      <style:text-properties officeooo:rsid="001d1c54" officeooo:paragraph-rsid="002e5c41"/>
    </style:style>
    <style:style style:name="P8" style:family="paragraph" style:parent-style-name="Table_20_Contents">
      <style:text-properties officeooo:rsid="001d1c54" officeooo:paragraph-rsid="00320341"/>
    </style:style>
    <style:style style:name="P9" style:family="paragraph" style:parent-style-name="Table_20_Contents">
      <style:text-properties officeooo:rsid="001d1c54" officeooo:paragraph-rsid="003f3789"/>
    </style:style>
    <style:style style:name="P10" style:family="paragraph" style:parent-style-name="Table_20_Contents">
      <style:text-properties officeooo:rsid="001d1c54" officeooo:paragraph-rsid="004f76c9"/>
    </style:style>
    <style:style style:name="P11" style:family="paragraph" style:parent-style-name="Table_20_Contents">
      <style:text-properties officeooo:rsid="001d1c54" officeooo:paragraph-rsid="0052a34a"/>
    </style:style>
    <style:style style:name="P12" style:family="paragraph" style:parent-style-name="Table_20_Contents">
      <style:text-properties officeooo:rsid="001d1c54" officeooo:paragraph-rsid="00651a42"/>
    </style:style>
    <style:style style:name="P13" style:family="paragraph" style:parent-style-name="Table_20_Contents">
      <style:text-properties officeooo:rsid="001d1c54" officeooo:paragraph-rsid="00653e42"/>
    </style:style>
    <style:style style:name="P14" style:family="paragraph" style:parent-style-name="Table_20_Contents">
      <style:text-properties officeooo:rsid="001d1c54" officeooo:paragraph-rsid="0068a0dd"/>
    </style:style>
    <style:style style:name="P15" style:family="paragraph" style:parent-style-name="Table_20_Contents">
      <style:text-properties officeooo:rsid="001d1c54" officeooo:paragraph-rsid="006b928c"/>
    </style:style>
    <style:style style:name="P16" style:family="paragraph" style:parent-style-name="Table_20_Contents">
      <style:text-properties officeooo:rsid="001d1c54" officeooo:paragraph-rsid="006cc0a7"/>
    </style:style>
    <style:style style:name="P17" style:family="paragraph" style:parent-style-name="Table_20_Contents">
      <style:text-properties officeooo:rsid="001d1c54" officeooo:paragraph-rsid="0071d83b"/>
    </style:style>
    <style:style style:name="P18" style:family="paragraph" style:parent-style-name="Table_20_Contents">
      <style:text-properties officeooo:rsid="001d1c54" officeooo:paragraph-rsid="0075421d"/>
    </style:style>
    <style:style style:name="P19" style:family="paragraph" style:parent-style-name="Table_20_Contents">
      <style:text-properties officeooo:rsid="001d1c54" officeooo:paragraph-rsid="0078708d"/>
    </style:style>
    <style:style style:name="P20" style:family="paragraph" style:parent-style-name="Table_20_Contents">
      <style:text-properties officeooo:rsid="001d1c54" officeooo:paragraph-rsid="00798e79"/>
    </style:style>
    <style:style style:name="P21" style:family="paragraph" style:parent-style-name="Table_20_Contents">
      <style:text-properties officeooo:rsid="001d1c54" officeooo:paragraph-rsid="00811b7e"/>
    </style:style>
    <style:style style:name="P22" style:family="paragraph" style:parent-style-name="Table_20_Contents">
      <style:text-properties officeooo:rsid="001d1c54" officeooo:paragraph-rsid="00822935"/>
    </style:style>
    <style:style style:name="P23" style:family="paragraph" style:parent-style-name="Table_20_Contents">
      <style:text-properties officeooo:rsid="001d1c54" officeooo:paragraph-rsid="00845614"/>
    </style:style>
    <style:style style:name="P24" style:family="paragraph" style:parent-style-name="Table_20_Contents">
      <style:text-properties fo:font-weight="bold" officeooo:rsid="001d1c54" officeooo:paragraph-rsid="001d1c54" style:font-weight-asian="bold" style:font-weight-complex="bold"/>
    </style:style>
    <style:style style:name="P25" style:family="paragraph" style:parent-style-name="Table_20_Contents">
      <style:text-properties fo:font-weight="bold" officeooo:rsid="001d1c54" officeooo:paragraph-rsid="0028a3ba" style:font-weight-asian="bold" style:font-weight-complex="bold"/>
    </style:style>
    <style:style style:name="P26" style:family="paragraph" style:parent-style-name="Table_20_Contents">
      <style:text-properties fo:font-weight="bold" officeooo:rsid="001d1c54" officeooo:paragraph-rsid="002b6193" style:font-weight-asian="bold" style:font-weight-complex="bold"/>
    </style:style>
    <style:style style:name="P27" style:family="paragraph" style:parent-style-name="Table_20_Contents">
      <style:text-properties fo:font-weight="bold" officeooo:rsid="001d1c54" officeooo:paragraph-rsid="003f3789" style:font-weight-asian="bold" style:font-weight-complex="bold"/>
    </style:style>
    <style:style style:name="P28" style:family="paragraph" style:parent-style-name="Table_20_Contents">
      <style:text-properties fo:font-weight="bold" officeooo:rsid="001d1c54" officeooo:paragraph-rsid="004374bc" style:font-weight-asian="bold" style:font-weight-complex="bold"/>
    </style:style>
    <style:style style:name="P29" style:family="paragraph" style:parent-style-name="Table_20_Contents">
      <style:text-properties fo:font-weight="bold" officeooo:rsid="002baf0c" officeooo:paragraph-rsid="002baf0c" style:font-weight-asian="bold" style:font-weight-complex="bold"/>
    </style:style>
    <style:style style:name="P30" style:family="paragraph" style:parent-style-name="Table_20_Contents">
      <style:text-properties fo:font-weight="bold" officeooo:rsid="002baf0c" officeooo:paragraph-rsid="003f3789" style:font-weight-asian="bold" style:font-weight-complex="bold"/>
    </style:style>
    <style:style style:name="P31" style:family="paragraph" style:parent-style-name="Table_20_Contents">
      <style:text-properties fo:font-weight="bold" officeooo:rsid="002baf0c" officeooo:paragraph-rsid="004374bc" style:font-weight-asian="bold" style:font-weight-complex="bold"/>
    </style:style>
    <style:style style:name="P32" style:family="paragraph" style:parent-style-name="Table_20_Contents">
      <style:text-properties officeooo:rsid="002023e3" officeooo:paragraph-rsid="002023e3"/>
    </style:style>
    <style:style style:name="P33" style:family="paragraph" style:parent-style-name="Table_20_Contents">
      <style:text-properties officeooo:rsid="0020ac5b" officeooo:paragraph-rsid="0020ac5b"/>
    </style:style>
    <style:style style:name="P34" style:family="paragraph" style:parent-style-name="Table_20_Contents">
      <style:text-properties officeooo:rsid="0020e28b" officeooo:paragraph-rsid="0020e28b"/>
    </style:style>
    <style:style style:name="P35" style:family="paragraph" style:parent-style-name="Table_20_Contents">
      <style:text-properties officeooo:rsid="0020e28b" officeooo:paragraph-rsid="0028a3ba"/>
    </style:style>
    <style:style style:name="P36" style:family="paragraph" style:parent-style-name="Table_20_Contents">
      <style:text-properties officeooo:rsid="0020e28b" officeooo:paragraph-rsid="002b6193"/>
    </style:style>
    <style:style style:name="P37" style:family="paragraph" style:parent-style-name="Table_20_Contents">
      <style:text-properties officeooo:rsid="0020e28b" officeooo:paragraph-rsid="003f3789"/>
    </style:style>
    <style:style style:name="P38" style:family="paragraph" style:parent-style-name="Table_20_Contents">
      <style:text-properties officeooo:rsid="0020e28b" officeooo:paragraph-rsid="004374bc"/>
    </style:style>
    <style:style style:name="P39" style:family="paragraph" style:parent-style-name="Table_20_Contents">
      <style:text-properties officeooo:rsid="0020e28b" officeooo:paragraph-rsid="00771b1a"/>
    </style:style>
    <style:style style:name="P40" style:family="paragraph" style:parent-style-name="Table_20_Contents">
      <style:text-properties officeooo:paragraph-rsid="002241d3"/>
    </style:style>
    <style:style style:name="P41" style:family="paragraph" style:parent-style-name="Table_20_Contents">
      <style:text-properties officeooo:rsid="0025fb06" officeooo:paragraph-rsid="0025fb06"/>
    </style:style>
    <style:style style:name="P42" style:family="paragraph" style:parent-style-name="Table_20_Contents">
      <style:text-properties officeooo:rsid="0025fb06" officeooo:paragraph-rsid="0028a3ba"/>
    </style:style>
    <style:style style:name="P43" style:family="paragraph" style:parent-style-name="Table_20_Contents">
      <style:text-properties officeooo:paragraph-rsid="0025fb06"/>
    </style:style>
    <style:style style:name="P44" style:family="paragraph" style:parent-style-name="Table_20_Contents">
      <style:text-properties officeooo:rsid="0026b253" officeooo:paragraph-rsid="0026b253"/>
    </style:style>
    <style:style style:name="P45" style:family="paragraph" style:parent-style-name="Table_20_Contents">
      <style:text-properties officeooo:rsid="0026b253" officeooo:paragraph-rsid="0028a3ba"/>
    </style:style>
    <style:style style:name="P46" style:family="paragraph" style:parent-style-name="Table_20_Contents">
      <style:text-properties officeooo:rsid="0026b253" officeooo:paragraph-rsid="002baf0c"/>
    </style:style>
    <style:style style:name="P47" style:family="paragraph" style:parent-style-name="Table_20_Contents">
      <style:text-properties officeooo:paragraph-rsid="002e5c41"/>
    </style:style>
    <style:style style:name="P48" style:family="paragraph" style:parent-style-name="Table_20_Contents">
      <style:text-properties officeooo:paragraph-rsid="0028a3ba"/>
    </style:style>
    <style:style style:name="P49" style:family="paragraph" style:parent-style-name="Table_20_Contents">
      <style:text-properties officeooo:rsid="0028a3ba" officeooo:paragraph-rsid="0028a3ba"/>
    </style:style>
    <style:style style:name="P50" style:family="paragraph" style:parent-style-name="Table_20_Contents">
      <style:text-properties officeooo:rsid="0028a3ba" officeooo:paragraph-rsid="002b6193"/>
    </style:style>
    <style:style style:name="P51" style:family="paragraph" style:parent-style-name="Table_20_Contents">
      <style:text-properties officeooo:rsid="0028a3ba" officeooo:paragraph-rsid="0039e93b"/>
    </style:style>
    <style:style style:name="P52" style:family="paragraph" style:parent-style-name="Table_20_Contents">
      <style:text-properties officeooo:rsid="0028a3ba" officeooo:paragraph-rsid="003f3789"/>
    </style:style>
    <style:style style:name="P53" style:family="paragraph" style:parent-style-name="Table_20_Contents">
      <style:text-properties officeooo:rsid="0028a3ba" officeooo:paragraph-rsid="004494e7"/>
    </style:style>
    <style:style style:name="P54" style:family="paragraph" style:parent-style-name="Table_20_Contents">
      <style:text-properties officeooo:rsid="0028a3ba" officeooo:paragraph-rsid="00606d2b"/>
    </style:style>
    <style:style style:name="P55" style:family="paragraph" style:parent-style-name="Table_20_Contents">
      <style:text-properties officeooo:paragraph-rsid="002b6193"/>
    </style:style>
    <style:style style:name="P56" style:family="paragraph" style:parent-style-name="Table_20_Contents">
      <style:text-properties officeooo:rsid="002baf0c" officeooo:paragraph-rsid="002baf0c"/>
    </style:style>
    <style:style style:name="P57" style:family="paragraph" style:parent-style-name="Table_20_Contents">
      <style:text-properties officeooo:rsid="002d8751" officeooo:paragraph-rsid="002d8751"/>
    </style:style>
    <style:style style:name="P58" style:family="paragraph" style:parent-style-name="Table_20_Contents">
      <style:text-properties officeooo:paragraph-rsid="002baf0c"/>
    </style:style>
    <style:style style:name="P59" style:family="paragraph" style:parent-style-name="Table_20_Contents">
      <style:text-properties officeooo:rsid="00320341" officeooo:paragraph-rsid="00320341"/>
    </style:style>
    <style:style style:name="P60" style:family="paragraph" style:parent-style-name="Table_20_Contents">
      <style:text-properties officeooo:rsid="00350267" officeooo:paragraph-rsid="00350267"/>
    </style:style>
    <style:style style:name="P61" style:family="paragraph" style:parent-style-name="Table_20_Contents">
      <style:text-properties officeooo:rsid="00350267" officeooo:paragraph-rsid="00651a42"/>
    </style:style>
    <style:style style:name="P62" style:family="paragraph" style:parent-style-name="Table_20_Contents">
      <style:text-properties officeooo:rsid="0039e93b" officeooo:paragraph-rsid="0039e93b"/>
    </style:style>
    <style:style style:name="P63" style:family="paragraph" style:parent-style-name="Table_20_Contents">
      <style:text-properties officeooo:rsid="003b506e" officeooo:paragraph-rsid="003b506e"/>
    </style:style>
    <style:style style:name="P64" style:family="paragraph" style:parent-style-name="Table_20_Contents">
      <style:text-properties officeooo:paragraph-rsid="0052a34a"/>
    </style:style>
    <style:style style:name="P65" style:family="paragraph" style:parent-style-name="Table_20_Contents">
      <style:text-properties officeooo:rsid="002a34ae" officeooo:paragraph-rsid="002d321d"/>
    </style:style>
    <style:style style:name="P66" style:family="paragraph" style:parent-style-name="Table_20_Contents">
      <style:text-properties officeooo:rsid="00336cc2" officeooo:paragraph-rsid="002baf0c"/>
    </style:style>
    <style:style style:name="P67" style:family="paragraph" style:parent-style-name="Table_20_Contents">
      <style:text-properties officeooo:paragraph-rsid="003f3789"/>
    </style:style>
    <style:style style:name="P68" style:family="paragraph" style:parent-style-name="Table_20_Contents">
      <style:text-properties officeooo:rsid="0041f882" officeooo:paragraph-rsid="0041f882"/>
    </style:style>
    <style:style style:name="P69" style:family="paragraph" style:parent-style-name="Table_20_Contents">
      <style:text-properties officeooo:rsid="0041f882" officeooo:paragraph-rsid="004992ff"/>
    </style:style>
    <style:style style:name="P70" style:family="paragraph" style:parent-style-name="Table_20_Contents">
      <style:text-properties officeooo:paragraph-rsid="004494e7"/>
    </style:style>
    <style:style style:name="P71" style:family="paragraph" style:parent-style-name="Table_20_Contents">
      <style:text-properties officeooo:rsid="004494e7" officeooo:paragraph-rsid="004494e7" fo:background-color="#ffff00"/>
    </style:style>
    <style:style style:name="P72" style:family="paragraph" style:parent-style-name="Table_20_Contents">
      <style:text-properties officeooo:rsid="004494e7" officeooo:paragraph-rsid="00497a28" fo:background-color="#ffff00"/>
    </style:style>
    <style:style style:name="P73" style:family="paragraph" style:parent-style-name="Table_20_Contents">
      <style:text-properties officeooo:rsid="004494e7" officeooo:paragraph-rsid="006b928c" fo:background-color="#ffff00"/>
    </style:style>
    <style:style style:name="P74" style:family="paragraph" style:parent-style-name="Table_20_Contents">
      <style:text-properties officeooo:rsid="004494e7" officeooo:paragraph-rsid="0085191f" fo:background-color="#ffff00"/>
    </style:style>
    <style:style style:name="P75" style:family="paragraph" style:parent-style-name="Table_20_Contents">
      <style:text-properties officeooo:rsid="002d321d" officeooo:paragraph-rsid="002d321d" fo:background-color="#ffff00"/>
    </style:style>
    <style:style style:name="P76" style:family="paragraph" style:parent-style-name="Table_20_Contents">
      <style:text-properties officeooo:paragraph-rsid="00451430"/>
    </style:style>
    <style:style style:name="P77" style:family="paragraph" style:parent-style-name="Table_20_Contents">
      <style:text-properties officeooo:rsid="004589b3" officeooo:paragraph-rsid="004589b3"/>
    </style:style>
    <style:style style:name="P78" style:family="paragraph" style:parent-style-name="Table_20_Contents">
      <style:text-properties officeooo:rsid="00472670" officeooo:paragraph-rsid="00472670"/>
    </style:style>
    <style:style style:name="P79" style:family="paragraph" style:parent-style-name="Table_20_Contents">
      <style:text-properties officeooo:paragraph-rsid="00497a28"/>
    </style:style>
    <style:style style:name="P80" style:family="paragraph" style:parent-style-name="Table_20_Contents">
      <style:text-properties officeooo:rsid="004a82d7" officeooo:paragraph-rsid="004a82d7"/>
    </style:style>
    <style:style style:name="P81" style:family="paragraph" style:parent-style-name="Table_20_Contents">
      <style:text-properties officeooo:rsid="004c7102" officeooo:paragraph-rsid="004c7102"/>
    </style:style>
    <style:style style:name="P82" style:family="paragraph" style:parent-style-name="Table_20_Contents">
      <style:text-properties officeooo:rsid="004f76c9" officeooo:paragraph-rsid="004f76c9"/>
    </style:style>
    <style:style style:name="P83" style:family="paragraph" style:parent-style-name="Table_20_Contents">
      <style:text-properties officeooo:paragraph-rsid="004f76c9"/>
    </style:style>
    <style:style style:name="P84" style:family="paragraph" style:parent-style-name="Table_20_Contents">
      <style:text-properties officeooo:paragraph-rsid="00320341"/>
    </style:style>
    <style:style style:name="P85" style:family="paragraph" style:parent-style-name="Table_20_Contents">
      <style:text-properties officeooo:rsid="0052a34a" officeooo:paragraph-rsid="0052a34a"/>
    </style:style>
    <style:style style:name="P86" style:family="paragraph" style:parent-style-name="Table_20_Contents">
      <style:text-properties officeooo:rsid="002d321d" officeooo:paragraph-rsid="002d321d" fo:background-color="transparent"/>
    </style:style>
    <style:style style:name="P87" style:family="paragraph" style:parent-style-name="Table_20_Contents">
      <style:text-properties officeooo:rsid="002d321d" officeooo:paragraph-rsid="0052a34a" fo:background-color="transparent"/>
    </style:style>
    <style:style style:name="P88" style:family="paragraph" style:parent-style-name="Table_20_Contents">
      <style:text-properties officeooo:rsid="0052a34a" officeooo:paragraph-rsid="0052a34a" fo:background-color="transparent"/>
    </style:style>
    <style:style style:name="P89" style:family="paragraph" style:parent-style-name="Table_20_Contents">
      <style:text-properties fo:font-style="normal" officeooo:paragraph-rsid="004374bc" style:font-style-asian="normal" style:font-style-complex="normal"/>
    </style:style>
    <style:style style:name="P90" style:family="paragraph" style:parent-style-name="Table_20_Contents">
      <style:text-properties fo:font-style="normal" officeooo:rsid="0058e000" officeooo:paragraph-rsid="0058e000" style:font-style-asian="normal" style:font-style-complex="normal"/>
    </style:style>
    <style:style style:name="P91" style:family="paragraph" style:parent-style-name="Table_20_Contents">
      <style:text-properties fo:font-style="normal" officeooo:rsid="006316f3" officeooo:paragraph-rsid="006316f3" style:font-style-asian="normal" style:font-style-complex="normal"/>
    </style:style>
    <style:style style:name="P92" style:family="paragraph" style:parent-style-name="Table_20_Contents">
      <style:text-properties fo:font-style="normal" officeooo:paragraph-rsid="006e58fb" style:font-style-asian="normal" style:font-style-complex="normal"/>
    </style:style>
    <style:style style:name="P93" style:family="paragraph" style:parent-style-name="Table_20_Contents">
      <style:text-properties fo:font-style="normal" officeooo:paragraph-rsid="00732661" style:font-style-asian="normal" style:font-style-complex="normal"/>
    </style:style>
    <style:style style:name="P94" style:family="paragraph" style:parent-style-name="Table_20_Contents">
      <style:text-properties fo:font-style="normal" officeooo:paragraph-rsid="00798d1a" style:font-style-asian="normal" style:font-style-complex="normal"/>
    </style:style>
    <style:style style:name="P95" style:family="paragraph" style:parent-style-name="Table_20_Contents">
      <style:text-properties fo:font-style="normal" officeooo:paragraph-rsid="0089f003" style:font-style-asian="normal" style:font-style-complex="normal"/>
    </style:style>
    <style:style style:name="P96" style:family="paragraph" style:parent-style-name="Table_20_Contents">
      <style:text-properties officeooo:rsid="006049e6" officeooo:paragraph-rsid="006049e6"/>
    </style:style>
    <style:style style:name="P97" style:family="paragraph" style:parent-style-name="Table_20_Contents">
      <style:text-properties officeooo:rsid="006049e6" officeooo:paragraph-rsid="00606d2b"/>
    </style:style>
    <style:style style:name="P98" style:family="paragraph" style:parent-style-name="Table_20_Contents">
      <style:text-properties officeooo:paragraph-rsid="00606d2b"/>
    </style:style>
    <style:style style:name="P99" style:family="paragraph" style:parent-style-name="Table_20_Contents">
      <style:text-properties officeooo:rsid="006316f3" officeooo:paragraph-rsid="006316f3"/>
    </style:style>
    <style:style style:name="P100" style:family="paragraph" style:parent-style-name="Table_20_Contents">
      <style:text-properties officeooo:rsid="00651a42" officeooo:paragraph-rsid="00651a42"/>
    </style:style>
    <style:style style:name="P101" style:family="paragraph" style:parent-style-name="Table_20_Contents">
      <style:text-properties officeooo:rsid="00654480" officeooo:paragraph-rsid="00654480"/>
    </style:style>
    <style:style style:name="P102" style:family="paragraph" style:parent-style-name="Table_20_Contents">
      <style:text-properties officeooo:rsid="0068a0dd" officeooo:paragraph-rsid="0068a0dd"/>
    </style:style>
    <style:style style:name="P103" style:family="paragraph" style:parent-style-name="Table_20_Contents">
      <style:text-properties officeooo:rsid="006a3754" officeooo:paragraph-rsid="006a3754"/>
    </style:style>
    <style:style style:name="P104" style:family="paragraph" style:parent-style-name="Table_20_Contents">
      <style:text-properties officeooo:rsid="006cc0a7" officeooo:paragraph-rsid="006cc0a7"/>
    </style:style>
    <style:style style:name="P105" style:family="paragraph" style:parent-style-name="Table_20_Contents">
      <style:text-properties officeooo:rsid="006ffc6d" officeooo:paragraph-rsid="006ffc6d"/>
    </style:style>
    <style:style style:name="P106" style:family="paragraph" style:parent-style-name="Table_20_Contents">
      <style:text-properties officeooo:rsid="007282ec" officeooo:paragraph-rsid="007282ec"/>
    </style:style>
    <style:style style:name="P107" style:family="paragraph" style:parent-style-name="Table_20_Contents">
      <style:text-properties officeooo:rsid="00732db0" officeooo:paragraph-rsid="00732db0"/>
    </style:style>
    <style:style style:name="P108" style:family="paragraph" style:parent-style-name="Table_20_Contents">
      <style:text-properties officeooo:rsid="0075421d" officeooo:paragraph-rsid="0075421d"/>
    </style:style>
    <style:style style:name="P109" style:family="paragraph" style:parent-style-name="Table_20_Contents">
      <style:text-properties officeooo:rsid="00798d1a" officeooo:paragraph-rsid="00798d1a"/>
    </style:style>
    <style:style style:name="P110" style:family="paragraph" style:parent-style-name="Table_20_Contents">
      <style:text-properties officeooo:rsid="007f9d8c" officeooo:paragraph-rsid="007f9d8c"/>
    </style:style>
    <style:style style:name="P111" style:family="paragraph" style:parent-style-name="Table_20_Contents">
      <style:text-properties officeooo:rsid="00811b7e" officeooo:paragraph-rsid="00811b7e"/>
    </style:style>
    <style:style style:name="P112" style:family="paragraph" style:parent-style-name="Table_20_Contents">
      <style:text-properties officeooo:rsid="00822935" officeooo:paragraph-rsid="00822935"/>
    </style:style>
    <style:style style:name="P113" style:family="paragraph" style:parent-style-name="Table_20_Contents">
      <style:text-properties officeooo:rsid="00842689" officeooo:paragraph-rsid="00842689"/>
    </style:style>
    <style:style style:name="P114" style:family="paragraph" style:parent-style-name="Text_20_body">
      <style:text-properties officeooo:paragraph-rsid="00181654"/>
    </style:style>
    <style:style style:name="P115" style:family="paragraph" style:parent-style-name="Text_20_body">
      <style:text-properties officeooo:rsid="00181654" officeooo:paragraph-rsid="00181654"/>
    </style:style>
    <style:style style:name="P116" style:family="paragraph" style:parent-style-name="Text_20_body">
      <style:text-properties officeooo:rsid="0019e560" officeooo:paragraph-rsid="0019e560"/>
    </style:style>
    <style:style style:name="P117" style:family="paragraph" style:parent-style-name="Text_20_body">
      <style:text-properties officeooo:paragraph-rsid="001d1c54"/>
    </style:style>
    <style:style style:name="P118" style:family="paragraph" style:parent-style-name="Text_20_body">
      <style:text-properties officeooo:rsid="0020e28b" officeooo:paragraph-rsid="0020e28b"/>
    </style:style>
    <style:style style:name="P119" style:family="paragraph" style:parent-style-name="Text_20_body">
      <style:text-properties officeooo:paragraph-rsid="0028a3ba"/>
    </style:style>
    <style:style style:name="P120" style:family="paragraph" style:parent-style-name="Text_20_body">
      <style:text-properties officeooo:rsid="0028a3ba" officeooo:paragraph-rsid="0028a3ba" fo:background-color="#ffff00"/>
    </style:style>
    <style:style style:name="P121" style:family="paragraph" style:parent-style-name="Text_20_body">
      <style:text-properties officeooo:rsid="00813305" officeooo:paragraph-rsid="00813305" fo:background-color="#ffff00"/>
    </style:style>
    <style:style style:name="P122" style:family="paragraph" style:parent-style-name="Text_20_body">
      <style:text-properties officeooo:paragraph-rsid="002b6193"/>
    </style:style>
    <style:style style:name="P123" style:family="paragraph" style:parent-style-name="Text_20_body">
      <style:text-properties officeooo:rsid="0026b253" officeooo:paragraph-rsid="0026b253"/>
    </style:style>
    <style:style style:name="P124" style:family="paragraph" style:parent-style-name="Text_20_body">
      <style:text-properties fo:font-style="italic" officeooo:rsid="001538c5" officeooo:paragraph-rsid="003f3789" style:font-style-asian="italic" style:font-style-complex="italic"/>
    </style:style>
    <style:style style:name="P125" style:family="paragraph" style:parent-style-name="Text_20_body">
      <style:text-properties fo:font-style="italic" officeooo:rsid="001538c5" officeooo:paragraph-rsid="004374bc" style:font-style-asian="italic" style:font-style-complex="italic"/>
    </style:style>
    <style:style style:name="P126" style:family="paragraph" style:parent-style-name="Text_20_body">
      <style:text-properties officeooo:paragraph-rsid="003f3789"/>
    </style:style>
    <style:style style:name="P127" style:family="paragraph" style:parent-style-name="Text_20_body">
      <style:text-properties officeooo:paragraph-rsid="004374bc"/>
    </style:style>
    <style:style style:name="P128" style:family="paragraph" style:parent-style-name="Text_20_body">
      <style:text-properties officeooo:rsid="00676692" officeooo:paragraph-rsid="00676692"/>
    </style:style>
    <style:style style:name="P129" style:family="paragraph" style:parent-style-name="Text_20_body">
      <style:text-properties officeooo:rsid="001d1c54" officeooo:paragraph-rsid="001d1c54"/>
    </style:style>
    <style:style style:name="P130" style:family="paragraph" style:parent-style-name="Text_20_body">
      <style:text-properties officeooo:rsid="007e950c" officeooo:paragraph-rsid="007e950c"/>
    </style:style>
    <style:style style:name="P131" style:family="paragraph" style:parent-style-name="Standard">
      <style:text-properties officeooo:paragraph-rsid="00651a42"/>
    </style:style>
    <style:style style:name="P132" style:family="paragraph" style:parent-style-name="Standard">
      <style:text-properties officeooo:rsid="0068a0dd" officeooo:paragraph-rsid="0068a0dd"/>
    </style:style>
    <style:style style:name="P133" style:family="paragraph" style:parent-style-name="Standard">
      <style:text-properties officeooo:rsid="006a3754" officeooo:paragraph-rsid="006a3754"/>
    </style:style>
    <style:style style:name="P134" style:family="paragraph" style:parent-style-name="Standard">
      <style:text-properties officeooo:rsid="006cc0a7" officeooo:paragraph-rsid="006cc0a7"/>
    </style:style>
    <style:style style:name="P135" style:family="paragraph" style:parent-style-name="Standard">
      <style:text-properties officeooo:rsid="006cc0a7" officeooo:paragraph-rsid="006f7dc5"/>
    </style:style>
    <style:style style:name="P136" style:family="paragraph" style:parent-style-name="Standard">
      <style:text-properties officeooo:rsid="007430ac" officeooo:paragraph-rsid="007430ac"/>
    </style:style>
    <style:style style:name="P137" style:family="paragraph" style:parent-style-name="Standard">
      <style:text-properties officeooo:rsid="0020e28b" officeooo:paragraph-rsid="00771b1a"/>
    </style:style>
    <style:style style:name="P138" style:family="paragraph" style:parent-style-name="Standard">
      <style:text-properties officeooo:rsid="00771b1a" officeooo:paragraph-rsid="00771b1a"/>
    </style:style>
    <style:style style:name="P139" style:family="paragraph" style:parent-style-name="Standard">
      <style:text-properties officeooo:rsid="00798d1a" officeooo:paragraph-rsid="00798d1a"/>
    </style:style>
    <style:style style:name="P140" style:family="paragraph" style:parent-style-name="Standard">
      <style:text-properties officeooo:rsid="00798d1a" officeooo:paragraph-rsid="00811b7e"/>
    </style:style>
    <style:style style:name="P141" style:family="paragraph" style:parent-style-name="Standard">
      <style:text-properties officeooo:paragraph-rsid="00798d1a"/>
    </style:style>
    <style:style style:name="P142" style:family="paragraph" style:parent-style-name="Standard">
      <style:text-properties officeooo:rsid="00822935" officeooo:paragraph-rsid="00822935"/>
    </style:style>
    <style:style style:name="P143" style:family="paragraph" style:parent-style-name="Standard">
      <style:text-properties officeooo:rsid="00842689" officeooo:paragraph-rsid="00842689"/>
    </style:style>
    <style:style style:name="P144" style:family="paragraph" style:parent-style-name="Standard">
      <style:text-properties officeooo:rsid="00845614" officeooo:paragraph-rsid="00845614"/>
    </style:style>
    <style:style style:name="P145" style:family="paragraph" style:parent-style-name="Standard">
      <style:text-properties officeooo:paragraph-rsid="00822935"/>
    </style:style>
    <style:style style:name="P146" style:family="paragraph" style:parent-style-name="Standard">
      <style:text-properties officeooo:paragraph-rsid="00842689"/>
    </style:style>
    <style:style style:name="P147" style:family="paragraph" style:parent-style-name="Standard">
      <style:text-properties officeooo:rsid="00811b7e" officeooo:paragraph-rsid="00811b7e"/>
    </style:style>
    <style:style style:name="P14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4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5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51" style:family="paragraph" style:parent-style-name="Heading_20_1">
      <style:text-properties officeooo:paragraph-rsid="001538c5"/>
    </style:style>
    <style:style style:name="P152" style:family="paragraph" style:parent-style-name="Heading_20_1">
      <style:text-properties officeooo:paragraph-rsid="001d1c54"/>
    </style:style>
    <style:style style:name="P153" style:family="paragraph" style:parent-style-name="Heading_20_2">
      <style:text-properties officeooo:paragraph-rsid="001538c5"/>
    </style:style>
    <style:style style:name="P154" style:family="paragraph" style:parent-style-name="Heading_20_2">
      <style:text-properties officeooo:paragraph-rsid="00181654"/>
    </style:style>
    <style:style style:name="P155" style:family="paragraph" style:parent-style-name="Heading_20_2" style:list-style-name="">
      <style:text-properties officeooo:paragraph-rsid="001d1c54"/>
    </style:style>
    <style:style style:name="P156" style:family="paragraph" style:parent-style-name="Heading_20_2" style:list-style-name="">
      <style:text-properties officeooo:paragraph-rsid="003166f7"/>
    </style:style>
    <style:style style:name="P157" style:family="paragraph" style:parent-style-name="Heading_20_2" style:list-style-name="">
      <style:text-properties officeooo:paragraph-rsid="003f3789"/>
    </style:style>
    <style:style style:name="P158" style:family="paragraph" style:parent-style-name="Heading_20_2" style:list-style-name="">
      <style:text-properties officeooo:paragraph-rsid="004374bc"/>
    </style:style>
    <style:style style:name="P159" style:family="paragraph" style:parent-style-name="Heading_20_2">
      <style:paragraph-properties fo:break-before="page"/>
      <style:text-properties officeooo:paragraph-rsid="001d1c54"/>
    </style:style>
    <style:style style:name="P160" style:family="paragraph" style:parent-style-name="Heading_20_2">
      <style:paragraph-properties fo:break-before="page"/>
      <style:text-properties officeooo:paragraph-rsid="003166f7"/>
    </style:style>
    <style:style style:name="P161" style:family="paragraph" style:parent-style-name="Heading_20_2">
      <style:paragraph-properties fo:break-before="page"/>
      <style:text-properties officeooo:paragraph-rsid="003f3789"/>
    </style:style>
    <style:style style:name="P162" style:family="paragraph" style:parent-style-name="Heading_20_2">
      <style:paragraph-properties fo:break-before="page"/>
      <style:text-properties officeooo:paragraph-rsid="004374bc"/>
    </style:style>
    <style:style style:name="P163" style:family="paragraph" style:parent-style-name="Table_20_Contents" style:list-style-name="L8">
      <style:text-properties officeooo:paragraph-rsid="002d321d"/>
    </style:style>
    <style:style style:name="P164" style:family="paragraph" style:parent-style-name="Table_20_Contents" style:list-style-name="L8">
      <style:text-properties officeooo:paragraph-rsid="002e5c41"/>
    </style:style>
    <style:style style:name="P165" style:family="paragraph" style:parent-style-name="Table_20_Contents" style:list-style-name="L8">
      <style:text-properties officeooo:paragraph-rsid="002c74e6"/>
    </style:style>
    <style:style style:name="P166" style:family="paragraph" style:parent-style-name="Table_20_Contents" style:list-style-name="L8">
      <style:text-properties officeooo:paragraph-rsid="004c7102"/>
    </style:style>
    <style:style style:name="P167" style:family="paragraph" style:parent-style-name="Table_20_Contents" style:list-style-name="L8">
      <style:text-properties officeooo:paragraph-rsid="0052a34a"/>
    </style:style>
    <style:style style:name="P168" style:family="paragraph" style:parent-style-name="Table_20_Contents" style:list-style-name="L8">
      <style:text-properties officeooo:rsid="001d1c54" officeooo:paragraph-rsid="001d1c54"/>
    </style:style>
    <style:style style:name="P169" style:family="paragraph" style:parent-style-name="Table_20_Contents" style:list-style-name="L8">
      <style:text-properties officeooo:rsid="001d1c54" officeooo:paragraph-rsid="0025fb06"/>
    </style:style>
    <style:style style:name="P170" style:family="paragraph" style:parent-style-name="Table_20_Contents" style:list-style-name="L8">
      <style:text-properties officeooo:rsid="001d1c54" officeooo:paragraph-rsid="002241d3"/>
    </style:style>
    <style:style style:name="P171" style:family="paragraph" style:parent-style-name="Table_20_Contents" style:list-style-name="L9">
      <style:text-properties officeooo:rsid="001d1c54" officeooo:paragraph-rsid="001d1c54"/>
    </style:style>
    <style:style style:name="P172" style:family="paragraph" style:parent-style-name="Table_20_Contents" style:list-style-name="L11">
      <style:text-properties officeooo:rsid="001d1c54" officeooo:paragraph-rsid="0028a3ba"/>
    </style:style>
    <style:style style:name="P173" style:family="paragraph" style:parent-style-name="Table_20_Contents" style:list-style-name="L12">
      <style:text-properties officeooo:rsid="001d1c54" officeooo:paragraph-rsid="0028a3ba"/>
    </style:style>
    <style:style style:name="P174" style:family="paragraph" style:parent-style-name="Table_20_Contents" style:list-style-name="L13">
      <style:text-properties officeooo:rsid="001d1c54" officeooo:paragraph-rsid="002baf0c"/>
    </style:style>
    <style:style style:name="P175" style:family="paragraph" style:parent-style-name="Table_20_Contents">
      <style:text-properties officeooo:rsid="001d1c54" officeooo:paragraph-rsid="004c7102"/>
    </style:style>
    <style:style style:name="P176" style:family="paragraph" style:parent-style-name="Table_20_Contents" style:list-style-name="L15">
      <style:text-properties officeooo:rsid="001d1c54" officeooo:paragraph-rsid="004f76c9"/>
    </style:style>
    <style:style style:name="P177" style:family="paragraph" style:parent-style-name="Table_20_Contents">
      <style:text-properties officeooo:rsid="001d1c54" officeooo:paragraph-rsid="002e5c41"/>
    </style:style>
    <style:style style:name="P178" style:family="paragraph" style:parent-style-name="Table_20_Contents">
      <style:text-properties officeooo:rsid="001d1c54" officeooo:paragraph-rsid="0078708d"/>
    </style:style>
    <style:style style:name="P179" style:family="paragraph" style:parent-style-name="Table_20_Contents">
      <style:text-properties officeooo:rsid="001d1c54" officeooo:paragraph-rsid="00798e79"/>
    </style:style>
    <style:style style:name="P180" style:family="paragraph" style:parent-style-name="Table_20_Contents">
      <style:text-properties officeooo:rsid="001d1c54" officeooo:paragraph-rsid="00811b7e"/>
    </style:style>
    <style:style style:name="P181" style:family="paragraph" style:parent-style-name="Table_20_Contents">
      <style:text-properties officeooo:rsid="001d1c54" officeooo:paragraph-rsid="00822935"/>
    </style:style>
    <style:style style:name="P182" style:family="paragraph" style:parent-style-name="Table_20_Contents">
      <style:text-properties officeooo:rsid="001d1c54" officeooo:paragraph-rsid="00845614"/>
    </style:style>
    <style:style style:name="P183" style:family="paragraph" style:parent-style-name="Table_20_Contents">
      <style:text-properties officeooo:rsid="001d1c54" officeooo:paragraph-rsid="001d1c54"/>
    </style:style>
    <style:style style:name="P184" style:family="paragraph" style:parent-style-name="Table_20_Contents" style:list-style-name="L9">
      <style:text-properties officeooo:paragraph-rsid="001d1c54"/>
    </style:style>
    <style:style style:name="P185" style:family="paragraph" style:parent-style-name="Table_20_Contents" style:list-style-name="L10">
      <style:text-properties officeooo:paragraph-rsid="0025fb06"/>
    </style:style>
    <style:style style:name="P186" style:family="paragraph" style:parent-style-name="Table_20_Contents" style:list-style-name="L8">
      <style:text-properties officeooo:rsid="0026b253" officeooo:paragraph-rsid="0026b253"/>
    </style:style>
    <style:style style:name="P187" style:family="paragraph" style:parent-style-name="Table_20_Contents" style:list-style-name="L8">
      <style:text-properties officeooo:rsid="002a34ae" officeooo:paragraph-rsid="002a34ae"/>
    </style:style>
    <style:style style:name="P188" style:family="paragraph" style:parent-style-name="Table_20_Contents" style:list-style-name="L8">
      <style:text-properties officeooo:rsid="002a34ae" officeooo:paragraph-rsid="002b6193"/>
    </style:style>
    <style:style style:name="P189" style:family="paragraph" style:parent-style-name="Table_20_Contents" style:list-style-name="L8">
      <style:text-properties officeooo:rsid="002a34ae" officeooo:paragraph-rsid="002c74e6"/>
    </style:style>
    <style:style style:name="P190" style:family="paragraph" style:parent-style-name="Table_20_Contents" style:list-style-name="L8">
      <style:text-properties officeooo:rsid="002a34ae" officeooo:paragraph-rsid="002d321d"/>
    </style:style>
    <style:style style:name="P191" style:family="paragraph" style:parent-style-name="Table_20_Contents" style:list-style-name="L8">
      <style:text-properties officeooo:rsid="002a34ae" officeooo:paragraph-rsid="004f76c9"/>
    </style:style>
    <style:style style:name="P192" style:family="paragraph" style:parent-style-name="Table_20_Contents" style:list-style-name="L8">
      <style:text-properties officeooo:rsid="002a34ae" officeooo:paragraph-rsid="0052a34a"/>
    </style:style>
    <style:style style:name="P193" style:family="paragraph" style:parent-style-name="Table_20_Contents" style:list-style-name="L8">
      <style:text-properties officeooo:rsid="002a34ae" officeooo:paragraph-rsid="00547628"/>
    </style:style>
    <style:style style:name="P194" style:family="paragraph" style:parent-style-name="Table_20_Contents" style:list-style-name="L13">
      <style:text-properties officeooo:rsid="002a34ae" officeooo:paragraph-rsid="002d321d"/>
    </style:style>
    <style:style style:name="P195" style:family="paragraph" style:parent-style-name="Table_20_Contents" style:list-style-name="L16">
      <style:text-properties officeooo:rsid="002a34ae" officeooo:paragraph-rsid="0052a34a"/>
    </style:style>
    <style:style style:name="P196" style:family="paragraph" style:parent-style-name="Table_20_Contents" style:list-style-name="L13">
      <style:text-properties officeooo:paragraph-rsid="002baf0c"/>
    </style:style>
    <style:style style:name="P197" style:family="paragraph" style:parent-style-name="Table_20_Contents" style:list-style-name="L13">
      <style:text-properties officeooo:paragraph-rsid="002d321d"/>
    </style:style>
    <style:style style:name="P198" style:family="paragraph" style:parent-style-name="Table_20_Contents" style:list-style-name="L13">
      <style:text-properties officeooo:paragraph-rsid="00653e42"/>
    </style:style>
    <style:style style:name="P199" style:family="paragraph" style:parent-style-name="Table_20_Contents" style:list-style-name="L13">
      <style:text-properties officeooo:paragraph-rsid="0068a0dd"/>
    </style:style>
    <style:style style:name="P200" style:family="paragraph" style:parent-style-name="Table_20_Contents" style:list-style-name="L14">
      <style:text-properties officeooo:paragraph-rsid="002e5c41"/>
    </style:style>
    <style:style style:name="P201" style:family="paragraph" style:parent-style-name="Table_20_Contents" style:list-style-name="L14">
      <style:text-properties officeooo:rsid="00320341" officeooo:paragraph-rsid="00320341"/>
    </style:style>
    <style:style style:name="P202" style:family="paragraph" style:parent-style-name="Table_20_Contents">
      <style:text-properties fo:font-style="normal" officeooo:rsid="004a227b" officeooo:paragraph-rsid="004374bc" style:font-style-asian="normal" style:font-style-complex="normal"/>
    </style:style>
    <style:style style:name="P203" style:family="paragraph" style:parent-style-name="Table_20_Contents" style:list-style-name="L17">
      <style:text-properties officeooo:rsid="00651a42" officeooo:paragraph-rsid="00651a42"/>
    </style:style>
    <style:style style:name="P204" style:family="paragraph" style:parent-style-name="Table_20_Contents">
      <style:text-properties officeooo:rsid="00651a42" officeooo:paragraph-rsid="00910748"/>
    </style:style>
    <style:style style:name="P205" style:family="paragraph" style:parent-style-name="Table_20_Contents" style:list-style-name="L18">
      <style:text-properties officeooo:paragraph-rsid="004c7102"/>
    </style:style>
    <style:style style:name="P206" style:family="paragraph" style:parent-style-name="Table_20_Contents" style:list-style-name="L18">
      <style:text-properties officeooo:paragraph-rsid="006b928c"/>
    </style:style>
    <style:style style:name="P207" style:family="paragraph" style:parent-style-name="Table_20_Contents" style:list-style-name="L18">
      <style:text-properties officeooo:paragraph-rsid="0075421d"/>
    </style:style>
    <style:style style:name="P208" style:family="paragraph" style:parent-style-name="Table_20_Contents" style:list-style-name="L18">
      <style:text-properties officeooo:paragraph-rsid="0078708d"/>
    </style:style>
    <style:style style:name="P209" style:family="paragraph" style:parent-style-name="Table_20_Contents" style:list-style-name="L18">
      <style:text-properties officeooo:paragraph-rsid="00798e79"/>
    </style:style>
    <style:style style:name="P210" style:family="paragraph" style:parent-style-name="Table_20_Contents" style:list-style-name="L18">
      <style:text-properties officeooo:paragraph-rsid="00811b7e"/>
    </style:style>
    <style:style style:name="P211" style:family="paragraph" style:parent-style-name="Table_20_Contents" style:list-style-name="L18">
      <style:text-properties officeooo:paragraph-rsid="00822935"/>
    </style:style>
    <style:style style:name="P212" style:family="paragraph" style:parent-style-name="Table_20_Contents" style:list-style-name="L18">
      <style:text-properties officeooo:paragraph-rsid="00845614"/>
    </style:style>
    <style:style style:name="P213" style:family="paragraph" style:parent-style-name="Table_20_Contents" style:list-style-name="L18">
      <style:text-properties officeooo:rsid="004c7102" officeooo:paragraph-rsid="004c7102"/>
    </style:style>
    <style:style style:name="P214" style:family="paragraph" style:parent-style-name="Table_20_Contents" style:list-style-name="L18">
      <style:text-properties officeooo:rsid="004c7102" officeooo:paragraph-rsid="006b928c"/>
    </style:style>
    <style:style style:name="P215" style:family="paragraph" style:parent-style-name="Table_20_Contents" style:list-style-name="L18">
      <style:text-properties officeooo:rsid="004c7102" officeooo:paragraph-rsid="0075421d"/>
    </style:style>
    <style:style style:name="P216" style:family="paragraph" style:parent-style-name="Table_20_Contents" style:list-style-name="L18">
      <style:text-properties officeooo:rsid="004c7102" officeooo:paragraph-rsid="0078708d"/>
    </style:style>
    <style:style style:name="P217" style:family="paragraph" style:parent-style-name="Table_20_Contents" style:list-style-name="L18">
      <style:text-properties officeooo:rsid="004c7102" officeooo:paragraph-rsid="00798e79"/>
    </style:style>
    <style:style style:name="P218" style:family="paragraph" style:parent-style-name="Table_20_Contents" style:list-style-name="L18">
      <style:text-properties officeooo:rsid="004c7102" officeooo:paragraph-rsid="00811b7e"/>
    </style:style>
    <style:style style:name="P219" style:family="paragraph" style:parent-style-name="Table_20_Contents" style:list-style-name="L18">
      <style:text-properties officeooo:rsid="004c7102" officeooo:paragraph-rsid="00822935"/>
    </style:style>
    <style:style style:name="P220" style:family="paragraph" style:parent-style-name="Table_20_Contents" style:list-style-name="L18">
      <style:text-properties officeooo:rsid="004c7102" officeooo:paragraph-rsid="00845614"/>
    </style:style>
    <style:style style:name="P221" style:family="paragraph" style:parent-style-name="Table_20_Contents" style:list-style-name="L13">
      <style:text-properties officeooo:rsid="004c7102" officeooo:paragraph-rsid="00653e42"/>
    </style:style>
    <style:style style:name="P222" style:family="paragraph" style:parent-style-name="Table_20_Contents" style:list-style-name="L13">
      <style:text-properties officeooo:rsid="0068a0dd" officeooo:paragraph-rsid="0068a0dd"/>
    </style:style>
    <style:style style:name="P223" style:family="paragraph" style:parent-style-name="Table_20_Contents" style:list-style-name="L19">
      <style:text-properties officeooo:rsid="004494e7" officeooo:paragraph-rsid="006b928c" fo:background-color="transparent"/>
    </style:style>
    <style:style style:name="P224" style:family="paragraph" style:parent-style-name="Table_20_Contents" style:list-style-name="L19">
      <style:text-properties officeooo:rsid="004494e7" officeooo:paragraph-rsid="0071d83b" fo:background-color="transparent"/>
    </style:style>
    <style:style style:name="P225" style:family="paragraph" style:parent-style-name="Table_20_Contents" style:list-style-name="L20">
      <style:text-properties officeooo:rsid="004494e7" officeooo:paragraph-rsid="0075421d" fo:background-color="transparent"/>
    </style:style>
    <style:style style:name="P226" style:family="paragraph" style:parent-style-name="Table_20_Contents">
      <style:text-properties officeooo:rsid="007430ac" officeooo:paragraph-rsid="004374bc"/>
    </style:style>
    <style:style style:name="P227" style:family="paragraph" style:parent-style-name="Table_20_Contents" style:list-style-name="L21">
      <style:text-properties officeooo:paragraph-rsid="0078708d"/>
    </style:style>
    <style:style style:name="P228" style:family="paragraph" style:parent-style-name="Table_20_Contents" style:list-style-name="L22">
      <style:text-properties officeooo:rsid="00798d1a" officeooo:paragraph-rsid="00798e79"/>
    </style:style>
    <style:style style:name="P229" style:family="paragraph" style:parent-style-name="Table_20_Contents" style:list-style-name="L23">
      <style:text-properties officeooo:rsid="00798d1a" officeooo:paragraph-rsid="00811b7e"/>
    </style:style>
    <style:style style:name="P230" style:family="paragraph" style:parent-style-name="Table_20_Contents" style:list-style-name="L24">
      <style:text-properties officeooo:rsid="00798d1a" officeooo:paragraph-rsid="00822935"/>
    </style:style>
    <style:style style:name="P231" style:family="paragraph" style:parent-style-name="Table_20_Contents" style:list-style-name="L25">
      <style:text-properties officeooo:rsid="00798d1a" officeooo:paragraph-rsid="00845614"/>
    </style:style>
    <style:style style:name="P232" style:family="paragraph" style:parent-style-name="Table_20_Contents" style:list-style-name="L24">
      <style:text-properties officeooo:paragraph-rsid="00822935"/>
    </style:style>
    <style:style style:name="P233" style:family="paragraph" style:parent-style-name="Table_20_Contents" style:list-style-name="L25">
      <style:text-properties officeooo:paragraph-rsid="00845614"/>
    </style:style>
    <style:style style:name="P234" style:family="paragraph" style:parent-style-name="Table_20_Contents">
      <style:text-properties officeooo:rsid="0020e28b" officeooo:paragraph-rsid="008ff1d6"/>
    </style:style>
    <style:style style:name="P235" style:family="paragraph" style:parent-style-name="Table_20_Contents">
      <style:text-properties officeooo:rsid="0020e28b" officeooo:paragraph-rsid="004374bc"/>
    </style:style>
    <style:style style:name="P236" style:family="paragraph" style:parent-style-name="Table_20_Contents">
      <style:text-properties officeooo:rsid="0020e28b" officeooo:paragraph-rsid="00910748"/>
    </style:style>
    <style:style style:name="P237" style:family="paragraph" style:parent-style-name="Table_20_Contents">
      <style:text-properties officeooo:paragraph-rsid="008ff1d6"/>
    </style:style>
    <style:style style:name="P238" style:family="paragraph" style:parent-style-name="Table_20_Contents">
      <style:text-properties officeooo:rsid="002baf0c" officeooo:paragraph-rsid="0090f859"/>
    </style:style>
    <style:style style:name="P239" style:family="paragraph" style:parent-style-name="Table_20_Contents">
      <style:text-properties officeooo:rsid="002d8751" officeooo:paragraph-rsid="0090f859"/>
    </style:style>
    <style:style style:name="P240" style:family="paragraph" style:parent-style-name="Table_20_Contents">
      <style:text-properties officeooo:rsid="0039e93b" officeooo:paragraph-rsid="0039e93b"/>
    </style:style>
    <style:style style:name="P241" style:family="paragraph" style:parent-style-name="Table_20_Contents">
      <style:text-properties officeooo:rsid="0090f859" officeooo:paragraph-rsid="0090f859"/>
    </style:style>
    <style:style style:name="P242" style:family="paragraph" style:parent-style-name="Table_20_Contents">
      <style:text-properties officeooo:rsid="00547628" officeooo:paragraph-rsid="00910748"/>
    </style:style>
    <style:style style:name="P243" style:family="paragraph" style:parent-style-name="Table_20_Contents">
      <style:text-properties officeooo:paragraph-rsid="00910748"/>
    </style:style>
    <style:style style:name="P244" style:family="paragraph" style:parent-style-name="Table_20_Contents">
      <style:text-properties officeooo:paragraph-rsid="001d1c54"/>
    </style:style>
    <style:style style:name="P245" style:family="paragraph" style:parent-style-name="Table_20_Contents">
      <style:text-properties officeooo:rsid="0025fb06" officeooo:paragraph-rsid="0025fb06"/>
    </style:style>
    <style:style style:name="P246" style:family="paragraph" style:parent-style-name="Text_20_body" style:list-style-name="L1"/>
    <style:style style:name="P247" style:family="paragraph" style:parent-style-name="Text_20_body" style:list-style-name="L2"/>
    <style:style style:name="P248" style:family="paragraph" style:parent-style-name="Text_20_body">
      <style:text-properties officeooo:rsid="00676692" officeooo:paragraph-rsid="00676692"/>
    </style:style>
    <style:style style:name="P249" style:family="paragraph" style:parent-style-name="Text_20_body" style:list-style-name="L3"/>
    <style:style style:name="P250" style:family="paragraph" style:parent-style-name="Text_20_body" style:list-style-name="L4">
      <style:text-properties officeooo:paragraph-rsid="0019e560"/>
    </style:style>
    <style:style style:name="P251" style:family="paragraph" style:parent-style-name="Text_20_body" style:list-style-name="L4">
      <style:text-properties officeooo:rsid="0019e560" officeooo:paragraph-rsid="0019e560"/>
    </style:style>
    <style:style style:name="P252" style:family="paragraph" style:parent-style-name="Text_20_body" style:list-style-name="L5">
      <style:text-properties officeooo:paragraph-rsid="00173731"/>
    </style:style>
    <style:style style:name="P253" style:family="paragraph" style:parent-style-name="Text_20_body" style:list-style-name="L6">
      <style:text-properties officeooo:paragraph-rsid="00173731"/>
    </style:style>
    <style:style style:name="P254" style:family="paragraph" style:parent-style-name="Text_20_body" style:list-style-name="L7">
      <style:text-properties officeooo:paragraph-rsid="0018146e"/>
    </style:style>
    <style:style style:name="P255" style:family="paragraph" style:parent-style-name="Text_20_body">
      <style:text-properties officeooo:paragraph-rsid="008fb4e1"/>
    </style:style>
    <style:style style:name="P256" style:family="paragraph" style:parent-style-name="Text_20_body">
      <style:text-properties officeooo:rsid="00181654" officeooo:paragraph-rsid="00181654"/>
    </style:style>
    <style:style style:name="P257" style:family="paragraph" style:parent-style-name="Text_20_body">
      <style:text-properties officeooo:rsid="009459ca" officeooo:paragraph-rsid="009459ca"/>
    </style:style>
    <style:style style:name="P258" style:family="paragraph">
      <style:paragraph-properties fo:text-align="center"/>
      <style:text-properties fo:font-size="12pt"/>
    </style:style>
    <style:style style:name="P259" style:family="paragraph">
      <style:paragraph-properties fo:text-align="center"/>
    </style:style>
    <style:style style:name="P260" style:family="paragraph">
      <style:paragraph-properties fo:text-align="center" style:writing-mode="lr-tb"/>
      <style:text-properties fo:font-size="12pt"/>
    </style:style>
    <style:style style:name="P261" style:family="paragraph">
      <loext:graphic-properties draw:fill="solid" draw:fill-color="#ff6666"/>
      <style:paragraph-properties fo:text-align="center" style:writing-mode="lr-tb"/>
      <style:text-properties fo:font-size="12pt"/>
    </style:style>
    <style:style style:name="P262" style:family="paragraph">
      <style:paragraph-properties fo:text-align="center" style:writing-mode="lr-tb"/>
    </style:style>
    <style:style style:name="P263" style:family="paragraph">
      <loext:graphic-properties draw:fill="solid" draw:fill-color="#eeeeee" draw:opacity="0%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4" style:family="paragraph">
      <loext:graphic-properties draw:fill="none" draw:fill-color="#729fcf" draw:opacity="0%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4c4a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38c5" style:font-style-asian="italic" style:font-style-complex="italic"/>
    </style:style>
    <style:style style:name="T4" style:family="text">
      <style:text-properties fo:font-style="italic" officeooo:rsid="00181654" style:font-style-asian="italic" style:font-style-complex="italic"/>
    </style:style>
    <style:style style:name="T5" style:family="text">
      <style:text-properties fo:font-style="italic" officeooo:rsid="008fb4e1" style:font-style-asian="italic" style:font-style-complex="italic"/>
    </style:style>
    <style:style style:name="T6" style:family="text">
      <style:text-properties fo:font-style="italic" officeooo:rsid="009546d2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1538c5" style:font-style-asian="italic" style:font-style-complex="italic"/>
    </style:style>
    <style:style style:name="T9" style:family="text">
      <style:text-properties style:font-name="Liberation Sans" fo:font-size="14pt" fo:font-weight="bold" officeooo:rsid="001d1c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0" style:family="text">
      <style:text-properties style:font-name="Liberation Sans" fo:font-size="12pt" fo:font-weight="bold" officeooo:rsid="0028a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" style:family="text">
      <style:text-properties style:font-name="Liberation Sans" fo:font-size="12pt" fo:font-weight="bold" officeooo:rsid="002b619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2" style:family="text">
      <style:text-properties style:font-name="Liberation Sans" fo:font-size="12pt" fo:font-weight="bold" officeooo:rsid="003166f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" style:family="text">
      <style:text-properties style:font-name="Liberation Sans" fo:font-size="12pt" fo:font-weight="bold" officeooo:rsid="003f378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" style:family="text">
      <style:text-properties style:font-name="Liberation Sans" fo:font-size="12pt" fo:font-weight="bold" officeooo:rsid="004374bc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" style:family="text">
      <style:text-properties officeooo:rsid="00173731"/>
    </style:style>
    <style:style style:name="T16" style:family="text">
      <style:text-properties officeooo:rsid="0018146e"/>
    </style:style>
    <style:style style:name="T17" style:family="text">
      <style:text-properties officeooo:rsid="00181654"/>
    </style:style>
    <style:style style:name="T18" style:family="text">
      <style:text-properties officeooo:rsid="0019e560"/>
    </style:style>
    <style:style style:name="T19" style:family="text">
      <style:text-properties officeooo:rsid="001b9b6f"/>
    </style:style>
    <style:style style:name="T20" style:family="text">
      <style:text-properties officeooo:rsid="001d1c54"/>
    </style:style>
    <style:style style:name="T21" style:family="text">
      <style:text-properties officeooo:rsid="001e66e4"/>
    </style:style>
    <style:style style:name="T22" style:family="text">
      <style:text-properties officeooo:rsid="002023e3"/>
    </style:style>
    <style:style style:name="T23" style:family="text">
      <style:text-properties officeooo:rsid="0020ac5b"/>
    </style:style>
    <style:style style:name="T24" style:family="text">
      <style:text-properties officeooo:rsid="0020e28b"/>
    </style:style>
    <style:style style:name="T25" style:family="text">
      <style:text-properties officeooo:rsid="002241d3"/>
    </style:style>
    <style:style style:name="T26" style:family="text">
      <style:text-properties officeooo:rsid="0024292e"/>
    </style:style>
    <style:style style:name="T27" style:family="text">
      <style:text-properties officeooo:rsid="0025fb06"/>
    </style:style>
    <style:style style:name="T28" style:family="text">
      <style:text-properties officeooo:rsid="0026b253"/>
    </style:style>
    <style:style style:name="T29" style:family="text">
      <style:text-properties officeooo:rsid="0028a3ba"/>
    </style:style>
    <style:style style:name="T30" style:family="text">
      <style:text-properties officeooo:rsid="002a34ae"/>
    </style:style>
    <style:style style:name="T31" style:family="text">
      <style:text-properties officeooo:rsid="002baf0c"/>
    </style:style>
    <style:style style:name="T32" style:family="text">
      <style:text-properties officeooo:rsid="002c74e6"/>
    </style:style>
    <style:style style:name="T33" style:family="text">
      <style:text-properties officeooo:rsid="002d321d"/>
    </style:style>
    <style:style style:name="T34" style:family="text">
      <style:text-properties officeooo:rsid="002e5c41"/>
    </style:style>
    <style:style style:name="T35" style:family="text">
      <style:text-properties officeooo:rsid="0030a7c3"/>
    </style:style>
    <style:style style:name="T36" style:family="text">
      <style:text-properties officeooo:rsid="003166f7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19e560" style:font-style-asian="normal" style:font-style-complex="normal"/>
    </style:style>
    <style:style style:name="T39" style:family="text">
      <style:text-properties fo:font-style="normal" officeooo:rsid="003166f7" style:font-style-asian="normal" style:font-style-complex="normal"/>
    </style:style>
    <style:style style:name="T40" style:family="text">
      <style:text-properties officeooo:rsid="00320341"/>
    </style:style>
    <style:style style:name="T41" style:family="text">
      <style:text-properties officeooo:rsid="00336cc2"/>
    </style:style>
    <style:style style:name="T42" style:family="text">
      <style:text-properties officeooo:rsid="0033d39a"/>
    </style:style>
    <style:style style:name="T43" style:family="text">
      <style:text-properties officeooo:rsid="0035babd"/>
    </style:style>
    <style:style style:name="T44" style:family="text">
      <style:text-properties officeooo:rsid="0039606a"/>
    </style:style>
    <style:style style:name="T45" style:family="text">
      <style:text-properties officeooo:rsid="003a432b"/>
    </style:style>
    <style:style style:name="T46" style:family="text">
      <style:text-properties officeooo:rsid="003b506e"/>
    </style:style>
    <style:style style:name="T47" style:family="text">
      <style:text-properties officeooo:rsid="003bbd13"/>
    </style:style>
    <style:style style:name="T48" style:family="text">
      <style:text-properties officeooo:rsid="003f3789"/>
    </style:style>
    <style:style style:name="T49" style:family="text">
      <style:text-properties officeooo:rsid="003fb766"/>
    </style:style>
    <style:style style:name="T50" style:family="text">
      <style:text-properties officeooo:rsid="00408e44"/>
    </style:style>
    <style:style style:name="T51" style:family="text">
      <style:text-properties officeooo:rsid="004374bc"/>
    </style:style>
    <style:style style:name="T52" style:family="text">
      <style:text-properties officeooo:rsid="004494e7"/>
    </style:style>
    <style:style style:name="T53" style:family="text">
      <style:text-properties officeooo:rsid="00451430"/>
    </style:style>
    <style:style style:name="T54" style:family="text">
      <style:text-properties officeooo:rsid="00495a85"/>
    </style:style>
    <style:style style:name="T55" style:family="text">
      <style:text-properties officeooo:rsid="004494e7" fo:background-color="#ffff00" loext:char-shading-value="0"/>
    </style:style>
    <style:style style:name="T56" style:family="text">
      <style:text-properties officeooo:rsid="00497a28" fo:background-color="#ffff00" loext:char-shading-value="0"/>
    </style:style>
    <style:style style:name="T57" style:family="text">
      <style:text-properties officeooo:rsid="004c7102"/>
    </style:style>
    <style:style style:name="T58" style:family="text">
      <style:text-properties officeooo:rsid="004d0b39"/>
    </style:style>
    <style:style style:name="T59" style:family="text">
      <style:text-properties officeooo:rsid="004f76c9"/>
    </style:style>
    <style:style style:name="T60" style:family="text">
      <style:text-properties officeooo:rsid="005167fb"/>
    </style:style>
    <style:style style:name="T61" style:family="text">
      <style:text-properties officeooo:rsid="0051871e"/>
    </style:style>
    <style:style style:name="T62" style:family="text">
      <style:text-properties officeooo:rsid="0052a34a"/>
    </style:style>
    <style:style style:name="T63" style:family="text">
      <style:text-properties officeooo:rsid="00547628"/>
    </style:style>
    <style:style style:name="T64" style:family="text">
      <style:text-properties officeooo:rsid="005554f6"/>
    </style:style>
    <style:style style:name="T65" style:family="text">
      <style:text-properties officeooo:rsid="00572dc2"/>
    </style:style>
    <style:style style:name="T66" style:family="text">
      <style:text-properties officeooo:rsid="0058e000"/>
    </style:style>
    <style:style style:name="T67" style:family="text">
      <style:text-properties officeooo:rsid="005c8e00"/>
    </style:style>
    <style:style style:name="T68" style:family="text">
      <style:text-properties officeooo:rsid="005f6df1"/>
    </style:style>
    <style:style style:name="T69" style:family="text">
      <style:text-properties officeooo:rsid="006049e6"/>
    </style:style>
    <style:style style:name="T70" style:family="text">
      <style:text-properties officeooo:rsid="00615245"/>
    </style:style>
    <style:style style:name="T71" style:family="text">
      <style:text-properties officeooo:rsid="0063a0ac"/>
    </style:style>
    <style:style style:name="T72" style:family="text">
      <style:text-properties officeooo:rsid="00651a42"/>
    </style:style>
    <style:style style:name="T73" style:family="text">
      <style:text-properties officeooo:rsid="00653e42"/>
    </style:style>
    <style:style style:name="T74" style:family="text">
      <style:text-properties officeooo:rsid="00654480"/>
    </style:style>
    <style:style style:name="T75" style:family="text">
      <style:text-properties officeooo:rsid="0065cb64"/>
    </style:style>
    <style:style style:name="T76" style:family="text">
      <style:text-properties officeooo:rsid="006815e2"/>
    </style:style>
    <style:style style:name="T77" style:family="text">
      <style:text-properties officeooo:rsid="0068a0dd"/>
    </style:style>
    <style:style style:name="T78" style:family="text">
      <style:text-properties officeooo:rsid="006939ed"/>
    </style:style>
    <style:style style:name="T79" style:family="text">
      <style:text-properties officeooo:rsid="006a3754"/>
    </style:style>
    <style:style style:name="T80" style:family="text">
      <style:text-properties officeooo:rsid="006b928c"/>
    </style:style>
    <style:style style:name="T81" style:family="text">
      <style:text-properties officeooo:rsid="006cc0a7"/>
    </style:style>
    <style:style style:name="T82" style:family="text">
      <style:text-properties officeooo:rsid="006e58fb"/>
    </style:style>
    <style:style style:name="T83" style:family="text">
      <style:text-properties officeooo:rsid="006f7dc5"/>
    </style:style>
    <style:style style:name="T84" style:family="text">
      <style:text-properties officeooo:rsid="0071d83b"/>
    </style:style>
    <style:style style:name="T85" style:family="text">
      <style:text-properties officeooo:rsid="00795ae1" fo:background-color="transparent" loext:char-shading-value="0"/>
    </style:style>
    <style:style style:name="T86" style:family="text">
      <style:text-properties officeooo:rsid="002a34ae" fo:background-color="transparent" loext:char-shading-value="0"/>
    </style:style>
    <style:style style:name="T87" style:family="text">
      <style:text-properties officeooo:rsid="002d321d" fo:background-color="transparent" loext:char-shading-value="0"/>
    </style:style>
    <style:style style:name="T88" style:family="text">
      <style:text-properties officeooo:rsid="002baf0c" fo:background-color="transparent" loext:char-shading-value="0"/>
    </style:style>
    <style:style style:name="T89" style:family="text">
      <style:text-properties officeooo:rsid="007e950c" fo:background-color="transparent" loext:char-shading-value="0"/>
    </style:style>
    <style:style style:name="T90" style:family="text">
      <style:text-properties officeooo:rsid="00822935" fo:background-color="transparent" loext:char-shading-value="0"/>
    </style:style>
    <style:style style:name="T91" style:family="text">
      <style:text-properties officeooo:rsid="0085191f" fo:background-color="transparent" loext:char-shading-value="0"/>
    </style:style>
    <style:style style:name="T92" style:family="text">
      <style:text-properties officeooo:rsid="008874cd" fo:background-color="transparent" loext:char-shading-value="0"/>
    </style:style>
    <style:style style:name="T93" style:family="text">
      <style:text-properties officeooo:rsid="0089914c" fo:background-color="transparent" loext:char-shading-value="0"/>
    </style:style>
    <style:style style:name="T94" style:family="text">
      <style:text-properties officeooo:rsid="008b9b90" fo:background-color="transparent" loext:char-shading-value="0"/>
    </style:style>
    <style:style style:name="T95" style:family="text">
      <style:text-properties officeooo:rsid="008c7358" fo:background-color="transparent" loext:char-shading-value="0"/>
    </style:style>
    <style:style style:name="T96" style:family="text">
      <style:text-properties officeooo:rsid="00732661"/>
    </style:style>
    <style:style style:name="T97" style:family="text">
      <style:text-properties officeooo:rsid="007430ac"/>
    </style:style>
    <style:style style:name="T98" style:family="text">
      <style:text-properties officeooo:rsid="0075421d"/>
    </style:style>
    <style:style style:name="T99" style:family="text">
      <style:text-properties officeooo:rsid="00771b1a"/>
    </style:style>
    <style:style style:name="T100" style:family="text">
      <style:text-properties officeooo:rsid="0078708d"/>
    </style:style>
    <style:style style:name="T101" style:family="text">
      <style:text-properties officeooo:rsid="00798d1a"/>
    </style:style>
    <style:style style:name="T102" style:family="text">
      <style:text-properties officeooo:rsid="00798e79"/>
    </style:style>
    <style:style style:name="T103" style:family="text">
      <style:text-properties officeooo:rsid="007ae766"/>
    </style:style>
    <style:style style:name="T104" style:family="text">
      <style:text-properties officeooo:rsid="007b66fd"/>
    </style:style>
    <style:style style:name="T105" style:family="text">
      <style:text-properties officeooo:rsid="007cd17e"/>
    </style:style>
    <style:style style:name="T106" style:family="text">
      <style:text-properties officeooo:rsid="007d736d"/>
    </style:style>
    <style:style style:name="T107" style:family="text">
      <style:text-properties officeooo:rsid="007f9d8c"/>
    </style:style>
    <style:style style:name="T108" style:family="text">
      <style:text-properties officeooo:rsid="00811b7e"/>
    </style:style>
    <style:style style:name="T109" style:family="text">
      <style:text-properties officeooo:rsid="00822935"/>
    </style:style>
    <style:style style:name="T110" style:family="text">
      <style:text-properties officeooo:rsid="00842689"/>
    </style:style>
    <style:style style:name="T111" style:family="text">
      <style:text-properties officeooo:rsid="00845614"/>
    </style:style>
    <style:style style:name="T112" style:family="text">
      <style:text-properties officeooo:rsid="0085191f"/>
    </style:style>
    <style:style style:name="T113" style:family="text">
      <style:text-properties officeooo:rsid="0086f703"/>
    </style:style>
    <style:style style:name="T114" style:family="text">
      <style:text-properties officeooo:rsid="008874cd"/>
    </style:style>
    <style:style style:name="T115" style:family="text">
      <style:text-properties officeooo:rsid="0089f003"/>
    </style:style>
    <style:style style:name="T116" style:family="text">
      <style:text-properties officeooo:rsid="008b9b90"/>
    </style:style>
    <style:style style:name="T117" style:family="text">
      <style:text-properties officeooo:rsid="008dd55e"/>
    </style:style>
    <style:style style:name="T118" style:family="text">
      <style:text-properties officeooo:rsid="008ed358"/>
    </style:style>
    <style:style style:name="T119" style:family="text">
      <style:text-properties officeooo:rsid="008ff1d6"/>
    </style:style>
    <style:style style:name="T120" style:family="text">
      <style:text-properties officeooo:rsid="0090f859"/>
    </style:style>
    <style:style style:name="T121" style:family="text">
      <style:text-properties officeooo:rsid="00910748"/>
    </style:style>
    <style:style style:name="T122" style:family="text">
      <style:text-properties officeooo:rsid="009459ca"/>
    </style:style>
    <style:style style:name="T123" style:family="text">
      <style:text-properties style:text-underline-style="solid" style:text-underline-width="auto" style:text-underline-color="font-color"/>
    </style:style>
    <style:style style:name="T124" style:family="text">
      <style:text-properties officeooo:rsid="00973273"/>
    </style:style>
    <style:style style:name="T125" style:family="text">
      <style:text-properties fo:font-size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marker-start="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6666" draw:textarea-horizontal-align="justify" draw:textarea-vertical-align="middle" draw:auto-grow-height="false" fo:min-height="1.1146in" fo:min-width="1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1146in" fo:min-width="1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11in" svg:stroke-color="#000000" draw:marker-start="" draw:marker-start-width="0.0783in" draw:marker-start-center="false" draw:marker-end="" draw:marker-end-width="0.0783in" draw:marker-end-center="false" draw:fill="solid" draw:fill-color="#eeeeee" draw:opacity="0%" draw:textarea-horizontal-align="justify" draw:textarea-vertical-align="middle" draw:auto-grow-height="false" fo:min-height="0.2957in" fo:min-width="0.197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729fcf" draw:opacity="0%" draw:textarea-horizontal-align="justify" draw:textarea-vertical-align="middle" draw:auto-grow-height="false" fo:min-height="0in" fo:min-width="0in" fo:padding-top="0.0547in" fo:padding-bottom="0.0547in" fo:padding-left="0.1043in" fo:padding-right="0.1043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.011in" svg:stroke-color="#000000" draw:marker-start="" draw:marker-start-width="0.0953in" draw:marker-start-center="false" draw:marker-end="" draw:marker-end-width="0.0953in" draw:marker-end-center="false" draw:fill="none" draw:fill-color="#729fcf" draw:opacity="0%" draw:textarea-horizontal-align="justify" draw:textarea-vertical-align="middle" fo:padding-top="0.0547in" fo:padding-bottom="0.0547in" fo:padding-left="0.1043in" fo:padding-right="0.1043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rojet </text:span>A.F.J.D. : <text:span text:style-name="T1">spécifications des « API REST »</text:span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8"><text:a xlink:type="simple" xlink:href="#__RefHeading___Toc4145_1676471942" text:style-name="Index_20_Link" text:visited-style-name="Index_20_Link">A Contexte<text:tab/>1</text:a></text:p>
          <text:p text:style-name="P149"><text:a xlink:type="simple" xlink:href="#__RefHeading___Toc4147_1676471942" text:style-name="Index_20_Link" text:visited-style-name="Index_20_Link">A.1 But:<text:tab/>1</text:a></text:p>
          <text:p text:style-name="P149"><text:a xlink:type="simple" xlink:href="#__RefHeading___Toc4149_1676471942" text:style-name="Index_20_Link" text:visited-style-name="Index_20_Link">A.2 Vue d’ensemble simplifiée<text:tab/>1</text:a></text:p>
          <text:p text:style-name="P149"><text:a xlink:type="simple" xlink:href="#__RefHeading___Toc4151_1676471942" text:style-name="Index_20_Link" text:visited-style-name="Index_20_Link">A.3 Les composants « Front-End »<text:tab/>2</text:a></text:p>
          <text:p text:style-name="P149"><text:a xlink:type="simple" xlink:href="#__RefHeading___Toc4153_1676471942" text:style-name="Index_20_Link" text:visited-style-name="Index_20_Link">A.4 Les composants « Back-End »<text:tab/>2</text:a></text:p>
          <text:p text:style-name="P148"><text:a xlink:type="simple" xlink:href="#__RefHeading___Toc4155_1676471942" text:style-name="Index_20_Link" text:visited-style-name="Index_20_Link">B Présentation des APIs<text:tab/>2</text:a></text:p>
          <text:p text:style-name="P149"><text:a xlink:type="simple" xlink:href="#__RefHeading___Toc4157_1676471942" text:style-name="Index_20_Link" text:visited-style-name="Index_20_Link">B.1 « USERS », le module identification/authentification (non REST)<text:tab/>2</text:a></text:p>
          <text:p text:style-name="P150"><text:a xlink:type="simple" xlink:href="#__RefHeading___Toc4159_1676471942" text:style-name="Index_20_Link" text:visited-style-name="Index_20_Link">B.1.1 Rôle<text:tab/>2</text:a></text:p>
          <text:p text:style-name="P149"><text:a xlink:type="simple" xlink:href="#__RefHeading___Toc4161_1676471942" text:style-name="Index_20_Link" text:visited-style-name="Index_20_Link">B.2 « EMAILS », le gestionnaire d’emails<text:tab/>3</text:a></text:p>
          <text:p text:style-name="P150"><text:a xlink:type="simple" xlink:href="#__RefHeading___Toc4163_1676471942" text:style-name="Index_20_Link" text:visited-style-name="Index_20_Link">B.2.1 Rôle<text:tab/>3</text:a></text:p>
          <text:p text:style-name="P149"><text:a xlink:type="simple" xlink:href="#__RefHeading___Toc4165_1676471942" text:style-name="Index_20_Link" text:visited-style-name="Index_20_Link">B.3 </text:a><text:a xlink:type="simple" xlink:href="#__RefHeading___Toc4165_1676471942" text:style-name="Index_20_Link" text:visited-style-name="Index_20_Link"><text:span text:style-name="T2">«</text:span></text:a><text:a xlink:type="simple" xlink:href="#__RefHeading___Toc4165_1676471942" text:style-name="Index_20_Link" text:visited-style-name="Index_20_Link"><text:span text:style-name="T37"> </text:span></text:a><text:a xlink:type="simple" xlink:href="#__RefHeading___Toc4165_1676471942" text:style-name="Index_20_Link" text:visited-style-name="Index_20_Link"><text:span text:style-name="T37">PLAYERS », </text:span></text:a><text:a xlink:type="simple" xlink:href="#__RefHeading___Toc4165_1676471942" text:style-name="Index_20_Link" text:visited-style-name="Index_20_Link"><text:span text:style-name="T37">l</text:span></text:a><text:a xlink:type="simple" xlink:href="#__RefHeading___Toc4165_1676471942" text:style-name="Index_20_Link" text:visited-style-name="Index_20_Link">e gestionnaire de comptes des joueurs<text:tab/>3</text:a></text:p>
          <text:p text:style-name="P150"><text:a xlink:type="simple" xlink:href="#__RefHeading___Toc4167_1676471942" text:style-name="Index_20_Link" text:visited-style-name="Index_20_Link">B.3.1 Rôle<text:tab/>3</text:a></text:p>
          <text:p text:style-name="P149"><text:a xlink:type="simple" xlink:href="#__RefHeading___Toc4169_1676471942" text:style-name="Index_20_Link" text:visited-style-name="Index_20_Link">B.4 « SOLVER » , le solveur Diplomatie<text:tab/>3</text:a></text:p>
          <text:p text:style-name="P150"><text:a xlink:type="simple" xlink:href="#__RefHeading___Toc4171_1676471942" text:style-name="Index_20_Link" text:visited-style-name="Index_20_Link">B.4.1 Rôle<text:tab/>3</text:a></text:p>
          <text:p text:style-name="P149"><text:a xlink:type="simple" xlink:href="#__RefHeading___Toc4173_1676471942" text:style-name="Index_20_Link" text:visited-style-name="Index_20_Link">B.5 « GAMES » , le gestionnaire de parties<text:tab/>3</text:a></text:p>
          <text:p text:style-name="P150"><text:a xlink:type="simple" xlink:href="#__RefHeading___Toc4175_1676471942" text:style-name="Index_20_Link" text:visited-style-name="Index_20_Link">B.5.1 Rôle<text:tab/>3</text:a></text:p>
          <text:p text:style-name="P148"><text:a xlink:type="simple" xlink:href="#__RefHeading___Toc4177_1676471942" text:style-name="Index_20_Link" text:visited-style-name="Index_20_Link">C Interface APIs<text:tab/>4</text:a></text:p>
          <text:p text:style-name="P149"><text:a xlink:type="simple" xlink:href="#__RefHeading___Toc4179_1676471942" text:style-name="Index_20_Link" text:visited-style-name="Index_20_Link">C.1 « USERS » (interface standard non REST)<text:tab/>5</text:a></text:p>
          <text:p text:style-name="P149"><text:a xlink:type="simple" xlink:href="#__RefHeading___Toc4181_1676471942" text:style-name="Index_20_Link" text:visited-style-name="Index_20_Link">C.2 «EMAILS» (interface REST)<text:tab/>7</text:a></text:p>
          <text:p text:style-name="P149"><text:a xlink:type="simple" xlink:href="#__RefHeading___Toc4183_1676471942" text:style-name="Index_20_Link" text:visited-style-name="Index_20_Link">C.3 «PLAYERS» (interface REST)<text:tab/>8</text:a></text:p>
          <text:p text:style-name="P149"><text:a xlink:type="simple" xlink:href="#__RefHeading___Toc4185_1676471942" text:style-name="Index_20_Link" text:visited-style-name="Index_20_Link">C.4 «SOLVER» (interface REST)<text:tab/>10</text:a></text:p>
          <text:p text:style-name="P149"><text:a xlink:type="simple" xlink:href="#__RefHeading___Toc4187_1676471942" text:style-name="Index_20_Link" text:visited-style-name="Index_20_Link">C.5 «GAMES» (interface REST)<text:tab/>11</text:a></text:p>
        </text:index-body>
      </text:table-of-content>
      <text:p text:style-name="Standard"/>
      <text:h text:style-name="P151" text:outline-level="1"><text:bookmark-start text:name="__RefHeading___Toc4145_1676471942"/>Contexte<text:bookmark-end text:name="__RefHeading___Toc4145_1676471942"/></text:h>
      <text:h text:style-name="Heading_20_2" text:outline-level="2"><text:bookmark-start text:name="__RefHeading___Toc4147_1676471942"/>But:<text:bookmark-end text:name="__RefHeading___Toc4147_1676471942"/></text:h>
      <text:p text:style-name="Standard"><text:s/>Ce document présente <text:span text:style-name="T1">les différents services disponibles via l’interface API REST. </text:span><text:span text:style-name="T118">(« Back End »)</text:span></text:p>
      <text:p text:style-name="Standard"/>
      <text:h text:style-name="Heading_20_2" text:outline-level="2"><text:bookmark-start text:name="__RefHeading___Toc4149_1676471942"/>Vue d’ensemble simplifiée<text:bookmark-end text:name="__RefHeading___Toc4149_1676471942"/></text:h>
      <text:p text:style-name="Text_20_body"/>
      <text:p text:style-name="Text_20_body"/>
      <text:p text:style-name="Text_20_body"><draw:frame draw:style-name="fr1" draw:name="Frame1" text:anchor-type="paragraph" svg:x="0.55in" svg:y="-0.089in" svg:width="0.9165in" draw:z-index="0"><draw:text-box fo:min-height="2.0807in"><text:p text:style-name="Drawing"><draw:g text:anchor-type="paragraph" draw:z-index="1" draw:name="user-identity" draw:style-name="gr4"><draw:custom-shape draw:style-name="gr5" draw:text-style-name="P263" svg:width="0.3941in" svg:height="0.3941in" svg:x="0.2661in" svg:y="0.1354in"><text:p/>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6" draw:text-style-name="P264" svg:width="0.0988in" svg:height="0.0988in" svg:x="0.4134in" svg:y="0.2339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ellipse draw:style-name="gr7" draw:text-style-name="P264" svg:width="0.1969in" svg:height="0.1724in" svg:x="0.3646in" svg:y="0.3457in" draw:kind="arc" draw:start-angle="1.12" draw:end-angle="179.38"><text:p/></draw:ellipse></draw:g>Utilisateur</text:p></draw:text-box></draw:frame><draw:line text:anchor-type="paragraph" draw:z-index="4" draw:style-name="gr1" draw:text-style-name="P259" svg:x1="1.4346in" svg:y1="0.1583in" svg:x2="2.2992in" svg:y2="0.4917in"><text:p/></draw:line></text:p>
      <text:p text:style-name="Text_20_body"><draw:line text:anchor-type="paragraph" draw:z-index="7" draw:style-name="gr1" draw:text-style-name="P258" svg:x1="2.2992in" svg:y1="1.0752in" svg:x2="1.4138in" svg:y2="1.1945in"><text:p/></draw:line><draw:line text:anchor-type="paragraph" draw:z-index="6" draw:style-name="gr1" draw:text-style-name="P258" svg:x1="4.6953in" svg:y1="0.8043in" svg:x2="3.8098in" svg:y2="0.9236in"><text:p/></draw:line><draw:line text:anchor-type="paragraph" draw:z-index="5" draw:style-name="gr1" draw:text-style-name="P258" svg:x1="3.8098in" svg:y1="0.2728in" svg:x2="4.6744in" svg:y2="0.6063in"><text:p/></draw:line><draw:custom-shape text:anchor-type="paragraph" draw:z-index="2" draw:name="Shape1" draw:style-name="gr3" draw:text-style-name="P262" svg:width="1.5106in" svg:height="1.526in" svg:x="2.2992in" svg:y="-0.0917in"><text:p text:style-name="P262">Front End</text:p><draw:enhanced-geometry svg:viewBox="0 0 21600 21600" draw:type="rectangle" draw:enhanced-path="M 0 0 L 21600 0 21600 21600 0 21600 0 0 Z N"/></draw:custom-shape><draw:custom-shape text:anchor-type="paragraph" draw:z-index="3" draw:name="Shape1_0" draw:style-name="gr2" draw:text-style-name="P261" svg:width="1.5106in" svg:height="1.115in" svg:x="4.6953in" svg:y="0.1791in"><text:p text:style-name="P260"><text:span text:style-name="T125">Back End</text:span></text:p><draw:enhanced-geometry svg:viewBox="0 0 21600 21600" draw:type="rectangle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Différence très importante : </text:p>
      <text:list xml:id="list3344859943" text:style-name="L1">
        <text:list-item>
          <text:p text:style-name="P246">Un composant « Front-End » est susceptible d'être altéré à des fins malicieuses</text:p>
        </text:list-item>
        <text:list-item>
          <text:p text:style-name="P246">Un composant « Back-End » est hébergé sur un serveur contrôlé par l’association, il ne peut donc pas être altéré à des fins malicieuses. </text:p>
        </text:list-item>
      </text:list>
      <text:p text:style-name="Text_20_body">Il faut donc toujours garder cet aspect à l'esprit lors de la conception des composants.</text:p>
      <text:h text:style-name="Heading_20_2" text:outline-level="2"><text:bookmark-start text:name="__RefHeading___Toc4151_1676471942"/><text:span text:style-name="T118">Les c</text:span><text:bookmark-start text:name="__DdeLink__52_790069481"/>omposants « Front-End »<text:bookmark-end text:name="__RefHeading___Toc4151_1676471942"/><text:bookmark-end text:name="__DdeLink__52_790069481"/></text:h>
      <text:p text:style-name="Text_20_body">Ce sont en réalité des <text:span text:style-name="T1">Interfaces Homme Machine.</text:span> <text:span text:style-name="T1">Ils sont directement au contact de l’utilisateur. Ces composants ne sont pas détaillés dans ce document.</text:span></text:p>
      <text:p text:style-name="P128"><text:bookmark-start text:name="__DdeLink__1439_2175262302"/>Ces composants doivent parler à l’utilisateur en français.<text:bookmark-end text:name="__DdeLink__1439_2175262302"/></text:p>
      <text:h text:style-name="Heading_20_2" text:outline-level="2"><text:bookmark-start text:name="__RefHeading___Toc4153_1676471942"/><text:span text:style-name="T118">Les c</text:span>omposants « Back-End »<text:bookmark-end text:name="__RefHeading___Toc4153_1676471942"/></text:h>
      <text:p text:style-name="Text_20_body">Ce sont, sauf exception, des serveurs REST. <text:span text:style-name="T1">I</text:span>ls s’appuient sur une base de données sqlite3. Les tables sont de deux sortes :</text:p>
      <text:list xml:id="list1322640479" text:style-name="L2">
        <text:list-item>
          <text:p text:style-name="P247">tables « objets » pour lesquelles une rangée correspond à un objet (exemple : un compte utilisateur). Chaque objet possède un identifiant numérique unique.</text:p>
        </text:list-item>
        <text:list-item>
          <text:p text:style-name="P247">tables « relations » qui servent à relier des objets entre eux (exemple : l'appartenance à une partie). Pour ce faire, l’identifiant des objets est utilisé.</text:p>
        </text:list-item>
      </text:list>
      <text:p text:style-name="P128">Ces composants parleront à leur client en anglais.</text:p>
      <text:h text:style-name="Heading_20_1" text:outline-level="1"><text:bookmark-start text:name="__DdeLink__205_3448217467"/><text:bookmark-start text:name="__RefHeading___Toc4155_1676471942"/><text:span text:style-name="T20">Présentation des </text:span>APIs<text:bookmark-start text:name="__DdeLink__58_790069481"/><text:bookmark-end text:name="__RefHeading___Toc4155_1676471942"/><text:bookmark text:name="__DdeLink__54_790069481"/></text:h>
      <text:h text:style-name="Heading_20_2" text:outline-level="2"><text:bookmark-start text:name="__RefHeading___Toc4157_1676471942"/><text:bookmark-end text:name="__DdeLink__58_790069481"/>« <text:span text:style-name="T18">USER</text:span><text:span text:style-name="T19">S</text:span><text:span text:style-name="T18"> », </text:span><text:span text:style-name="T36">l</text:span>e module identification/authentification (non REST)<text:bookmark-end text:name="__RefHeading___Toc4157_1676471942"/></text:h>
      <text:p text:style-name="P116"><text:bookmark-end text:name="__DdeLink__205_3448217467"/>Gestion des comptes utilisateurs (numéro, pseudo, mot de passe)</text:p>
      <text:p text:style-name="P116">Important : le mot de passe n’est pas conservé en clair dans la base de données.</text:p>
      <text:p text:style-name="P114"><text:span text:style-name="T15">Ce module est une brique fondamentale de cette architecture </text:span><text:span text:style-name="T18">pour éviter les usurpations d’identité</text:span><text:span text:style-name="T15">.</text:span></text:p>
      <text:p text:style-name="P257"><text:bookmark-start text:name="__DdeLink__187_3448217467"/><text:bookmark-start text:name="__DdeLink__4189_1676471942"/><text:bookmark-start text:name="__RefHeading___Toc4159_1676471942"/><text:bookmark text:name="__DdeLink__191_3448217467"/><text:span text:style-name="T123">C</text:span><text:bookmark-end text:name="__DdeLink__187_3448217467"/><text:span text:style-name="T123">apacités </text:span>:<text:bookmark-end text:name="__DdeLink__4189_1676471942"/><text:bookmark-end text:name="__RefHeading___Toc4159_1676471942"/></text:p>
      <text:list xml:id="list3518192053" text:style-name="L3">
        <text:list-item>
          <text:p text:style-name="P249">Il sait créer et conserver un couple pseudo/mot de passe (le mot de passe n'est pas conservé en clair)</text:p>
        </text:list-item>
        <text:list-item>
          <text:p text:style-name="P249">Il sait fournir un jeton lorsqu’un composant lui présente un pseudo/mot de passe qu’il reconnaît</text:p>
        </text:list-item>
        <text:list-item>
          <text:p text:style-name="P249"><text:bookmark-start text:name="__DdeLink__197_3448217467"/>Il sait authentifier un jeton qui lui est présenté.<text:bookmark-end text:name="__DdeLink__197_3448217467"/></text:p>
        </text:list-item>
        <text:list-item>
          <text:p text:style-name="P249">Il logue soigneusement dans un fichier les événements qui se produisent.</text:p>
        </text:list-item>
      </text:list>
      <text:p text:style-name="Text_20_body"><text:bookmark-start text:name="__DdeLink__56_790069481"/><text:span text:style-name="T7">Implémentation </text:span><text:span text:style-name="T2">: </text:span><text:span text:style-name="T3">S’appuie sur</text:span><text:span text:style-name="T2"> </text:span><text:span text:style-name="T5">flask, </text:span><text:span text:style-name="T2">flask-jwt-extende</text:span><text:bookmark-end text:name="__DdeLink__56_790069481"/><text:span text:style-name="T5">d, werkzeug.security.</text:span></text:p>
      <text:h text:style-name="P153" text:outline-level="2"><text:bookmark-start text:name="__RefHeading___Toc4161_1676471942"/><text:soft-page-break/>« <text:span text:style-name="T18">EMAILS », </text:span><text:span text:style-name="T36">l</text:span>e gestionnair<text:span text:style-name="T36">e d’emails</text:span><text:bookmark-end text:name="__RefHeading___Toc4161_1676471942"/></text:h>
      <text:p text:style-name="P116">Gestion des codes de <text:span text:style-name="T48">confirmation</text:span> des <text:span text:style-name="T48">adresses</text:span> mail.</text:p>
      <text:p text:style-name="Text_20_body">Ce module est <text:span text:style-name="T17">anecdotique</text:span></text:p>
      <text:p text:style-name="P257"><text:bookmark-start text:name="__RefHeading___Toc4163_1676471942"/><text:bookmark-start text:name="__DdeLink__187_34482174671"/><text:span text:style-name="T123">C</text:span><text:bookmark-end text:name="__DdeLink__187_34482174671"/><text:span text:style-name="T123">apacités </text:span>:<text:bookmark-end text:name="__RefHeading___Toc4163_1676471942"/></text:p>
      <text:list xml:id="list1355538196" text:style-name="L4">
        <text:list-item>
          <text:p text:style-name="P251">Il sait enregistrer un <text:bookmark-start text:name="__DdeLink__199_3448217467"/>couple adresse émail et code de quatre chiffre<text:bookmark-end text:name="__DdeLink__199_3448217467"/></text:p>
        </text:list-item>
        <text:list-item>
          <text:p text:style-name="P250"><text:span text:style-name="T18">Il</text:span> sait authentifier un <text:span text:style-name="T18">couple adresse émail et code de quatre chiffres</text:span> qui lui est présenté.</text:p>
        </text:list-item>
      </text:list>
      <text:p text:style-name="P255"><text:bookmark-start text:name="__DdeLink__183_3448217467"/><text:span text:style-name="T7">Implémentation </text:span><text:span text:style-name="T2">: </text:span><text:bookmark-start text:name="__DdeLink__4023_1676471942"/><text:bookmark-end text:name="__DdeLink__183_3448217467"/><text:span text:style-name="T3">s’appuie sur </text:span><text:span text:style-name="T5">flask, </text:span><text:span text:style-name="T3">flask-restful, flask_</text:span><text:span text:style-name="T5">et </text:span><text:span text:style-name="T3">restful.reqparse</text:span><text:bookmark-end text:name="__DdeLink__4023_1676471942"/></text:p>
      <text:h text:style-name="P153" text:outline-level="2"><text:bookmark-start text:name="__RefHeading___Toc4165_1676471942"/><text:span text:style-name="T2">«</text:span><text:span text:style-name="T37"> </text:span><text:span text:style-name="T38">PLAYERS », </text:span><text:span text:style-name="T39">l</text:span><text:bookmark-start text:name="__DdeLink__181_3448217467"/>e gestionnaire de compte<text:span text:style-name="T36">s des joueurs</text:span><text:bookmark-end text:name="__RefHeading___Toc4165_1676471942"/></text:h>
      <text:p text:style-name="P116">Gestion des joueurs avec toutes les informations à leur sujet, notamment leur fuseau horaire, leur localisation et leur adresse emal</text:p>
      <text:p text:style-name="P115">Ce module est important</text:p>
      <text:p text:style-name="P257"><text:bookmark-start text:name="__RefHeading___Toc4167_1676471942"/><text:bookmark-start text:name="__DdeLink__187_34482174672"/><text:span text:style-name="T123">C</text:span><text:bookmark-end text:name="__DdeLink__187_34482174672"/><text:span text:style-name="T123">apacités </text:span>:<text:bookmark-end text:name="__RefHeading___Toc4167_1676471942"/></text:p>
      <text:list xml:id="list3818539" text:style-name="L5">
        <text:list-item>
          <text:p text:style-name="P252">Il sait créer un compte utilisateur. Il vérifie l'adresse de l’utilisateur par le biais d'un code de 4 chiffres que l’utilisateur doit saisir pour prouver qu’il a bien reçu le mail.</text:p>
        </text:list-item>
      </text:list>
      <text:p text:style-name="P255"><text:bookmark-end text:name="__DdeLink__181_3448217467"/><text:span text:style-name="T7">Implémentation </text:span><text:span text:style-name="T2">: </text:span><text:bookmark-start text:name="__DdeLink__4025_1676471942"/><text:span text:style-name="T3">s’appuie sur </text:span><text:span text:style-name="T5">flask, </text:span><text:span text:style-name="T3">flask-restful, flask_</text:span><text:span text:style-name="T5">et </text:span><text:span text:style-name="T3">restful.reqparse</text:span><text:bookmark-start text:name="__DdeLink__185_3448217467"/><text:bookmark-end text:name="__DdeLink__4025_1676471942"/></text:p>
      <text:h text:style-name="P154" text:outline-level="2"><text:bookmark-start text:name="__RefHeading___Toc4169_1676471942"/>« <text:span text:style-name="T18">SOLVER » , </text:span><text:span text:style-name="T36">l</text:span>e <text:span text:style-name="T36">solveur Diplomatie</text:span><text:bookmark-end text:name="__RefHeading___Toc4169_1676471942"/></text:h>
      <text:p text:style-name="P115"><text:bookmark-start text:name="__DdeLink__195_3448217467"/>Ce composant est le plus difficile à réaliser dans l’absolu.<text:bookmark-end text:name="__DdeLink__195_3448217467"/> <text:span text:style-name="T18">C’est ce que l’on appelle habituellement le « moteur de résolution ». Il sait gérer toutes les variantes du jeu Diplomatie qui ne s’écartent pas trop du modèle original, </text:span><text:span text:style-name="T122">pourvu qu’on lui fournisse toutes les informations en entrée. Il récupè_re lui même les informations liées à la variante.</text:span></text:p>
      <text:p text:style-name="P257">Ce module est le cœur du système.</text:p>
      <text:p text:style-name="P257"><text:bookmark-start text:name="__RefHeading___Toc4171_1676471942"/><text:bookmark-start text:name="__DdeLink__187_34482174673"/><text:span text:style-name="T123">C</text:span><text:bookmark-end text:name="__DdeLink__187_34482174673"/><text:span text:style-name="T123">apacités </text:span>:<text:bookmark-end text:name="__RefHeading___Toc4171_1676471942"/></text:p>
      <text:list xml:id="list2888729385" text:style-name="L6">
        <text:list-item>
          <text:p text:style-name="P253"><text:span text:style-name="T15">Il </text:span><text:span text:style-name="T16">sait </text:span><text:span text:style-name="T15"><text:s/>réalise</text:span><text:span text:style-name="T16">r</text:span><text:span text:style-name="T15"> une résolution au sens du jeu Diplomatie</text:span></text:p>
        </text:list-item>
      </text:list>
      <text:p text:style-name="P255"><text:span text:style-name="T7">Implémentation </text:span><text:span text:style-name="T2">: </text:span><text:span text:style-name="T3">s’appuie sur </text:span><text:span text:style-name="T5">flask, </text:span><text:span text:style-name="T3">flask-restful, </text:span><text:span text:style-name="T4">et </text:span><text:span text:style-name="T3">un solveur réalisé il y a une vingtaine d‘années en langage C</text:span><text:bookmark-end text:name="__DdeLink__185_3448217467"/><text:span text:style-name="T3"> </text:span><text:span text:style-name="T6">(éprouvé sur « stabbeurfou »)</text:span></text:p>
      <text:h text:style-name="Heading_20_2" text:outline-level="2"><text:bookmark-start text:name="__RefHeading___Toc4173_1676471942"/>« <text:span text:style-name="T19">GAMES » , </text:span><text:span text:style-name="T36">l</text:span><text:bookmark-start text:name="__DdeLink__193_3448217467"/>e gestionnaire de parties<text:bookmark-end text:name="__RefHeading___Toc4173_1676471942"/></text:h>
      <text:p text:style-name="P115"><text:bookmark-end text:name="__DdeLink__193_3448217467"/>Ce composant est le celui qui offre le plus de services et qui <text:span text:style-name="T18">sera</text:span> le plus utilisé directement pour <text:span text:style-name="T18">réaliser </text:span>la partie de diplomatie</text:p>
      <text:p text:style-name="P257"><text:bookmark-start text:name="__RefHeading___Toc4175_1676471942"/><text:bookmark-start text:name="__DdeLink__187_34482174674"/><text:span text:style-name="T123">C</text:span><text:bookmark-end text:name="__DdeLink__187_34482174674"/><text:span text:style-name="T123">apacités </text:span>:<text:bookmark-end text:name="__RefHeading___Toc4175_1676471942"/></text:p>
      <text:list xml:id="list3261355416" text:style-name="L7">
        <text:list-item>
          <text:p text:style-name="P254">Il sait créer une partie, </text:p>
        </text:list-item>
        <text:list-item>
          <text:p text:style-name="P254"><text:span text:style-name="T16">I</text:span>l sait la faire avancer.</text:p>
        </text:list-item>
      </text:list>
      <text:p text:style-name="P255"><text:span text:style-name="T8">Implémentation </text:span><text:span text:style-name="T3">: s’appuie sur </text:span><text:span text:style-name="T5">flask, </text:span><text:span text:style-name="T3">flask-restful, flask_restful.reqparse </text:span><text:span text:style-name="T4">et flask-mail</text:span></text:p>
      <text:h text:style-name="P152" text:outline-level="1"><text:bookmark-start text:name="__RefHeading___Toc4177_1676471942"/><text:soft-page-break/><text:span text:style-name="T9">Interface</text:span><text:span text:style-name="T20"> </text:span>APIs<text:bookmark-end text:name="__RefHeading___Toc4177_1676471942"/></text:h>
      <text:p text:style-name="P129"><text:bookmark text:name="__DdeLink__54_7900694811"/>Les interfaces grisées ne sont pas destinées à être utilisées directement (depuis le module « Front End »). Elles sont mentionnées à titre d’information.</text:p>
      <text:p text:style-name="P130">Les cas d’erreurs grisés ne doivent pas se produire et correspondent à une sorte d’erreur interne.</text:p>
      <text:p text:style-name="P118">La mention « protection par jeton » signifie qu’il faut présenter un jeton d’authentification pour que la requête soit acceptée.</text:p>
      <text:p text:style-name="P120">TODO : préciser la manière d’appeler <text:span text:style-name="T36">les services REST</text:span></text:p>
      <text:p text:style-name="P121">TODO : préciser les cas de retour avec d’autres éléments que ‘msg’<text:bookmark-start text:name="__DdeLink__58_7900694811"/></text:p>
      <text:h text:style-name="P155" text:outline-level="2"><text:bookmark-end text:name="__DdeLink__58_7900694811"/></text:h>
      <text:h text:style-name="P159" text:outline-level="2"><text:bookmark-start text:name="__DdeLink__233_3448217467"/><text:bookmark-start text:name="__RefHeading___Toc4179_1676471942"/>« <text:span text:style-name="T18">USER</text:span><text:span text:style-name="T19">S</text:span><text:span text:style-name="T18"> » </text:span><text:bookmark-start text:name="__DdeLink__1053_530786642"/><text:span text:style-name="T20">(</text:span><text:span text:style-name="T12">interface standard non</text:span><text:span text:style-name="T20"> REST)</text:span><text:bookmark-end text:name="__RefHeading___Toc4179_1676471942"/><text:bookmark-end text:name="__DdeLink__1053_530786642"/></text:h>
      <text:p text:style-name="P123">Pour des raisons de sécurité, la réponse à « login » reste vague et ne précise pas le défaut (utilisateur inexistant ou mauvais mot de passe)</text:p>
      <text:p text:style-name="P120"><text:bookmark-start text:name="__DdeLink__243_3448217467"/>TODO : vu que c’est pas REST préciser la manière d’appeler<text:bookmark-end text:name="__DdeLink__243_3448217467"/></text:p>
      <table:table table:name="Users" table:style-name="Users">
        <table:table-column table:style-name="Users.A"/>
        <table:table-column table:style-name="Users.B"/>
        <table:table-column table:style-name="Users.C"/>
        <table:table-column table:style-name="Users.D"/>
        <table:table-row>
          <table:table-cell table:style-name="Users.A1" office:value-type="string">
            <text:p text:style-name="P24">Nom</text:p>
          </table:table-cell>
          <table:table-cell table:style-name="Users.B1" office:value-type="string">
            <text:p text:style-name="P24">Méthode</text:p>
          </table:table-cell>
          <table:table-cell table:style-name="Users.A1" office:value-type="string">
            <text:p text:style-name="P24">Paramètres / <text:span text:style-name="T24">Protection par jeton</text:span></text:p>
          </table:table-cell>
          <table:table-cell table:style-name="Users.A1" office:value-type="string">
            <text:p text:style-name="P24">Explications</text:p>
          </table:table-cell>
        </table:table-row>
        <table:table-row table:style-name="Users.2">
          <table:table-cell table:style-name="Users.A2" office:value-type="string">
            <text:p text:style-name="P1">add</text:p>
          </table:table-cell>
          <table:table-cell table:style-name="Users.B1" office:value-type="string">
            <text:p text:style-name="P2"><text:bookmark-start text:name="__DdeLink__209_3448217467"/>POST<text:bookmark-end text:name="__DdeLink__209_3448217467"/></text:p>
          </table:table-cell>
          <table:table-cell table:style-name="Users.A1" office:value-type="string">
            <text:p text:style-name="Table_20_Contents">user_name<text:bookmark-start text:name="__DdeLink__1311_2175262302"/> <text:span text:style-name="T52">(str)</text:span><text:bookmark-end text:name="__DdeLink__1311_2175262302"/></text:p>
            <text:p text:style-name="P70">password <text:span text:style-name="T52">(str)</text:span></text:p>
            <text:p text:style-name="Table_20_Contents"/>
            <text:p text:style-name="P34">Non</text:p>
          </table:table-cell>
          <table:table-cell table:style-name="Users.A1" office:value-type="string">
            <text:p text:style-name="P2"><text:span text:style-name="T21">Insère</text:span> <text:span text:style-name="T22">u</text:span>n compte utilisateur dans la base.</text:p>
            <text:p text:style-name="P2"/>
            <text:p text:style-name="P2">Cas d’erreur :</text:p>
            <text:list xml:id="list1757411740" text:style-name="L8">
              <text:list-item>
                <text:p text:style-name="P168">‘Missing JSON in reques<text:span text:style-name="T21">t’,</text:span> 400</text:p>
              </text:list-item>
              <text:list-item>
                <text:p text:style-name="P168">‘Missing user_name parameter’, 400</text:p>
              </text:list-item>
              <text:list-item>
                <text:p text:style-name="P168">‘<text:bookmark-start text:name="__DdeLink__217_3448217467"/>Missing password parameter’, 400<text:bookmark-end text:name="__DdeLink__217_3448217467"/></text:p>
              </text:list-item>
              <text:list-item>
                <text:p text:style-name="P168">‘<text:bookmark-start text:name="__DdeLink__211_3448217467"/>User already exists’, 400<text:bookmark-end text:name="__DdeLink__211_3448217467"/></text:p>
                <text:p text:style-name="P168"/>
              </text:list-item>
            </text:list>
            <text:p text:style-name="P2">Succès :</text:p>
            <text:list xml:id="list1877501451" text:style-name="L9">
              <text:list-item>
                <text:p text:style-name="P171">‘User was added’, 201</text:p>
              </text:list-item>
            </text:list>
          </table:table-cell>
        </table:table-row>
        <table:table-row table:style-name="Users.3">
          <table:table-cell table:style-name="Users.A2" office:value-type="string">
            <text:p text:style-name="P32">remove</text:p>
          </table:table-cell>
          <table:table-cell table:style-name="Users.B1" office:value-type="string">
            <text:p text:style-name="P4">POST</text:p>
          </table:table-cell>
          <table:table-cell table:style-name="Users.A1" office:value-type="string">
            <text:p text:style-name="Table_20_Contents"><text:bookmark-start text:name="__DdeLink__213_3448217467"/>user_name</text:p>
            <text:p text:style-name="Table_20_Contents"/>
            <text:p text:style-name="P34">Oui<text:bookmark-end text:name="__DdeLink__213_3448217467"/> <text:bookmark-start text:name="__DdeLink__4027_1676471942"/><text:span text:style-name="T119">(il faut le jeton du compte que l’on s’apprête à supprimer)</text:span><text:bookmark-end text:name="__DdeLink__4027_1676471942"/></text:p>
          </table:table-cell>
          <table:table-cell table:style-name="Users.A1" office:value-type="string">
            <text:p text:style-name="P1"><text:span text:style-name="T22">Supprime</text:span><text:span text:style-name="T20"> </text:span><text:span text:style-name="T22">u</text:span><text:span text:style-name="T20">n compte utilisateur dans la base.</text:span></text:p>
            <text:p text:style-name="P1"/>
            <text:p text:style-name="P2">Cas d’erreur :</text:p>
            <text:list xml:id="list212555802409757" text:continue-list="list1757411740" text:style-name="L8">
              <text:list-item>
                <text:p text:style-name="P168">‘Missing JSON in reques<text:span text:style-name="T21">t’,</text:span> 400</text:p>
              </text:list-item>
              <text:list-item>
                <text:p text:style-name="P168">‘Missing user_name parameter’, 400</text:p>
              </text:list-item>
              <text:list-item>
                <text:p text:style-name="P168">‘<text:bookmark-start text:name="__DdeLink__219_3448217467"/>User does not exist’, 404<text:bookmark-end text:name="__DdeLink__219_3448217467"/></text:p>
              </text:list-item>
              <text:list-item>
                <text:p text:style-name="P168">‘<text:bookmark-start text:name="__DdeLink__215_3448217467"/>This is not you ! Good try !’, 400<text:bookmark-end text:name="__DdeLink__215_3448217467"/></text:p>
                <text:p text:style-name="P168"/>
              </text:list-item>
            </text:list>
            <text:p text:style-name="P2">Succès :</text:p>
            <text:list xml:id="list212555119265190" text:continue-list="list1877501451" text:style-name="L9">
              <text:list-item>
                <text:p text:style-name="P184"><text:span text:style-name="T20">‘User was </text:span><text:span text:style-name="T22">removed’</text:span><text:span text:style-name="T20">, 20</text:span><text:span text:style-name="T22">0</text:span></text:p>
              </text:list-item>
            </text:list>
          </table:table-cell>
        </table:table-row>
        <table:table-row table:style-name="Users.4">
          <table:table-cell table:style-name="Users.A2" office:value-type="string">
            <text:p text:style-name="P33">change</text:p>
          </table:table-cell>
          <table:table-cell table:style-name="Users.B1" office:value-type="string">
            <text:p text:style-name="P33">POST</text:p>
          </table:table-cell>
          <table:table-cell table:style-name="Users.A1" office:value-type="string">
            <text:p text:style-name="P70"><text:bookmark-start text:name="__DdeLink__223_3448217467"/>user_name <text:span text:style-name="T52">(str)</text:span></text:p>
            <text:p text:style-name="P70">password<text:bookmark-end text:name="__DdeLink__223_3448217467"/> <text:span text:style-name="T52">(str)</text:span></text:p>
            <text:p text:style-name="P40"/>
            <text:p text:style-name="P237"><text:span text:style-name="T24">Oui </text:span><text:span text:style-name="T119">(il faut le jeton du compte que l’on s’apprête à modifier)</text:span></text:p>
          </table:table-cell>
          <table:table-cell table:style-name="Users.A1" office:value-type="string">
            <text:p text:style-name="P1"><text:bookmark-start text:name="__DdeLink__221_3448217467"/><text:span text:style-name="T23">Modifie</text:span><text:span text:style-name="T20"> </text:span><text:span text:style-name="T22">u</text:span><text:span text:style-name="T20">n compte utilisateur dans la base </text:span><text:span text:style-name="T25">(le mot de passe)</text:span></text:p>
            <text:p text:style-name="P1"/>
            <text:p text:style-name="P2">Cas d’erreur :</text:p>
            <text:list xml:id="list212555168614056" text:continue-list="list212555802409757" text:style-name="L8">
              <text:list-item>
                <text:p text:style-name="P168">‘Missing JSON in reques<text:span text:style-name="T21">t’,</text:span> 400</text:p>
              </text:list-item>
              <text:list-item>
                <text:p text:style-name="P168">‘Missing user_name parameter’, 400</text:p>
              </text:list-item>
              <text:list-item>
                <text:p text:style-name="P169">‘Missing password parameter’, 400</text:p>
              </text:list-item>
              <text:list-item>
                <text:p text:style-name="P169">‘User does not exist’, 404</text:p>
              </text:list-item>
              <text:list-item>
                <text:p text:style-name="P170">‘This is not you ! Good try !’, 400</text:p>
                <text:p text:style-name="P170"/>
              </text:list-item>
            </text:list>
            <text:p text:style-name="P2">Succès :</text:p>
            <text:list xml:id="list212556376722445" text:continue-list="list212555119265190" text:style-name="L9">
              <text:list-item>
                <text:p text:style-name="P184"><text:span text:style-name="T20">‘User was </text:span><text:span text:style-name="T26">changed’</text:span><text:span text:style-name="T20">, 20</text:span><text:span text:style-name="T26">1</text:span><text:bookmark-end text:name="__DdeLink__221_3448217467"/></text:p>
              </text:list-item>
            </text:list>
          </table:table-cell>
        </table:table-row>
        <table:table-row>
          <table:table-cell table:style-name="Users.A1" office:value-type="string">
            <text:p text:style-name="P41">login</text:p>
          </table:table-cell>
          <table:table-cell table:style-name="Users.B1" office:value-type="string">
            <text:p text:style-name="P41">POST</text:p>
          </table:table-cell>
          <table:table-cell table:style-name="Users.A1" office:value-type="string">
            <text:p text:style-name="P70">user_name <text:span text:style-name="T52">(str)</text:span></text:p>
            <text:p text:style-name="P70">password <text:span text:style-name="T52">(str)</text:span></text:p>
            <text:p text:style-name="Table_20_Contents"/>
            <text:p text:style-name="P44">Non</text:p>
          </table:table-cell>
          <table:table-cell table:style-name="Users.A1" office:value-type="string">
            <text:p text:style-name="P41">A partir d‘un pseudo et d’un mot de passe, fournit un jeton d’authentification à utiliser par la suite</text:p>
            <text:p text:style-name="P41"/>
            <text:p text:style-name="P3">Cas d’erreur :</text:p>
            <text:list xml:id="list212556152238734" text:continue-list="list212555168614056" text:style-name="L8">
              <text:list-item>
                <text:p text:style-name="P169">‘Missing JSON in reques<text:span text:style-name="T21">t’,</text:span> 400</text:p>
              </text:list-item>
              <text:list-item>
                <text:p text:style-name="P169">‘Missing user_name parameter’, 400</text:p>
              </text:list-item>
              <text:list-item>
                <text:p text:style-name="P169">‘Missing password parameter’, 400</text:p>
              </text:list-item>
              <text:list-item>
                <text:p text:style-name="P169">‘Bad user_name or password’, 404</text:p>
                <text:p text:style-name="P169"/>
              </text:list-item>
            </text:list>
            <text:p text:style-name="P3">Succès :</text:p>
            <text:list xml:id="list2340254546" text:style-name="L10">
              <text:list-item>
                <text:p text:style-name="P185"><text:span text:style-name="T124">&lt;</text:span><text:span text:style-name="T27">Le jeton d’authentification</text:span><text:span text:style-name="T124">&gt;</text:span><text:span text:style-name="T20">, 20</text:span><text:span text:style-name="T27">0</text:span></text:p>
              </text:list-item>
            </text:list>
          </table:table-cell>
        </table:table-row>
        <table:table-row>
          <table:table-cell table:style-name="Users.A1" office:value-type="string">
            <text:p text:style-name="P44">verify</text:p>
          </table:table-cell>
          <table:table-cell table:style-name="Users.B1" office:value-type="string">
            <text:p text:style-name="P44">GET</text:p>
          </table:table-cell>
          <table:table-cell table:style-name="Users.A1" office:value-type="string">
            <text:p text:style-name="P43">-</text:p>
            <text:p text:style-name="Table_20_Contents"><text:soft-page-break/></text:p>
            <text:p text:style-name="P234"><text:span text:style-name="T119">OUI (il faut le jeton du compte dont on cherche à </text:span><text:span text:style-name="T124">se</text:span><text:span text:style-name="T119"> prévaloir)</text:span></text:p>
          </table:table-cell>
          <table:table-cell table:style-name="Users.A1" office:value-type="string">
            <text:p text:style-name="P41">A partir d‘un <text:s/>jeton d’authentification <text:span text:style-name="T28">vérifie </text:span><text:soft-page-break/><text:span text:style-name="T28">l’authentification</text:span></text:p>
            <text:p text:style-name="P41"/>
            <text:p text:style-name="P3">Cas d’erreur :</text:p>
            <text:list xml:id="list212554660824462" text:continue-list="list212556152238734" text:style-name="L8">
              <text:list-item>
                <text:p text:style-name="P186">Sans objet </text:p>
                <text:p text:style-name="P186"/>
              </text:list-item>
            </text:list>
            <text:p text:style-name="P3">Succès :</text:p>
            <text:list xml:id="list212555727939100" text:continue-list="list2340254546" text:style-name="L10">
              <text:list-item>
                <text:p text:style-name="P185"><text:span text:style-name="T124">&lt;pseudo u</text:span><text:span text:style-name="T28">tilisateur</text:span><text:span text:style-name="T124">&gt;</text:span><text:span text:style-name="T20">, 20</text:span><text:span text:style-name="T27">0</text:span></text:p>
              </text:list-item>
            </text:list>
          </table:table-cell>
        </table:table-row>
      </table:table>
      <text:p text:style-name="P117"/>
      <text:h text:style-name="P160" text:outline-level="2"><text:bookmark-start text:name="__DdeLink__1286_2175262302"/><text:bookmark-start text:name="__RefHeading___Toc4181_1676471942"/><text:bookmark-start text:name="__DdeLink__252_3448217467"/>«<text:span text:style-name="T10">EMAILS</text:span><text:span text:style-name="T18">» </text:span><text:bookmark-start text:name="__DdeLink__1055_530786642"/><text:span text:style-name="T20">(</text:span><text:span text:style-name="T12">interface </text:span><text:span text:style-name="T20">REST)</text:span><text:bookmark-end text:name="__RefHeading___Toc4181_1676471942"/><text:bookmark-end text:name="__DdeLink__1055_530786642"/></text:h>
      <text:p text:style-name="P1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9"><text:bookmark-start text:name="__DdeLink__257_3448217467"/>Point d’accès<text:bookmark-end text:name="__DdeLink__257_3448217467"/></text:p>
          </table:table-cell>
          <table:table-cell table:style-name="Table1.B1" office:value-type="string">
            <text:p text:style-name="P25">Méthode</text:p>
          </table:table-cell>
          <table:table-cell table:style-name="Table1.A1" office:value-type="string">
            <text:p text:style-name="P25">Paramètres / <text:span text:style-name="T24">Protection par jeton</text:span></text:p>
          </table:table-cell>
          <table:table-cell table:style-name="Table1.A1" office:value-type="string">
            <text:p text:style-name="P25">Explications</text:p>
          </table:table-cell>
        </table:table-row>
        <table:table-row table:style-name="Table1.2">
          <table:table-cell table:style-name="Table1.A2" table:number-rows-spanned="2" office:value-type="string">
            <text:p text:style-name="P49">/emails</text:p>
          </table:table-cell>
          <table:table-cell table:style-name="Table1.B1" office:value-type="string">
            <text:p text:style-name="P5"><text:bookmark-start text:name="__DdeLink__209_34482174671"/>POST<text:bookmark-end text:name="__DdeLink__209_34482174671"/></text:p>
          </table:table-cell>
          <table:table-cell table:style-name="Table1.A1" office:value-type="string">
            <text:p text:style-name="P70"><text:bookmark-start text:name="__DdeLink__247_3448217467"/>email_value <text:span text:style-name="T52">(str)</text:span></text:p>
            <text:p text:style-name="P49">code <text:span text:style-name="T52">(int)</text:span></text:p>
            <text:p text:style-name="P48"/>
            <text:p text:style-name="P35">Non<text:bookmark-end text:name="__DdeLink__247_3448217467"/></text:p>
          </table:table-cell>
          <table:table-cell table:style-name="Table1.A1" office:value-type="string">
            <text:p text:style-name="P5"><text:span text:style-name="T21">Insère</text:span> <text:span text:style-name="T22">u</text:span>n compte utilisateur dans la base.</text:p>
            <text:p text:style-name="P5">Cas d’erreur :</text:p>
            <text:list xml:id="list212556525775335" text:continue-list="list212554660824462" text:style-name="L8">
              <text:list-item>
                <text:p text:style-name="P187">Sans objet</text:p>
              </text:list-item>
            </text:list>
            <text:p text:style-name="P5">Succès :</text:p>
            <text:list xml:id="list2279364209" text:style-name="L11">
              <text:list-item>
                <text:p text:style-name="P172"><text:bookmark-start text:name="__DdeLink__245_3448217467"/><text:span text:style-name="T29">{</text:span>'msg': 'Email was added or updated'<text:span text:style-name="T29">}, 201</text:span><text:bookmark-end text:name="__DdeLink__245_3448217467"/></text:p>
              </text:list-item>
            </text:list>
          </table:table-cell>
        </table:table-row>
        <table:table-row>
          <table:covered-table-cell/>
          <table:table-cell table:style-name="Table1.B1" office:value-type="string">
            <text:p text:style-name="P45">GET</text:p>
          </table:table-cell>
          <table:table-cell table:style-name="Table1.A1" office:value-type="string">
            <text:p text:style-name="P70">email_value <text:span text:style-name="T52">(str)</text:span></text:p>
            <text:p text:style-name="P49">code <text:span text:style-name="T52">(int)</text:span></text:p>
            <text:p text:style-name="P48"/>
            <text:p text:style-name="P35">Non</text:p>
          </table:table-cell>
          <table:table-cell table:style-name="Table1.A1" office:value-type="string">
            <text:p text:style-name="P42">A partir d‘un <text:s/>jeton d’authentification <text:span text:style-name="T28">vérifie l’authentification</text:span></text:p>
            <text:p text:style-name="P5">Cas d’erreur :</text:p>
            <text:list xml:id="list212555938303801" text:continue-numbering="true" text:style-name="L11">
              <text:list-item>
                <text:p text:style-name="P172"><text:span text:style-name="T29">{‘msg’, ‘</text:span>Email {email_value} does not exists’<text:span text:style-name="T29">}, 404</text:span></text:p>
              </text:list-item>
              <text:list-item>
                <text:p text:style-name="P172"><text:span text:style-name="T29">{</text:span>'msg': 'Code is incorrect'<text:span text:style-name="T29">}, 401</text:span></text:p>
              </text:list-item>
            </text:list>
            <text:p text:style-name="P5">Succès :</text:p>
            <text:list xml:id="list2702876011" text:style-name="L12">
              <text:list-item>
                <text:p text:style-name="P173"><text:span text:style-name="T29">{</text:span>'msg': 'Email is correct'<text:span text:style-name="T29">}, 200</text:span></text:p>
              </text:list-item>
            </text:list>
          </table:table-cell>
        </table:table-row>
      </table:table>
      <text:p text:style-name="P119"><text:bookmark-end text:name="__DdeLink__1286_2175262302"/></text:p>
      <text:h text:style-name="P156" text:outline-level="2"/>
      <text:h text:style-name="P160" text:outline-level="2"><text:bookmark-start text:name="__RefHeading___Toc4183_1676471942"/>«<text:span text:style-name="T11">PLAYERS</text:span><text:span text:style-name="T18">» </text:span><text:span text:style-name="T20">(</text:span><text:span text:style-name="T12">interface </text:span><text:span text:style-name="T20">REST)</text:span><text:bookmark-end text:name="__RefHeading___Toc4183_1676471942"/></text:h>
      <text:p text:style-name="P1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9">Point d’accès</text:p>
          </table:table-cell>
          <table:table-cell table:style-name="Table2.B1" office:value-type="string">
            <text:p text:style-name="P26">Méthode</text:p>
          </table:table-cell>
          <table:table-cell table:style-name="Table2.A1" office:value-type="string">
            <text:p text:style-name="P26">Paramètres / <text:span text:style-name="T24">Protection par jeton</text:span></text:p>
          </table:table-cell>
          <table:table-cell table:style-name="Table2.A1" office:value-type="string">
            <text:p text:style-name="P26">Explications</text:p>
          </table:table-cell>
        </table:table-row>
        <table:table-row table:style-name="Table2.2">
          <table:table-cell table:style-name="Table2.A2" office:value-type="string">
            <text:p text:style-name="P50">/player_identifiers/&lt;pseudo&gt;</text:p>
          </table:table-cell>
          <table:table-cell table:style-name="Table2.B1" office:value-type="string">
            <text:p text:style-name="P46"><text:bookmark-start text:name="__DdeLink__209_344821746711"/>GET<text:bookmark-end text:name="__DdeLink__209_344821746711"/></text:p>
          </table:table-cell>
          <table:table-cell table:style-name="Table2.B1" office:value-type="string">
            <text:p text:style-name="P50">-<text:bookmark-start text:name="__DdeLink__247_34482174671"/></text:p>
            <text:p text:style-name="P55"/>
            <text:p text:style-name="P36">Non<text:bookmark-end text:name="__DdeLink__247_34482174671"/></text:p>
          </table:table-cell>
          <table:table-cell table:style-name="Table2.B1" office:value-type="string">
            <text:p text:style-name="P58"><text:bookmark-start text:name="__DdeLink__1345_2175262302"/><text:span text:style-name="T59">Renvoie</text:span><text:span text:style-name="T31"> le numéro (l’</text:span><text:bookmark-start text:name="__DdeLink__262_3448217467"/><text:span text:style-name="T31">identifiant numérique</text:span><text:bookmark-end text:name="__DdeLink__262_3448217467"/><text:span text:style-name="T31">) d’un joueur à partir de son pseudo</text:span></text:p>
            <text:p text:style-name="P6">Cas d’erreur :</text:p>
            <text:list xml:id="list212555957251875" text:continue-list="list212556525775335" text:style-name="L8">
              <text:list-item>
                <text:p text:style-name="P188">Sans objet</text:p>
              </text:list-item>
            </text:list>
            <text:p text:style-name="P6">Succès :</text:p>
            <text:list xml:id="list1929833111" text:style-name="L13">
              <text:list-item>
                <text:p text:style-name="P174"><text:span text:style-name="T31">« identifiant numérique »</text:span><text:bookmark-start text:name="__DdeLink__245_34482174671"/><text:span text:style-name="T29">, 20</text:span><text:bookmark-end text:name="__DdeLink__245_34482174671"/><text:span text:style-name="T31">0</text:span><text:bookmark-end text:name="__DdeLink__1345_2175262302"/></text:p>
              </text:list-item>
            </text:list>
          </table:table-cell>
        </table:table-row>
        <table:table-row table:style-name="Table2.2">
          <table:table-cell table:style-name="Table2.A2" table:number-rows-spanned="3" office:value-type="string">
            <text:p text:style-name="P50">/playe<text:span text:style-name="T31">rs</text:span>/&lt;pseudo&gt;</text:p>
          </table:table-cell>
          <table:table-cell table:style-name="Table2.B1" office:value-type="string">
            <text:p text:style-name="P46"><text:bookmark-start text:name="__DdeLink__209_3448217467111"/>GET<text:bookmark-end text:name="__DdeLink__209_3448217467111"/></text:p>
          </table:table-cell>
          <table:table-cell table:style-name="Table2.B1" office:value-type="string">
            <text:p text:style-name="P50">-<text:bookmark-start text:name="__DdeLink__247_344821746711"/></text:p>
            <text:p text:style-name="P55"/>
            <text:p text:style-name="P56"><text:bookmark-end text:name="__DdeLink__247_344821746711"/>Oui <text:bookmark-start text:name="__DdeLink__4029_1676471942"/><text:span text:style-name="T120">(le jeton du compte user sous-jacent)</text:span><text:bookmark-end text:name="__DdeLink__4029_1676471942"/></text:p>
          </table:table-cell>
          <table:table-cell table:style-name="Table2.B1" office:value-type="string">
            <text:p text:style-name="P83"><text:span text:style-name="T59">Renvoie</text:span><text:span text:style-name="T31"> les informations relatives à un joueur à partir de son pseudo.</text:span></text:p>
            <text:p text:style-name="P6">Cas d’erreur :</text:p>
            <text:list xml:id="list212554681304628" text:continue-list="list212555957251875" text:style-name="L8">
              <text:list-item>
                <text:p text:style-name="P188">‘Not allowed for retrieve!:{message} ‘, <text:span text:style-name="T31">400</text:span></text:p>
              </text:list-item>
              <text:list-item>
                <text:p text:style-name="P189">‘Player {pseudo} doesn't exist‘, <text:span text:style-name="T31">40</text:span><text:span text:style-name="T32">4</text:span></text:p>
              </text:list-item>
            </text:list>
            <text:p text:style-name="P6">Succès :</text:p>
            <text:list xml:id="list212554675644946" text:continue-list="list1929833111" text:style-name="L13">
              <text:list-item>
                <text:p text:style-name="P196"><text:span text:style-name="T31">« dictionnaire des informations relatives au joueur »</text:span><text:bookmark-start text:name="__DdeLink__245_344821746711"/><text:span text:style-name="T29">, 20</text:span><text:bookmark-end text:name="__DdeLink__245_344821746711"/><text:span text:style-name="T31">0</text:span></text:p>
              </text:list-item>
            </text:list>
          </table:table-cell>
        </table:table-row>
        <table:table-row table:style-name="Table2.2">
          <table:covered-table-cell/>
          <table:table-cell table:style-name="Table2.B1" office:value-type="string">
            <text:p text:style-name="P56"><text:bookmark-start text:name="__DdeLink__209_34482174671111"/>P<text:bookmark-end text:name="__DdeLink__209_34482174671111"/>UT</text:p>
          </table:table-cell>
          <table:table-cell table:style-name="Table2.B1" office:value-type="string">
            <text:p text:style-name="P53"><text:span text:style-name="T32">p</text:span>seudo <text:span text:style-name="T52">(str)</text:span></text:p>
            <text:p text:style-name="P53">password <text:span text:style-name="T52">(str)</text:span><text:bookmark-start text:name="__DdeLink__247_3448217467111"/></text:p>
            <text:p text:style-name="P70">email <text:span text:style-name="T52">(str)</text:span></text:p>
            <text:p text:style-name="P55"><text:bookmark-start text:name="__DdeLink__1313_2175262302"/>email_confirmed<text:bookmark-end text:name="__DdeLink__1313_2175262302"/> <text:span text:style-name="T52">(</text:span><text:span text:style-name="T54">bool</text:span><text:span text:style-name="T52">)</text:span></text:p>
            <text:p text:style-name="P70">telephone <text:span text:style-name="T52">(str)</text:span></text:p>
            <text:p text:style-name="P55">replace <text:span text:style-name="T52">(bool)</text:span></text:p>
            <text:p text:style-name="P70">first_name <text:span text:style-name="T52">(str)</text:span></text:p>
            <text:p text:style-name="P70">family_name <text:span text:style-name="T52">(str)</text:span></text:p>
            <text:p text:style-name="P55">country <text:span text:style-name="T52">(int)</text:span></text:p>
            <text:p text:style-name="P55">time_zone <text:span text:style-name="T52">(int)</text:span></text:p>
            <text:p text:style-name="P55"/>
            <text:p text:style-name="P238"><text:bookmark-end text:name="__DdeLink__247_3448217467111"/>Oui <text:bookmark-start text:name="__DdeLink__4031_1676471942"/><text:span text:style-name="T120">(le jeton du compte user sous-jacent)</text:span><text:bookmark-end text:name="__DdeLink__4031_1676471942"/></text:p>
          </table:table-cell>
          <table:table-cell table:style-name="Table2.B1" office:value-type="string">
            <text:p text:style-name="P58"><text:bookmark-start text:name="__DdeLink__1366_2175262302"/><text:bookmark-start text:name="__DdeLink__1377_2175262302"/><text:bookmark-start text:name="__DdeLink__295_3448217467"/><text:span text:style-name="T32">Met à jour</text:span><text:span text:style-name="T31"> les informations relatives à un joueur à partir de son pseudo</text:span><text:bookmark-end text:name="__DdeLink__295_3448217467"/></text:p>
            <text:p text:style-name="P75">Le changement de mot de passe est exclusif du changement d’une autre information</text:p>
            <text:p text:style-name="P86"/>
            <text:p text:style-name="P88">Cf. POST pour les explications sur les différents champs</text:p>
            <text:p text:style-name="P86"/>
            <text:p text:style-name="P6"><text:bookmark-start text:name="__DdeLink__303_3448217467"/>Cas d’erreur :</text:p>
            <text:list xml:id="list212554881264000" text:continue-list="list212554681304628" text:style-name="L8">
              <text:list-item>
                <text:p text:style-name="P189"><text:bookmark-start text:name="__DdeLink__282_3448217467"/><text:bookmark-start text:name="__DdeLink__287_3448217467"/>‘Not allowed for retrieve!:{message} ‘, <text:span text:style-name="T31">400</text:span><text:bookmark-end text:name="__DdeLink__282_3448217467"/><text:bookmark-end text:name="__DdeLink__287_3448217467"/></text:p>
              </text:list-item>
              <text:list-item>
                <text:p text:style-name="P189"><text:bookmark-start text:name="__DdeLink__311_3448217467"/><text:bookmark-start text:name="__DdeLink__285_3448217467"/><text:bookmark-start text:name="__DdeLink__291_3448217467"/>‘User modification failed!:{message} ‘, <text:span text:style-name="T31">400 </text:span><text:span text:style-name="T32">(mise à jour de mot de passe)</text:span><text:bookmark-end text:name="__DdeLink__311_3448217467"/><text:bookmark-end text:name="__DdeLink__291_3448217467"/></text:p>
              </text:list-item>
              <text:list-item>
                <text:p text:style-name="P163"><text:span text:style-name="T30">‘Not allowed for </text:span><text:span text:style-name="T33">update</text:span><text:span text:style-name="T30">!:{message} ‘, </text:span><text:span text:style-name="T31">400</text:span></text:p>
              </text:list-item>
              <text:list-item>
                <text:p text:style-name="P190">‘Player {pseudo} does not exist ‘, <text:span text:style-name="T31">40</text:span><text:span text:style-name="T33">4</text:span></text:p>
              </text:list-item>
              <text:list-item>
                <text:p text:style-name="P163"><text:span text:style-name="T30">‘Failed to store email code!:{message} ‘, </text:span><text:span text:style-name="T31">400 </text:span><text:span text:style-name="T32">(mise à jour d</text:span><text:span text:style-name="T33">e l’adresse mail</text:span><text:span text:style-name="T32">)</text:span></text:p>
              </text:list-item>
            </text:list>
            <text:p text:style-name="P6"><text:bookmark-end text:name="__DdeLink__285_3448217467"/>Succès :</text:p>
            <text:list xml:id="list212555346405917" text:continue-list="list212554675644946" text:style-name="L13">
              <text:list-item>
                <text:p text:style-name="P194"><text:bookmark-start text:name="__DdeLink__289_3448217467"/><text:bookmark-start text:name="__DdeLink__293_3448217467"/>‘Ok updated ‘, <text:span text:style-name="T33">2</text:span><text:span text:style-name="T31">00 </text:span><text:span text:style-name="T32">(mise à jour de mot de passe)</text:span><text:bookmark-end text:name="__DdeLink__289_3448217467"/><text:bookmark-end text:name="__DdeLink__293_3448217467"/></text:p>
              </text:list-item>
              <text:list-item>
                <text:p text:style-name="P194">‘<text:span text:style-name="T33">Ok</text:span> but no change ! ‘, <text:span text:style-name="T33">2</text:span><text:span text:style-name="T31">00 </text:span><text:span text:style-name="T32">(mise à jour de mot de passe)</text:span></text:p>
              </text:list-item>
              <text:list-item>
                <text:p text:style-name="P194">‘Ok updated ‘, <text:span text:style-name="T33">2</text:span><text:span text:style-name="T31">00</text:span><text:bookmark-end text:name="__DdeLink__1377_2175262302"/><text:bookmark-end text:name="__DdeLink__1366_2175262302"/><text:bookmark-end text:name="__DdeLink__303_3448217467"/></text:p>
              </text:list-item>
            </text:list>
          </table:table-cell>
        </table:table-row>
        <table:table-row table:style-name="Table2.2">
          <table:covered-table-cell/>
          <table:table-cell table:style-name="Table2.B1" office:value-type="string">
            <text:p text:style-name="P57">DELETE</text:p>
          </table:table-cell>
          <table:table-cell table:style-name="Table2.B1" office:value-type="string">
            <text:p text:style-name="P50">-</text:p>
            <text:p text:style-name="P50"/>
            <text:p text:style-name="P239">Oui <text:span text:style-name="T120">(le jeton du compte user sous-jacent)</text:span></text:p>
          </table:table-cell>
          <table:table-cell table:style-name="Table2.B1" office:value-type="string">
            <text:p text:style-name="P47"><text:span text:style-name="T34">Suppression d’</text:span><text:span text:style-name="T31">un joueur à partir de son pseudo</text:span></text:p>
            <text:p text:style-name="P7">Cas d’erreur :</text:p>
            <text:list xml:id="list212555866324824" text:continue-list="list212554881264000" text:style-name="L8">
              <text:list-item>
                <text:p text:style-name="P164"><text:bookmark-start text:name="__DdeLink__285_34482174671"/><text:span text:style-name="T30">‘Player {pseudo} does not exist ‘, </text:span><text:span text:style-name="T31">40</text:span><text:span text:style-name="T33">4</text:span></text:p>
              </text:list-item>
              <text:list-item>
                <text:p text:style-name="P164"><text:bookmark-start text:name="__DdeLink__315_3448217467"/><text:bookmark-start text:name="__DdeLink__313_3448217467"/><text:span text:style-name="T30">‘</text:span><text:span text:style-name="T35">Allocation check</text:span><text:span text:style-name="T30"> failed!:{message} ‘, </text:span><text:span text:style-name="T31">400 </text:span></text:p>
              </text:list-item>
              <text:list-item>
                <text:p text:style-name="P164"><text:bookmark-end text:name="__DdeLink__315_3448217467"/><text:soft-page-break/><text:span text:style-name="T30">‘</text:span><text:span text:style-name="T47">Player is still in, a game</text:span><text:span text:style-name="T30"> ‘, </text:span><text:span text:style-name="T31">400 </text:span><text:bookmark-end text:name="__DdeLink__313_3448217467"/><text:bookmark-end text:name="__DdeLink__285_34482174671"/></text:p>
              </text:list-item>
              <text:list-item>
                <text:p text:style-name="P164"><text:span text:style-name="T30">‘User </text:span><text:span text:style-name="T34">removal</text:span><text:span text:style-name="T30"> failed!:{message} ‘, </text:span><text:span text:style-name="T31">400 </text:span></text:p>
              </text:list-item>
            </text:list>
            <text:p text:style-name="P7"><text:bookmark-start text:name="__DdeLink__1091_530786642"/>Succès :</text:p>
            <text:list xml:id="list3180335342" text:style-name="L14">
              <text:list-item>
                <text:p text:style-name="P200"><text:span text:style-name="T30">‘Ok </text:span><text:span text:style-name="T34">removed</text:span><text:span text:style-name="T30">‘, </text:span><text:span text:style-name="T33">2</text:span><text:span text:style-name="T31">00</text:span><text:bookmark-end text:name="__DdeLink__1091_530786642"/></text:p>
              </text:list-item>
            </text:list>
          </table:table-cell>
        </table:table-row>
        <table:table-row table:style-name="Table2.2">
          <table:table-cell table:style-name="Table2.A2" table:number-rows-spanned="2" office:value-type="string">
            <text:p text:style-name="Standard">/<text:span text:style-name="T40">players</text:span></text:p>
          </table:table-cell>
          <table:table-cell table:style-name="Table2.B1" office:value-type="string">
            <text:p text:style-name="P59">GET</text:p>
          </table:table-cell>
          <table:table-cell table:style-name="Table2.A1" office:value-type="string">
            <text:p text:style-name="P50">- </text:p>
            <text:p text:style-name="P50"/>
            <text:p text:style-name="P78">Non</text:p>
          </table:table-cell>
          <table:table-cell table:style-name="Table2.A1" office:value-type="string">
            <text:p text:style-name="P84"><text:span text:style-name="T59">Renvoie</text:span><text:span text:style-name="T40"> un dictionnaire identifiant numérique : <text:s/>pseudos de tous les joueurs</text:span></text:p>
            <text:p text:style-name="P8">Succès :</text:p>
            <text:list xml:id="list212554522456545" text:continue-numbering="true" text:style-name="L14">
              <text:list-item>
                <text:p text:style-name="P201">dictionnaire<text:span text:style-name="T30">, </text:span><text:span text:style-name="T33">2</text:span><text:span text:style-name="T31">00</text:span></text:p>
              </text:list-item>
            </text:list>
          </table:table-cell>
        </table:table-row>
        <table:table-row table:style-name="Table2.2">
          <table:covered-table-cell/>
          <table:table-cell table:style-name="Table2.B1" office:value-type="string">
            <text:p text:style-name="P59">POST</text:p>
          </table:table-cell>
          <table:table-cell table:style-name="Table2.A1" office:value-type="string">
            <text:p text:style-name="P53"><text:bookmark-start text:name="__DdeLink__1145_530786642"/><text:span text:style-name="T32">p</text:span>seudo<text:bookmark-end text:name="__DdeLink__1145_530786642"/> <text:span text:style-name="T52">(str)</text:span></text:p>
            <text:p text:style-name="P53">password <text:span text:style-name="T52">(str)</text:span><text:bookmark-start text:name="__DdeLink__247_34482174671113"/></text:p>
            <text:p text:style-name="P70">email <text:span text:style-name="T52">(str)</text:span></text:p>
            <text:p text:style-name="P55">email_confirmed <text:span text:style-name="T52">(</text:span><text:span text:style-name="T54">bool</text:span><text:span text:style-name="T52">)</text:span></text:p>
            <text:p text:style-name="P76">telephone <text:span text:style-name="T52">(str)</text:span></text:p>
            <text:p text:style-name="P55">replace <text:span text:style-name="T53">(bool)</text:span></text:p>
            <text:p text:style-name="P76">first_name <text:span text:style-name="T52">(str)</text:span></text:p>
            <text:p text:style-name="P76">family_name <text:span text:style-name="T52">(str)</text:span></text:p>
            <text:p text:style-name="P55">country <text:span text:style-name="T53">(int)</text:span></text:p>
            <text:p text:style-name="P55">time_zone <text:span text:style-name="T53">(int)</text:span></text:p>
            <text:p text:style-name="P55"/>
            <text:p text:style-name="P77"><text:bookmark-end text:name="__DdeLink__247_34482174671113"/>Non</text:p>
          </table:table-cell>
          <table:table-cell table:style-name="Table2.A1" office:value-type="string">
            <text:p text:style-name="P66">Insère un joueur avec son pseudo et ses informations</text:p>
            <text:p text:style-name="P60">Utilise l’adresse <text:span text:style-name="T43">e-mail</text:span> pour envoyer un <text:span text:style-name="T43">e-mail</text:span> avec un code de 4 chiffres</text:p>
            <text:p text:style-name="P60"/>
            <text:p text:style-name="P6"><text:bookmark-start text:name="__DdeLink__303_34482174673"/>Cas d’erreur :</text:p>
            <text:list xml:id="list212555091087641" text:continue-list="list212555866324824" text:style-name="L8">
              <text:list-item>
                <text:p text:style-name="P189"><text:bookmark-start text:name="__DdeLink__282_34482174673"/><text:bookmark-start text:name="__DdeLink__287_34482174673"/>‘Player {pseudo} already exists ‘, <text:span text:style-name="T31">40</text:span><text:bookmark-end text:name="__DdeLink__282_34482174673"/><text:bookmark-end text:name="__DdeLink__287_34482174673"/><text:span text:style-name="T42">0</text:span></text:p>
              </text:list-item>
              <text:list-item>
                <text:p text:style-name="P165"><text:bookmark-start text:name="__DdeLink__311_34482174673"/><text:bookmark-start text:name="__DdeLink__285_34482174674"/><text:bookmark-start text:name="__DdeLink__291_34482174673"/><text:span text:style-name="T30">‘User </text:span><text:span text:style-name="T42">creation</text:span><text:span text:style-name="T30"> failed!:{message} ‘, </text:span><text:span text:style-name="T31">400 </text:span><text:span text:style-name="T32">(mise à jour de mot de passe)</text:span><text:bookmark-end text:name="__DdeLink__311_34482174673"/><text:bookmark-end text:name="__DdeLink__291_34482174673"/></text:p>
              </text:list-item>
              <text:list-item>
                <text:p text:style-name="P163"><text:span text:style-name="T30">‘Failed to store email code!:{message} ‘, </text:span><text:span text:style-name="T31">400</text:span></text:p>
              </text:list-item>
            </text:list>
            <text:p text:style-name="P6"><text:bookmark-end text:name="__DdeLink__285_34482174674"/>Succès :</text:p>
            <text:list xml:id="list212556589402022" text:continue-list="list212555346405917" text:style-name="L13">
              <text:list-item>
                <text:p text:style-name="P194">‘Ok player created‘, <text:span text:style-name="T33">2</text:span><text:span text:style-name="T31">00</text:span><text:bookmark-end text:name="__DdeLink__303_34482174673"/></text:p>
              </text:list-item>
            </text:list>
            <text:p text:style-name="P65"/>
            <text:p text:style-name="P71"><text:bookmark-start text:name="__DdeLink__1316_2175262302"/>TODO EXPLICATIONS SUR LES CHAMPS</text:p>
            <text:p text:style-name="P71"><text:bookmark-end text:name="__DdeLink__1316_2175262302"/></text:p>
          </table:table-cell>
        </table:table-row>
        <table:table-row table:style-name="Table2.2">
          <table:table-cell table:style-name="Table2.A2" office:value-type="string">
            <text:p text:style-name="Standard">/<text:span text:style-name="T44">emails</text:span></text:p>
          </table:table-cell>
          <table:table-cell table:style-name="Table2.B1" office:value-type="string">
            <text:p text:style-name="P62">POST</text:p>
          </table:table-cell>
          <table:table-cell table:style-name="Table2.A1" office:value-type="string">
            <text:p text:style-name="P51"><text:span text:style-name="T45">p</text:span>seudo</text:p>
            <text:p text:style-name="P62">email</text:p>
            <text:p text:style-name="P62"/>
            <text:p text:style-name="P241">Non</text:p>
          </table:table-cell>
          <table:table-cell table:style-name="Table2.A1" office:value-type="string">
            <text:p text:style-name="P63">Vérifie un couple pseudo/code de quatre chiffres</text:p>
            <text:p text:style-name="P60"/>
            <text:p text:style-name="P6"><text:bookmark-start text:name="__DdeLink__303_344821746731"/>Cas d’erreur :</text:p>
            <text:list xml:id="list212556176862032" text:continue-list="list212555091087641" text:style-name="L8">
              <text:list-item>
                <text:p text:style-name="P165"><text:bookmark-start text:name="__DdeLink__282_344821746731"/><text:bookmark-start text:name="__DdeLink__287_344821746731"/><text:span text:style-name="T30">‘Player {pseudo} </text:span><text:span text:style-name="T46">does not</text:span><text:span text:style-name="T30"> exist ‘, </text:span><text:span text:style-name="T31">40</text:span><text:bookmark-end text:name="__DdeLink__282_344821746731"/><text:bookmark-end text:name="__DdeLink__287_344821746731"/><text:span text:style-name="T46">4</text:span></text:p>
              </text:list-item>
              <text:list-item>
                <text:p text:style-name="P163"><text:bookmark-start text:name="__DdeLink__285_344821746741"/><text:bookmark text:name="__DdeLink__311_344821746731"/><text:bookmark text:name="__DdeLink__291_344821746731"/><text:span text:style-name="T30">‘Wrong code!:{message} ‘, </text:span><text:span text:style-name="T31">400</text:span></text:p>
              </text:list-item>
            </text:list>
            <text:p text:style-name="P6"><text:bookmark-end text:name="__DdeLink__285_344821746741"/>Succès :</text:p>
            <text:list xml:id="list212556138625121" text:continue-list="list212556589402022" text:style-name="L13">
              <text:list-item>
                <text:p text:style-name="P197"><text:span text:style-name="T30">‘Ok </text:span><text:span text:style-name="T46">code is correct</text:span><text:span text:style-name="T30">‘, </text:span><text:span text:style-name="T33">2</text:span><text:span text:style-name="T31">00</text:span><text:bookmark-end text:name="__DdeLink__303_344821746731"/></text:p>
              </text:list-item>
            </text:list>
          </table:table-cell>
        </table:table-row>
      </table:table>
      <text:p text:style-name="P122"/>
      <text:h text:style-name="P157" text:outline-level="2"/>
      <text:h text:style-name="P161" text:outline-level="2"><text:bookmark-start text:name="__DdeLink__1303_2175262302"/><text:bookmark-start text:name="__RefHeading___Toc4185_1676471942"/>«<text:span text:style-name="T13">SOLVER</text:span><text:span text:style-name="T18">» </text:span><text:bookmark-start text:name="__DdeLink__1055_5307866421"/><text:span text:style-name="T20">(</text:span><text:span text:style-name="T12">interface </text:span><text:span text:style-name="T20">REST)</text:span><text:bookmark-end text:name="__RefHeading___Toc4185_1676471942"/><text:bookmark-end text:name="__DdeLink__1055_5307866421"/></text:h>
      <text:p text:style-name="P1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0"><text:bookmark-start text:name="__DdeLink__257_34482174671"/>Point d’accès<text:bookmark-end text:name="__DdeLink__257_34482174671"/></text:p>
          </table:table-cell>
          <table:table-cell table:style-name="Table3.B1" office:value-type="string">
            <text:p text:style-name="P27">Méthode</text:p>
          </table:table-cell>
          <table:table-cell table:style-name="Table3.A1" office:value-type="string">
            <text:p text:style-name="P27">Paramètres / <text:span text:style-name="T24">Protection par jeton</text:span></text:p>
          </table:table-cell>
          <table:table-cell table:style-name="Table3.A1" office:value-type="string">
            <text:p text:style-name="P27">Explications</text:p>
          </table:table-cell>
        </table:table-row>
        <table:table-row table:style-name="Table3.2">
          <table:table-cell table:style-name="Table3.A2" office:value-type="string">
            <text:p text:style-name="P67"><text:span text:style-name="T29">/</text:span><text:span text:style-name="T49">solve</text:span></text:p>
          </table:table-cell>
          <table:table-cell table:style-name="Table3.B2" office:value-type="string">
            <text:p text:style-name="P9"><text:bookmark-start text:name="__DdeLink__209_344821746712"/>POST<text:bookmark-end text:name="__DdeLink__209_344821746712"/></text:p>
          </table:table-cell>
          <table:table-cell table:style-name="Table3.A1" office:value-type="string">
            <text:p text:style-name="P67">variant</text:p>
            <text:p text:style-name="P52"><text:bookmark-start text:name="__DdeLink__1293_2175262302"/>advancement<text:bookmark-start text:name="__DdeLink__247_34482174672"/><text:bookmark-end text:name="__DdeLink__1293_2175262302"/></text:p>
            <text:p text:style-name="P67">situation</text:p>
            <text:p text:style-name="P67">orders</text:p>
            <text:p text:style-name="P67">r<text:span text:style-name="T50">o</text:span>le</text:p>
            <text:p text:style-name="P67">names</text:p>
            <text:p text:style-name="P67"/>
            <text:p text:style-name="P37">Non<text:bookmark-end text:name="__DdeLink__247_34482174672"/></text:p>
          </table:table-cell>
          <table:table-cell table:style-name="Table3.A1" office:value-type="string">
            <text:p text:style-name="P68">Réalise une résolution.</text:p>
            <text:p text:style-name="P68"/>
            <text:p text:style-name="P68">« Variant » est le nom de la variante. Utiliser « standard »</text:p>
            <text:p text:style-name="P68"/>
            <text:p text:style-name="P68">« A<text:span text:style-name="T29">dvancement » </text:span>est l’avancement de la partie, il vaut zéro à la création de la partie et augmente de un à chaque résolution. Il permet de déterminer la saison (donc la phase de jeu parmi Mouvements, Retraites, Retraites + mise à jour des possessions de centres, Ajustements) et l’année (décorative) à l’aide de la variante</text:p>
            <text:p text:style-name="P68"/>
            <text:p text:style-name="P68"><text:bookmark-start text:name="__DdeLink__1295_2175262302"/>« Situation » est un dictionnaire :</text:p>
            <text:p text:style-name="P79"><text:bookmark-start text:name="__DdeLink__1318_2175262302"/><text:span text:style-name="T55">TODO </text:span><text:span text:style-name="T56">DESCRIPTION</text:span></text:p>
            <text:p text:style-name="P72"><text:bookmark-end text:name="__DdeLink__1318_2175262302"/><text:bookmark-end text:name="__DdeLink__1295_2175262302"/></text:p>
            <text:p text:style-name="P68">« Orders » est un dictionnaire :</text:p>
            <text:p text:style-name="P79"><text:bookmark-start text:name="__DdeLink__1320_2175262302"/><text:span text:style-name="T55">TODO </text:span><text:span text:style-name="T56">DESCRIPTION</text:span><text:bookmark-end text:name="__DdeLink__1320_2175262302"/></text:p>
            <text:p text:style-name="P72"/>
            <text:p text:style-name="P68">« Role » est le rôle. Une valeur différente de zéro signifie qu’il faut « inventer » des ordres pour tous les autres pays</text:p>
            <text:p text:style-name="P68"/>
            <text:p text:style-name="P68">« <text:span text:style-name="T51">Names » donne les noms à utiliser <text:s/></text:span></text:p>
            <text:p text:style-name="P69"><text:span text:style-name="T55">TODO </text:span><text:span text:style-name="T56">DESCRIPTION</text:span></text:p>
            <text:p text:style-name="P68"/>
          </table:table-cell>
        </table:table-row>
      </table:table>
      <text:p text:style-name="P124"><text:bookmark-end text:name="__DdeLink__252_3448217467"/><text:bookmark-end text:name="__DdeLink__1303_2175262302"/><text:bookmark-end text:name="__DdeLink__233_3448217467"/></text:p>
      <text:h text:style-name="P158" text:outline-level="2"/>
      <text:h text:style-name="P162" text:outline-level="2"><text:bookmark-start text:name="__RefHeading___Toc4187_1676471942"/>«<text:span text:style-name="T14">GAMES</text:span><text:span text:style-name="T18">» </text:span><text:bookmark-start text:name="__DdeLink__1055_53078664211"/><text:span text:style-name="T20">(</text:span><text:span text:style-name="T12">interface </text:span><text:span text:style-name="T20">REST)</text:span><text:bookmark-end text:name="__RefHeading___Toc4187_1676471942"/><text:bookmark-end text:name="__DdeLink__1055_53078664211"/></text:h>
      <text:p text:style-name="P12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1"><text:bookmark-start text:name="__DdeLink__257_344821746711"/>Point d’accès<text:bookmark-end text:name="__DdeLink__257_344821746711"/></text:p>
          </table:table-cell>
          <table:table-cell table:style-name="Table4.A1" office:value-type="string">
            <text:p text:style-name="P28">Méthode</text:p>
          </table:table-cell>
          <table:table-cell table:style-name="Table4.A1" office:value-type="string">
            <text:p text:style-name="P28">Paramètres / <text:span text:style-name="T24">Protection par jeton</text:span></text:p>
          </table:table-cell>
          <table:table-cell table:style-name="Table4.A1" office:value-type="string">
            <text:p text:style-name="P28">Explications</text:p>
          </table:table-cell>
        </table:table-row>
        <table:table-row table:style-name="Table4.2">
          <table:table-cell table:style-name="Table4.A2" office:value-type="string">
            <text:p text:style-name="P202">variants/&lt;name&gt;</text:p>
          </table:table-cell>
          <table:table-cell table:style-name="Table4.A2" office:value-type="string">
            <text:p text:style-name="P80"><text:bookmark-start text:name="__DdeLink__209_3448217467121"/>G<text:bookmark-end text:name="__DdeLink__209_3448217467121"/>ET</text:p>
          </table:table-cell>
          <table:table-cell table:style-name="Table4.A1" office:value-type="string">
            <text:p text:style-name="P38">- </text:p>
            <text:p text:style-name="P80"/>
            <text:p text:style-name="P80">Non</text:p>
          </table:table-cell>
          <table:table-cell table:style-name="Table4.A1" office:value-type="string">
            <text:p text:style-name="P81">Renvoie les informations de la variante</text:p>
            <text:p text:style-name="P60"/>
            <text:p text:style-name="P6"><text:bookmark-start text:name="__DdeLink__303_3448217467311"/>Cas d’erreur :</text:p>
            <text:list xml:id="list212555851514776" text:continue-list="list212556176862032" text:style-name="L8">
              <text:list-item>
                <text:p text:style-name="P166"><text:bookmark-start text:name="__DdeLink__287_3448217467311"/><text:bookmark-start text:name="__DdeLink__282_3448217467311"/><text:span text:style-name="T30">‘Variant {name} is incorrect as a name ‘, </text:span><text:span text:style-name="T31">40</text:span><text:bookmark-end text:name="__DdeLink__287_3448217467311"/><text:bookmark-end text:name="__DdeLink__282_3448217467311"/><text:span text:style-name="T58">0</text:span></text:p>
              </text:list-item>
              <text:list-item>
                <text:p text:style-name="P166"><text:bookmark-start text:name="__DdeLink__287_34482174673111"/><text:bookmark-start text:name="__DdeLink__282_34482174673111"/><text:span text:style-name="T30">‘Variant {name} </text:span><text:span text:style-name="T46">does not</text:span><text:span text:style-name="T30"> exist ‘, </text:span><text:span text:style-name="T31">40</text:span><text:bookmark-end text:name="__DdeLink__287_34482174673111"/><text:bookmark-end text:name="__DdeLink__282_34482174673111"/><text:span text:style-name="T46">4</text:span></text:p>
              </text:list-item>
            </text:list>
            <text:p text:style-name="P175"><text:bookmark text:name="__DdeLink__1337_2175262302"/><text:bookmark text:name="__DdeLink__285_3448217467411"/>Succès :</text:p>
            <text:list xml:id="list212556036538939" text:continue-list="list212556138625121" text:style-name="L13">
              <text:list-item>
                <text:p text:style-name="P197"><text:span text:style-name="T30">‘Ok </text:span><text:span text:style-name="T46">code is correct</text:span><text:span text:style-name="T30">‘, </text:span><text:span text:style-name="T33">2</text:span><text:span text:style-name="T31">00</text:span><text:bookmark-end text:name="__DdeLink__303_3448217467311"/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89">game-identifiers/&lt;name&gt;</text:p>
          </table:table-cell>
          <table:table-cell table:style-name="Table4.A2" office:value-type="string">
            <text:p text:style-name="P82">GET</text:p>
          </table:table-cell>
          <table:table-cell table:style-name="Table4.A1" office:value-type="string">
            <text:p text:style-name="P38">-</text:p>
            <text:p text:style-name="P38"/>
            <text:p text:style-name="P82">Non</text:p>
          </table:table-cell>
          <table:table-cell table:style-name="Table4.A1" office:value-type="string">
            <text:p text:style-name="P83"><text:span text:style-name="T59">Renvoie</text:span><text:span text:style-name="T31"> le numéro (l’</text:span><text:bookmark-start text:name="__DdeLink__262_34482174671"/><text:span text:style-name="T31">identifiant numérique</text:span><text:bookmark-end text:name="__DdeLink__262_34482174671"/><text:span text:style-name="T31">) d’un</text:span><text:span text:style-name="T59">e</text:span><text:span text:style-name="T31"> </text:span><text:span text:style-name="T59">partie</text:span><text:span text:style-name="T31"> à partir de son </text:span><text:span text:style-name="T59">nom</text:span></text:p>
            <text:p text:style-name="P10">Cas d’erreur :</text:p>
            <text:list xml:id="list212555308713541" text:continue-list="list212555851514776" text:style-name="L8">
              <text:list-item>
                <text:p text:style-name="P191">Sans objet</text:p>
              </text:list-item>
            </text:list>
            <text:p text:style-name="P10">Succès :</text:p>
            <text:list xml:id="list1599859462" text:style-name="L15">
              <text:list-item>
                <text:p text:style-name="P176"><text:span text:style-name="T31">« identifiant numérique »</text:span><text:bookmark-start text:name="__DdeLink__245_344821746712"/><text:span text:style-name="T29">, 20</text:span><text:bookmark-end text:name="__DdeLink__245_344821746712"/><text:span text:style-name="T31">0</text:span></text:p>
              </text:list-item>
            </text:list>
          </table:table-cell>
        </table:table-row>
        <table:table-row table:style-name="Table4.2">
          <table:table-cell table:style-name="Table4.A2" table:number-rows-spanned="3" office:value-type="string">
            <text:p text:style-name="P89">/games/&lt;name&gt;</text:p>
          </table:table-cell>
          <table:table-cell table:style-name="Table4.A2" office:value-type="string">
            <text:p text:style-name="P82">GET</text:p>
          </table:table-cell>
          <table:table-cell table:style-name="Table4.A1" office:value-type="string">
            <text:p text:style-name="P38">-</text:p>
            <text:p text:style-name="P38"/>
            <text:p text:style-name="P82">Non</text:p>
          </table:table-cell>
          <table:table-cell table:style-name="Table4.A1" office:value-type="string">
            <text:p text:style-name="P83"><text:span text:style-name="T59">Renvoie</text:span><text:span text:style-name="T31"> les informations relatives à un</text:span><text:span text:style-name="T59">e</text:span><text:span text:style-name="T31"> </text:span><text:span text:style-name="T59">partie </text:span><text:span text:style-name="T31">à partir de son </text:span><text:span text:style-name="T59">nom</text:span><text:span text:style-name="T31">.</text:span></text:p>
            <text:p text:style-name="P6">Cas d’erreur :</text:p>
            <text:list xml:id="list212554787603028" text:continue-list="list212555308713541" text:style-name="L8">
              <text:list-item>
                <text:p text:style-name="P165"><text:span text:style-name="T30">‘</text:span><text:span text:style-name="T60">Game</text:span><text:span text:style-name="T30"> {</text:span><text:span text:style-name="T60">name</text:span><text:span text:style-name="T30">} doesn't exist‘, </text:span><text:span text:style-name="T31">40</text:span><text:span text:style-name="T32">4</text:span></text:p>
              </text:list-item>
            </text:list>
            <text:p text:style-name="P6">Succès :</text:p>
            <text:list xml:id="list212554923807989" text:continue-list="list212556036538939" text:style-name="L13">
              <text:list-item>
                <text:p text:style-name="P196"><text:span text:style-name="T31">« dictionnaire des informations relatives </text:span><text:span text:style-name="T61">à la partie</text:span><text:span text:style-name="T31">»</text:span><text:bookmark-start text:name="__DdeLink__245_3448217467111"/><text:span text:style-name="T29">, 20</text:span><text:bookmark-end text:name="__DdeLink__245_3448217467111"/><text:span text:style-name="T31">0</text:span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85">PUT</text:p>
          </table:table-cell>
          <table:table-cell table:style-name="Table4.A1" office:value-type="string">
            <text:p text:style-name="P54"><text:bookmark-start text:name="__DdeLink__1145_53078664221"/>name<text:bookmark-end text:name="__DdeLink__1145_53078664221"/> <text:span text:style-name="T52">(str)</text:span></text:p>
            <text:p text:style-name="P54">description <text:span text:style-name="T52">(str)</text:span></text:p>
            <text:p text:style-name="P98">variant <text:span text:style-name="T52">(str)</text:span></text:p>
            <text:p text:style-name="P98">archive <text:span text:style-name="T52">(</text:span><text:span text:style-name="T68">int</text:span><text:span text:style-name="T52">)</text:span></text:p>
            <text:p text:style-name="P98">anonymous <text:span text:style-name="T52">(</text:span><text:span text:style-name="T68">int</text:span><text:span text:style-name="T52">)</text:span></text:p>
            <text:p text:style-name="P98">silent <text:span text:style-name="T53">(</text:span><text:span text:style-name="T68">int</text:span><text:span text:style-name="T53">)</text:span></text:p>
            <text:p text:style-name="P98">cumulate <text:span text:style-name="T52">(</text:span><text:span text:style-name="T68">int</text:span><text:span text:style-name="T52">)</text:span></text:p>
            <text:p text:style-name="P98">fast <text:span text:style-name="T52">(</text:span><text:span text:style-name="T68">int</text:span><text:span text:style-name="T52">)</text:span></text:p>
            <text:p text:style-name="P98">deadline <text:span text:style-name="T53">(</text:span><text:span text:style-name="T68">str</text:span><text:span text:style-name="T53">)</text:span></text:p>
            <text:p text:style-name="P98">speed_moves <text:span text:style-name="T53">(int)</text:span></text:p>
            <text:p text:style-name="P98">cd_possible_moves <text:span text:style-name="T68">(int)</text:span></text:p>
            <text:p text:style-name="P98">speed_retreats <text:span text:style-name="T68">(int)</text:span></text:p>
            <text:p text:style-name="P98">cd_possible_retreats <text:span text:style-name="T68">(int)</text:span></text:p>
            <text:p text:style-name="P98">speed_adjustments <text:span text:style-name="T68">(int)</text:span></text:p>
            <text:p text:style-name="P98">cd_possible_builds <text:span text:style-name="T68">(int)</text:span></text:p>
            <text:p text:style-name="P98">cd_possible_removals <text:span text:style-name="T68">(int)</text:span></text:p>
            <text:p text:style-name="P98">play_weekend <text:span text:style-name="T68">(int)</text:span></text:p>
            <text:p text:style-name="P98">manual <text:span text:style-name="T68">(int)</text:span></text:p>
            <text:p text:style-name="P98">access_code <text:span text:style-name="T68">(int)</text:span></text:p>
            <text:p text:style-name="P98">access_restriction_re<text:soft-page-break/>liability <text:span text:style-name="T68">(int)</text:span></text:p>
            <text:p text:style-name="P98">access_restriction_regularity <text:span text:style-name="T68">(int)</text:span></text:p>
            <text:p text:style-name="P98">access_restriction_performance <text:span text:style-name="T69">(int)</text:span></text:p>
            <text:p text:style-name="P98">current_advancement <text:span text:style-name="T69">(int)</text:span></text:p>
            <text:p text:style-name="P98">nb_max_cycles_to_play <text:span text:style-name="T69">(int)</text:span></text:p>
            <text:p text:style-name="P98">victory_centers <text:span text:style-name="T69">(int) </text:span></text:p>
            <text:p text:style-name="P98">current_state <text:span text:style-name="T69">(int)</text:span></text:p>
            <text:p text:style-name="P97">pseudo (int)</text:p>
            <text:p text:style-name="P97"/>
            <text:p text:style-name="P242"><text:bookmark-start text:name="__DdeLink__4033_1676471942"/>Oui <text:span text:style-name="T120">(le jeton du compte user sous-jacent </text:span><text:span text:style-name="T121">de l’arbitre de la partie</text:span><text:span text:style-name="T120">)</text:span><text:bookmark-end text:name="__DdeLink__4033_1676471942"/></text:p>
          </table:table-cell>
          <table:table-cell table:style-name="Table4.A1" office:value-type="string">
            <text:p text:style-name="P64"><text:bookmark-start text:name="__DdeLink__295_34482174671"/><text:span text:style-name="T32">Met à jour</text:span><text:span text:style-name="T31"> les informations relatives à un</text:span><text:span text:style-name="T62">e partie</text:span><text:span text:style-name="T31"> à partir de son </text:span><text:bookmark-end text:name="__DdeLink__295_34482174671"/><text:span text:style-name="T62">nom</text:span></text:p>
            <text:p text:style-name="P87"/>
            <text:p text:style-name="P88">Cf. POST pour les explications sur les différents champs</text:p>
            <text:p text:style-name="P87"/>
            <text:p text:style-name="P11"><text:bookmark-start text:name="__DdeLink__303_34482174671"/>Cas d’erreur :</text:p>
            <text:list xml:id="list212554529930354" text:continue-list="list212554787603028" text:style-name="L8">
              <text:list-item>
                <text:p text:style-name="P192"><text:bookmark-start text:name="__DdeLink__287_34482174671"/><text:bookmark-start text:name="__DdeLink__282_34482174671"/>‘Game {name} does not exist ‘, <text:span text:style-name="T31">40</text:span><text:bookmark-end text:name="__DdeLink__287_34482174671"/><text:bookmark-end text:name="__DdeLink__282_34482174671"/><text:span text:style-name="T63">4</text:span></text:p>
              </text:list-item>
              <text:list-item>
                <text:p text:style-name="P192"><text:bookmark-start text:name="__DdeLink__311_34482174671"/><text:bookmark-start text:name="__DdeLink__285_34482174672"/><text:bookmark-start text:name="__DdeLink__291_34482174671"/>‘Need a pseudo to modify game ‘, <text:span text:style-name="T31">400 </text:span><text:bookmark-end text:name="__DdeLink__311_34482174671"/><text:bookmark-end text:name="__DdeLink__291_34482174671"/></text:p>
              </text:list-item>
              <text:list-item>
                <text:p text:style-name="P167"><text:span text:style-name="T30">‘Bad authentication!:{message} ‘, </text:span><text:span text:style-name="T31">40</text:span><text:span text:style-name="T63">1</text:span></text:p>
              </text:list-item>
              <text:list-item>
                <text:p text:style-name="P192">‘Failed to get id from pseudo {message ‘, <text:span text:style-name="T31">40</text:span><text:span text:style-name="T33">4</text:span></text:p>
              </text:list-item>
              <text:list-item>
                <text:p text:style-name="P167"><text:span text:style-name="T30">‘You do not seem to be the game master of the game ‘, </text:span><text:span text:style-name="T31">40</text:span><text:span text:style-name="T63">3</text:span></text:p>
              </text:list-item>
              <text:list-item>
                <text:p text:style-name="P193">‘Not enough players !’, <text:span text:style-name="T63">400 (démarrage de la partie)</text:span></text:p>
              </text:list-item>
            </text:list>
            <text:p text:style-name="P11"><text:bookmark-end text:name="__DdeLink__285_34482174672"/>Succès :</text:p>
            <text:list xml:id="list589543983" text:style-name="L16">
              <text:list-item>
                <text:p text:style-name="P195"><text:bookmark text:name="__DdeLink__289_34482174671"/><text:bookmark text:name="__DdeLink__293_34482174671"/>‘<text:span text:style-name="T33">Ok</text:span> but no change ! ‘, <text:span text:style-name="T33">2</text:span><text:span text:style-name="T31">00</text:span></text:p>
              </text:list-item>
              <text:list-item>
                <text:p text:style-name="P195">‘Ok updated ‘, <text:span text:style-name="T33">2</text:span><text:span text:style-name="T31">00</text:span><text:bookmark-end text:name="__DdeLink__303_34482174671"/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57">DELETE</text:p>
          </table:table-cell>
          <table:table-cell table:style-name="Table4.A1" office:value-type="string">
            <text:p text:style-name="P50">-</text:p>
            <text:p text:style-name="P50"/>
            <text:p text:style-name="P242">Oui <text:span text:style-name="T120">(le jeton du compte user sous-jacent </text:span><text:span text:style-name="T121">de l’arbitre de la partie</text:span><text:span text:style-name="T120">)</text:span></text:p>
          </table:table-cell>
          <table:table-cell table:style-name="Table4.A1" office:value-type="string">
            <text:p text:style-name="P47"><text:span text:style-name="T34">Suppression d’</text:span><text:span text:style-name="T31">un</text:span><text:span text:style-name="T64">e</text:span><text:span text:style-name="T31"> </text:span><text:span text:style-name="T64">partie</text:span><text:span text:style-name="T31"> à partir de son </text:span><text:span text:style-name="T64">nom</text:span></text:p>
            <text:p text:style-name="P7">Cas d’erreur :</text:p>
            <text:list xml:id="list212556566759822" text:continue-list="list212554529930354" text:style-name="L8">
              <text:list-item>
                <text:p text:style-name="P164"><text:bookmark-start text:name="__DdeLink__285_344821746711"/><text:span text:style-name="T30">‘</text:span><text:span text:style-name="T65">Game</text:span><text:span text:style-name="T30"> {name} does not exist ‘, </text:span><text:span text:style-name="T31">40</text:span><text:span text:style-name="T33">4</text:span></text:p>
              </text:list-item>
              <text:list-item>
                <text:p text:style-name="P164">‘Need a pseudo to delete game’, <text:span text:style-name="T66">401</text:span></text:p>
              </text:list-item>
              <text:list-item>
                <text:p text:style-name="P164"><text:bookmark-start text:name="__DdeLink__315_34482174671"/><text:bookmark-start text:name="__DdeLink__313_34482174671"/><text:span text:style-name="T30">‘Bad authentication!:{message} ‘, </text:span><text:span text:style-name="T31">40</text:span><text:span text:style-name="T66">1</text:span><text:span text:style-name="T31"> </text:span></text:p>
              </text:list-item>
              <text:list-item>
                <text:p text:style-name="P164">‘Failed to get id from pseudo {message}’, <text:span text:style-name="T66">404</text:span></text:p>
              </text:list-item>
              <text:list-item>
                <text:p text:style-name="P164">‘You do not seem to be the game master of the game’, <text:span text:style-name="T66">403</text:span></text:p>
              </text:list-item>
            </text:list>
            <text:p text:style-name="P7"><text:bookmark-start text:name="__DdeLink__1091_5307866421"/><text:bookmark-end text:name="__DdeLink__285_344821746711"/><text:bookmark-end text:name="__DdeLink__313_34482174671"/><text:bookmark-end text:name="__DdeLink__315_34482174671"/>Succès :</text:p>
            <text:list xml:id="list212555655218425" text:continue-list="list212554522456545" text:style-name="L14">
              <text:list-item>
                <text:p text:style-name="P200"><text:span text:style-name="T30">‘Ok </text:span><text:span text:style-name="T34">removed</text:span><text:span text:style-name="T30">‘, </text:span><text:span text:style-name="T33">2</text:span><text:span text:style-name="T31">00</text:span><text:bookmark-end text:name="__DdeLink__1091_5307866421"/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90">games</text:p>
          </table:table-cell>
          <table:table-cell table:style-name="Table4.A2" office:value-type="string">
            <text:p text:style-name="P59">GET</text:p>
          </table:table-cell>
          <table:table-cell table:style-name="Table4.A1" office:value-type="string">
            <text:p text:style-name="P50">- </text:p>
            <text:p text:style-name="P50"/>
            <text:p text:style-name="P78">Non</text:p>
          </table:table-cell>
          <table:table-cell table:style-name="Table4.A1" office:value-type="string">
            <text:p text:style-name="P84"><text:span text:style-name="T59">Renvoie</text:span><text:span text:style-name="T40"> un dictionnaire identifiant numérique : <text:s/></text:span><text:span text:style-name="T67">nom</text:span><text:span text:style-name="T40"> de tou</text:span><text:span text:style-name="T67">te</text:span><text:span text:style-name="T40">s les </text:span><text:span text:style-name="T67">parties</text:span></text:p>
            <text:p text:style-name="P8">Succès :</text:p>
            <text:list xml:id="list212556351344723" text:continue-numbering="true" text:style-name="L14">
              <text:list-item>
                <text:p text:style-name="P201">dictionnaire<text:span text:style-name="T30">, </text:span><text:span text:style-name="T33">2</text:span><text:span text:style-name="T31">00</text:span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59">POST</text:p>
          </table:table-cell>
          <table:table-cell table:style-name="Table4.A1" office:value-type="string">
            <text:p text:style-name="P53"><text:bookmark-start text:name="__DdeLink__1432_2175262302"/><text:bookmark-start text:name="__DdeLink__1145_5307866422"/>name<text:bookmark-end text:name="__DdeLink__1145_5307866422"/> <text:span text:style-name="T52">(str)</text:span></text:p>
            <text:p text:style-name="P53">description <text:span text:style-name="T52">(str)</text:span><text:bookmark-start text:name="__DdeLink__247_344821746711132"/></text:p>
            <text:p text:style-name="P70">variant <text:span text:style-name="T52">(str)</text:span></text:p>
            <text:p text:style-name="P55">archive <text:span text:style-name="T52">(</text:span><text:span text:style-name="T68">int</text:span><text:span text:style-name="T52">)</text:span></text:p>
            <text:p text:style-name="P76">anonymous <text:span text:style-name="T52">(</text:span><text:span text:style-name="T68">int</text:span><text:span text:style-name="T52">)</text:span></text:p>
            <text:p text:style-name="P55">silent <text:span text:style-name="T53">(</text:span><text:span text:style-name="T68">int</text:span><text:span text:style-name="T53">)</text:span></text:p>
            <text:p text:style-name="P76">cumulate <text:span text:style-name="T52">(</text:span><text:span text:style-name="T68">int</text:span><text:span text:style-name="T52">)</text:span></text:p>
            <text:p text:style-name="P76">fast <text:span text:style-name="T52">(</text:span><text:span text:style-name="T68">int</text:span><text:span text:style-name="T52">)</text:span></text:p>
            <text:p text:style-name="P55">deadline <text:span text:style-name="T53">(</text:span><text:span text:style-name="T68">str</text:span><text:span text:style-name="T53">)</text:span></text:p>
            <text:p text:style-name="P55">speed_moves <text:span text:style-name="T53">(int)</text:span></text:p>
            <text:p text:style-name="P55">cd_possible_moves <text:span text:style-name="T68">(int)</text:span></text:p>
            <text:p text:style-name="P55">speed_retreats <text:span text:style-name="T68">(int)</text:span></text:p>
            <text:p text:style-name="P55">cd_possible_retreats <text:span text:style-name="T68">(int)</text:span></text:p>
            <text:p text:style-name="P55">speed_adjustments <text:span text:style-name="T68">(int)</text:span></text:p>
            <text:p text:style-name="P55">cd_possible_builds <text:span text:style-name="T68">(int)</text:span></text:p>
            <text:p text:style-name="P55">cd_possible_removal<text:soft-page-break/>s <text:span text:style-name="T68">(int)</text:span></text:p>
            <text:p text:style-name="P55">play_weekend <text:span text:style-name="T68">(int)</text:span></text:p>
            <text:p text:style-name="P55">manual <text:span text:style-name="T68">(int)</text:span></text:p>
            <text:p text:style-name="P55">access_code <text:span text:style-name="T68">(int)</text:span></text:p>
            <text:p text:style-name="P55">access_restriction_reliability <text:span text:style-name="T68">(int)</text:span></text:p>
            <text:p text:style-name="P55">access_restriction_regularity <text:span text:style-name="T68">(int)</text:span></text:p>
            <text:p text:style-name="P55">access_restriction_performance <text:span text:style-name="T69">(int)</text:span></text:p>
            <text:p text:style-name="P55">current_advancement <text:span text:style-name="T69">(int)</text:span></text:p>
            <text:p text:style-name="P55">nb_max_cycles_to_play <text:span text:style-name="T69">(int)</text:span></text:p>
            <text:p text:style-name="P55">victory_centers <text:span text:style-name="T69">(int) </text:span></text:p>
            <text:p text:style-name="P55">current_state <text:span text:style-name="T69">(int)</text:span></text:p>
            <text:p text:style-name="P96">pseudo (int)<text:bookmark-end text:name="__DdeLink__1432_2175262302"/></text:p>
            <text:p text:style-name="P96"/>
            <text:p text:style-name="P242"><text:bookmark-start text:name="__DdeLink__4036_1676471942"/><text:bookmark-end text:name="__DdeLink__247_344821746711132"/>Oui <text:span text:style-name="T120">(le jeton du compte user sous-jacent </text:span><text:span text:style-name="T121">de l’arbitre de la partie</text:span><text:span text:style-name="T120">)</text:span><text:bookmark-end text:name="__DdeLink__4036_1676471942"/></text:p>
          </table:table-cell>
          <table:table-cell table:style-name="Table4.A1" office:value-type="string">
            <text:p text:style-name="P58"><text:span text:style-name="T41">I</text:span><text:bookmark-start text:name="__DdeLink__1435_2175262302"/><text:span text:style-name="T41">nsère un</text:span><text:span text:style-name="T69">e partie</text:span><text:span text:style-name="T41"> avec son </text:span><text:span text:style-name="T69">nom</text:span><text:span text:style-name="T41"> et ses informations</text:span></text:p>
            <text:p text:style-name="P60"/>
            <text:p text:style-name="P6"><text:bookmark-start text:name="__DdeLink__303_344821746733"/>Cas d’erreur :<text:bookmark-end text:name="__DdeLink__1435_2175262302"/></text:p>
            <text:list xml:id="list212555509170956" text:continue-list="list212556566759822" text:style-name="L8">
              <text:list-item>
                <text:p text:style-name="P165"><text:bookmark-start text:name="__DdeLink__282_344821746733"/><text:bookmark-start text:name="__DdeLink__287_344821746733"/><text:span text:style-name="T30">‘</text:span><text:span text:style-name="T69">Game</text:span><text:span text:style-name="T30"> {</text:span><text:span text:style-name="T69">name</text:span><text:span text:style-name="T30">} already exists ‘, </text:span><text:span text:style-name="T31">40</text:span><text:bookmark-end text:name="__DdeLink__282_344821746733"/><text:bookmark-end text:name="__DdeLink__287_344821746733"/><text:span text:style-name="T42">0</text:span></text:p>
              </text:list-item>
              <text:list-item>
                <text:p text:style-name="P165">‘Need a pseudo to create game’, <text:span text:style-name="T70">401</text:span></text:p>
              </text:list-item>
              <text:list-item>
                <text:p text:style-name="P165">Bad authentication!:{message}, <text:span text:style-name="T70">401</text:span></text:p>
              </text:list-item>
              <text:list-item>
                <text:p text:style-name="P165">‘Failed to get id from pseudo {message}’, <text:span text:style-name="T70">404</text:span><text:bookmark-start text:name="__DdeLink__285_344821746743"/></text:p>
              </text:list-item>
            </text:list>
            <text:p text:style-name="P6"><text:bookmark-start text:name="__DdeLink__1437_2175262302"/><text:bookmark-end text:name="__DdeLink__285_344821746743"/>Succès :</text:p>
            <text:list xml:id="list212556389298613" text:continue-list="list212554923807989" text:style-name="L13">
              <text:list-item>
                <text:p text:style-name="P197"><text:span text:style-name="T30">‘Ok </text:span><text:span text:style-name="T70">game</text:span><text:span text:style-name="T30"> created‘, </text:span><text:span text:style-name="T33">2</text:span><text:span text:style-name="T31">00</text:span><text:bookmark-end text:name="__DdeLink__1437_2175262302"/><text:bookmark-end text:name="__DdeLink__303_344821746733"/></text:p>
              </text:list-item>
            </text:list>
            <text:p text:style-name="P65"/>
            <text:p text:style-name="P71"><text:bookmark-start text:name="__DdeLink__1443_2175262302"/><text:bookmark-start text:name="__DdeLink__1316_21752623022"/>TODO EXPLICATIONS SUR LES CHAMPS</text:p>
            <text:p text:style-name="P71"><text:bookmark-end text:name="__DdeLink__1443_2175262302"/><text:bookmark-end text:name="__DdeLink__1316_21752623022"/></text:p>
          </table:table-cell>
        </table:table-row>
        <table:table-row table:style-name="Table4.2">
          <table:table-cell table:style-name="Table4.A2" table:number-rows-spanned="2" office:value-type="string">
            <text:p text:style-name="P91">allocations</text:p>
          </table:table-cell>
          <table:table-cell table:style-name="Table4.A2" office:value-type="string">
            <text:p text:style-name="P99">POST</text:p>
          </table:table-cell>
          <table:table-cell table:style-name="Table4.A1" office:value-type="string">
            <text:p text:style-name="P38">game_id <text:span text:style-name="T71">(int)</text:span></text:p>
            <text:p text:style-name="P38">player_id <text:span text:style-name="T71">(int)</text:span></text:p>
            <text:p text:style-name="P38">role_id <text:span text:style-name="T71">(int)</text:span></text:p>
            <text:p text:style-name="P38">pseudo <text:span text:style-name="T71">(str)</text:span></text:p>
            <text:p text:style-name="P38"/>
            <text:p text:style-name="P204">Oui <text:span text:style-name="T63"><text:s/></text:span><text:span text:style-name="T120">(le jeton du compte user sous-jacent </text:span><text:span text:style-name="T121">de l’arbitre de la partie ou le joueur à insérer</text:span><text:span text:style-name="T120">)</text:span></text:p>
          </table:table-cell>
          <table:table-cell table:style-name="Table4.A1" office:value-type="string">
            <text:p text:style-name="P131"><text:span text:style-name="T72">I</text:span><text:span text:style-name="T41">nsère un</text:span><text:span text:style-name="T69">e </text:span><text:span text:style-name="T72">allocation (une relation entre un joueur et une partie)</text:span></text:p>
            <text:p text:style-name="P100">Il faut être :</text:p>
            <text:list xml:id="list1066503236" text:style-name="L17">
              <text:list-item>
                <text:p text:style-name="P203">soit l’arbitre de la partie</text:p>
              </text:list-item>
              <text:list-item>
                <text:p text:style-name="P203">soit le joueur concerné</text:p>
              </text:list-item>
            </text:list>
            <text:p text:style-name="P61"/>
            <text:p text:style-name="P12">Cas d’erreur :</text:p>
            <text:list xml:id="list3724939394" text:style-name="L18">
              <text:list-item>
                <text:p text:style-name="P213">‘Need a pseudo to join/put in game’, <text:span text:style-name="T74">401</text:span></text:p>
              </text:list-item>
              <text:list-item>
                <text:p text:style-name="P213">‘Bad authentication!:{message}’, <text:span text:style-name="T72">401</text:span></text:p>
              </text:list-item>
              <text:list-item>
                <text:p text:style-name="P213">‘Failed to get id from pseudo {message}’, <text:span text:style-name="T72">404</text:span></text:p>
              </text:list-item>
              <text:list-item>
                <text:p text:style-name="P213">‘You do not seem to be either the game master of the game or the concerned player’, <text:span text:style-name="T72">403</text:span></text:p>
              </text:list-item>
              <text:list-item>
                <text:p text:style-name="P213">‘This game is not in the proper state - please proceed to replacement (not implemented yet)’, <text:span text:style-name="T73">400</text:span></text:p>
                <text:p text:style-name="P213"/>
              </text:list-item>
            </text:list>
            <text:p text:style-name="P13">Succès :</text:p>
            <text:list xml:id="list212556384517744" text:continue-list="list212556389298613" text:style-name="L13">
              <text:list-item>
                <text:p text:style-name="P221"><text:span text:style-name="T30">‘Ok allocation updated or created‘, </text:span><text:span text:style-name="T33">2</text:span><text:span text:style-name="T31">00</text:span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101">DELETE</text:p>
          </table:table-cell>
          <table:table-cell table:style-name="Table4.A1" office:value-type="string">
            <text:p text:style-name="P38">game_id <text:span text:style-name="T71">(int)</text:span></text:p>
            <text:p text:style-name="P38">player_id <text:span text:style-name="T71">(int)</text:span></text:p>
            <text:p text:style-name="P38">role_id <text:span text:style-name="T71">(int)</text:span></text:p>
            <text:p text:style-name="P38">pseudo <text:span text:style-name="T71">(str)</text:span></text:p>
            <text:p text:style-name="P38"/>
            <text:p text:style-name="P242">Oui <text:span text:style-name="T120">(le jeton du compte user sous-jacent </text:span><text:span text:style-name="T121">de l’arbitre de la partie ou le joueur </text:span><text:soft-page-break/><text:span text:style-name="T121">à retirer</text:span><text:span text:style-name="T120">)</text:span></text:p>
          </table:table-cell>
          <table:table-cell table:style-name="Table4.A1" office:value-type="string">
            <text:p text:style-name="P131"><text:span text:style-name="T74">Supprime</text:span><text:span text:style-name="T41"> un</text:span><text:span text:style-name="T69">e </text:span><text:span text:style-name="T72">allocation (une relation entre un joueur et une partie)</text:span></text:p>
            <text:p text:style-name="P100">Il faut être :</text:p>
            <text:list xml:id="list212555907203703" text:continue-list="list1066503236" text:style-name="L17">
              <text:list-item>
                <text:p text:style-name="P203">soit l’arbitre de la partie</text:p>
              </text:list-item>
              <text:list-item>
                <text:p text:style-name="P203">soit le joueur concerné</text:p>
              </text:list-item>
            </text:list>
            <text:p text:style-name="P61"/>
            <text:p text:style-name="P12"><text:bookmark-start text:name="__DdeLink__1446_2175262302"/>Cas d’erreur :</text:p>
            <text:list xml:id="list212554567125349" text:continue-list="list3724939394" text:style-name="L18">
              <text:list-item>
                <text:p text:style-name="P205"><text:span text:style-name="T57">‘Need a pseudo to </text:span><text:span text:style-name="T75">quit</text:span><text:span text:style-name="T57">/</text:span><text:span text:style-name="T75">remove</text:span><text:span text:style-name="T57"> </text:span><text:span text:style-name="T75">from</text:span><text:span text:style-name="T57"> game’, </text:span><text:span text:style-name="T74">401</text:span></text:p>
              </text:list-item>
              <text:list-item>
                <text:p text:style-name="P213"><text:soft-page-break/>‘Bad authentication!:{message}’, <text:span text:style-name="T72">401</text:span></text:p>
              </text:list-item>
              <text:list-item>
                <text:p text:style-name="P213">‘Failed to get id from pseudo {message}’, <text:span text:style-name="T72">404</text:span></text:p>
              </text:list-item>
              <text:list-item>
                <text:p text:style-name="P213">‘You do not seem to be either the game master of the game or the concerned player’, <text:span text:style-name="T72">403</text:span></text:p>
              </text:list-item>
              <text:list-item>
                <text:p text:style-name="P213">‘This game is not in the proper state - please proceed to replacement (not implemented yet)’, <text:span text:style-name="T73">400</text:span></text:p>
                <text:p text:style-name="P213"/>
              </text:list-item>
            </text:list>
            <text:p text:style-name="P13"><text:bookmark-start text:name="__DdeLink__1441_2175262302"/>Succès :</text:p>
            <text:list xml:id="list212556142274598" text:continue-list="list212556384517744" text:style-name="L13">
              <text:list-item>
                <text:p text:style-name="P198"><text:span text:style-name="T30">‘Ok allocation </text:span><text:span text:style-name="T76">deleted if present</text:span><text:span text:style-name="T30">‘, </text:span><text:span text:style-name="T33">2</text:span><text:span text:style-name="T31">00</text:span><text:bookmark-end text:name="__DdeLink__1446_2175262302"/><text:bookmark-end text:name="__DdeLink__1441_2175262302"/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89">/game-allocations/&lt;game_id&gt;</text:p>
          </table:table-cell>
          <table:table-cell table:style-name="Table4.A2" office:value-type="string">
            <text:p text:style-name="P102">GET</text:p>
          </table:table-cell>
          <table:table-cell table:style-name="Table4.A1" office:value-type="string">
            <text:p text:style-name="P38">- </text:p>
            <text:p text:style-name="P38"/>
            <text:p text:style-name="P102">Non</text:p>
          </table:table-cell>
          <table:table-cell table:style-name="Table4.A1" office:value-type="string">
            <text:p text:style-name="P132">Renvoie la liste des allocations de la partie</text:p>
            <text:p text:style-name="P132"/>
            <text:p text:style-name="P14">Succès :</text:p>
            <text:list xml:id="list212554554775258" text:continue-numbering="true" text:style-name="L13">
              <text:list-item>
                <text:p text:style-name="P222">Dictionnaire identifiant de joueur : identifiant de rôle dans la partie,<text:span text:style-name="T30"> </text:span><text:span text:style-name="T33">2</text:span><text:span text:style-name="T31">00</text:span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89">/<text:span text:style-name="T78">player</text:span>-allocations/&lt;<text:span text:style-name="T78">player</text:span>_id&gt;</text:p>
          </table:table-cell>
          <table:table-cell table:style-name="Table4.A2" office:value-type="string">
            <text:p text:style-name="P102">GET</text:p>
          </table:table-cell>
          <table:table-cell table:style-name="Table4.A1" office:value-type="string">
            <text:p text:style-name="P38">- </text:p>
            <text:p text:style-name="P38"/>
            <text:p text:style-name="P102">Non</text:p>
          </table:table-cell>
          <table:table-cell table:style-name="Table4.A1" office:value-type="string">
            <text:p text:style-name="P132">Renvoie la liste des allocations d<text:span text:style-name="T78">u joueur</text:span></text:p>
            <text:p text:style-name="P132"/>
            <text:p text:style-name="P14">Succès :</text:p>
            <text:list xml:id="list212556076329881" text:continue-numbering="true" text:style-name="L13">
              <text:list-item>
                <text:p text:style-name="P199"><text:span text:style-name="T77">Dictionnaire identifiant de </text:span><text:span text:style-name="T78">partie</text:span><text:span text:style-name="T77">: identifiant de rôle dans la partie,</text:span><text:span text:style-name="T30"> </text:span><text:span text:style-name="T33">2</text:span><text:span text:style-name="T31">00</text:span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89"><text:bookmark-start text:name="__DdeLink__1454_2175262302"/>/<text:bookmark-start text:name="__DdeLink__1451_2175262302"/>game-positions/&lt;game_id&gt;<text:bookmark-end text:name="__DdeLink__1454_2175262302"/><text:bookmark-end text:name="__DdeLink__1451_2175262302"/></text:p>
          </table:table-cell>
          <table:table-cell table:style-name="Table4.A2" office:value-type="string">
            <text:p text:style-name="P103">POST</text:p>
          </table:table-cell>
          <table:table-cell table:style-name="Table4.A1" office:value-type="string">
            <text:p text:style-name="P38"><text:span text:style-name="T79">p</text:span>seudo <text:span text:style-name="T79">(str)</text:span></text:p>
            <text:p text:style-name="P38">center_ownerships <text:span text:style-name="T79">(str)</text:span></text:p>
            <text:p text:style-name="P38">units <text:span text:style-name="T79">(str)</text:span></text:p>
            <text:p text:style-name="P38">forbiddens <text:span text:style-name="T79">(str)</text:span></text:p>
            <text:p text:style-name="P38"/>
            <text:p text:style-name="P242">Oui <text:span text:style-name="T120">(le jeton du compte user sous-jacent </text:span><text:span text:style-name="T121">de l’arbitre de la partie</text:span><text:span text:style-name="T120">)</text:span></text:p>
          </table:table-cell>
          <table:table-cell table:style-name="Table4.A1" office:value-type="string">
            <text:p text:style-name="P133">Altère la position de la partie (les possessions de centres, les unités et les zones interdites en retraite)</text:p>
            <text:p text:style-name="P133"/>
            <text:p text:style-name="P73"><text:bookmark-start text:name="__DdeLink__1555_2175262302"/>TODO EXPLICATIONS SUR LES CHAMPS</text:p>
            <text:p text:style-name="P73"><text:bookmark-end text:name="__DdeLink__1555_2175262302"/></text:p>
            <text:p text:style-name="P15"><text:bookmark-start text:name="__DdeLink__1469_2175262302"/>Cas d’erreur :</text:p>
            <text:list xml:id="list212556332520439" text:continue-list="list212554567125349" text:style-name="L18">
              <text:list-item>
                <text:p text:style-name="P206"><text:bookmark-start text:name="__DdeLink__1473_2175262302"/><text:span text:style-name="T57">‘Need a pseudo to rectify </text:span><text:span text:style-name="T80">position in</text:span><text:span text:style-name="T57"> game’, </text:span><text:span text:style-name="T74">401</text:span><text:bookmark-end text:name="__DdeLink__1473_2175262302"/></text:p>
              </text:list-item>
              <text:list-item>
                <text:p text:style-name="P214">‘Bad authentication!:{message}’, <text:span text:style-name="T72">401</text:span></text:p>
              </text:list-item>
              <text:list-item>
                <text:p text:style-name="P214">‘Failed to get id from pseudo {message}’, <text:span text:style-name="T72">404</text:span></text:p>
              </text:list-item>
              <text:list-item>
                <text:p text:style-name="P214">‘You do not seem to be the game master of the game’, <text:span text:style-name="T72">403</text:span></text:p>
                <text:p text:style-name="P214"/>
              </text:list-item>
            </text:list>
            <text:p text:style-name="P15"><text:bookmark-start text:name="__DdeLink__1449_2175262302"/><text:bookmark-start text:name="__DdeLink__1441_21752623021"/>Succès :</text:p>
            <text:list xml:id="list121187930" text:style-name="L19">
              <text:list-item>
                <text:p text:style-name="P223"><text:span text:style-name="T30">‘Ok </text:span><text:span text:style-name="T80">position rectified</text:span><text:span text:style-name="T30">‘, </text:span><text:span text:style-name="T33">2</text:span><text:span text:style-name="T31">00</text:span><text:bookmark-end text:name="__DdeLink__1469_2175262302"/><text:bookmark-end text:name="__DdeLink__1449_2175262302"/><text:bookmark-end text:name="__DdeLink__1441_21752623021"/></text:p>
              </text:list-item>
            </text:list>
          </table:table-cell>
        </table:table-row>
        <table:table-row table:style-name="Table4.14">
          <table:covered-table-cell/>
          <table:table-cell table:style-name="Table4.A2" office:value-type="string">
            <text:p text:style-name="P104">GET</text:p>
          </table:table-cell>
          <table:table-cell table:style-name="Table4.A1" office:value-type="string">
            <text:p text:style-name="P38">-</text:p>
            <text:p text:style-name="P38"/>
            <text:p text:style-name="P104">Non</text:p>
          </table:table-cell>
          <table:table-cell table:style-name="Table4.A1" office:value-type="string">
            <text:p text:style-name="P134"><text:bookmark-start text:name="__DdeLink__1457_2175262302"/>Renvoie la position de la partie.<text:bookmark-end text:name="__DdeLink__1457_2175262302"/></text:p>
            <text:p text:style-name="P134"/>
            <text:p text:style-name="P134">Cf. POST pour la description des champs.</text:p>
            <text:p text:style-name="P134"/>
            <text:p text:style-name="P16"><text:bookmark-start text:name="__DdeLink__1478_2175262302"/><text:bookmark-start text:name="__DdeLink__1459_2175262302"/>Succès :</text:p>
            <text:list xml:id="list212556552590663" text:continue-numbering="true" text:style-name="L19">
              <text:list-item>
                <text:p text:style-name="P224"><text:bookmark-start text:name="__DdeLink__1461_2175262302"/><text:span text:style-name="T84">{‘</text:span><text:span text:style-name="T81">ownerships </text:span><text:span text:style-name="T84">: &lt;rapport&gt;, ‘</text:span><text:span text:style-name="T81">dislodged_ones’ : </text:span><text:span text:style-name="T84">&lt;unités délogées&gt;, ‘units’ : &lt;unités&gt;, ‘forbiddens’ : régions interdites en retraite}</text:span><text:span text:style-name="T30">, </text:span><text:span text:style-name="T33">2</text:span><text:span text:style-name="T31">00</text:span><text:bookmark-end text:name="__DdeLink__1461_2175262302"/><text:bookmark-end text:name="__DdeLink__1478_2175262302"/><text:bookmark-end text:name="__DdeLink__1459_2175262302"/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92"><text:bookmark-start text:name="__DdeLink__1464_2175262302"/>/<text:bookmark-start text:name="__DdeLink__1451_21752623021"/>game-<text:span text:style-name="T82">reports</text:span>/&lt;game_id&gt;<text:bookmark-end text:name="__DdeLink__1464_2175262302"/><text:bookmark-end text:name="__DdeLink__1451_21752623021"/></text:p>
          </table:table-cell>
          <table:table-cell table:style-name="Table4.A2" office:value-type="string">
            <text:p text:style-name="P106">GET</text:p>
          </table:table-cell>
          <table:table-cell table:style-name="Table4.A1" office:value-type="string">
            <text:p text:style-name="P38">- </text:p>
            <text:p text:style-name="P38"/>
            <text:p text:style-name="P105">Non</text:p>
          </table:table-cell>
          <table:table-cell table:style-name="Table4.A1" office:value-type="string">
            <text:p text:style-name="P135">Renvoie l<text:span text:style-name="T83">e dernier rapport de résolution</text:span> de la partie.</text:p>
            <text:p text:style-name="P135"/>
            <text:p text:style-name="P17">Succès :</text:p>
            <text:list xml:id="list212554629914102" text:continue-numbering="true" text:style-name="L19">
              <text:list-item>
                <text:p text:style-name="P224"><text:soft-page-break/><text:span text:style-name="T84">{‘content’ : &lt;rapport&gt;}</text:span><text:span text:style-name="T30">, </text:span><text:span text:style-name="T33">2</text:span><text:span text:style-name="T31">00</text:span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93"><text:bookmark-start text:name="__DdeLink__1495_2175262302"/>/<text:bookmark-start text:name="__DdeLink__1451_217526230211"/>game-<text:span text:style-name="T96">orders</text:span>/&lt;game_id&gt;<text:bookmark-end text:name="__DdeLink__1495_2175262302"/><text:bookmark-end text:name="__DdeLink__1451_217526230211"/></text:p>
          </table:table-cell>
          <table:table-cell table:style-name="Table4.A2" office:value-type="string">
            <text:p text:style-name="P107">POST</text:p>
          </table:table-cell>
          <table:table-cell table:style-name="Table4.A1" office:value-type="string">
            <text:p text:style-name="P38">r<text:bookmark-start text:name="__DdeLink__1480_2175262302"/>ole_id <text:span text:style-name="T97">(int)</text:span></text:p>
            <text:p text:style-name="P38">orders <text:span text:style-name="T97">(str)</text:span></text:p>
            <text:p text:style-name="P226">names (str)</text:p>
            <text:p text:style-name="P38">pseudo <text:span text:style-name="T97">(str)</text:span><text:bookmark-end text:name="__DdeLink__1480_2175262302"/></text:p>
            <text:p text:style-name="P38"/>
            <text:p text:style-name="P243"><text:span text:style-name="T63">Oui </text:span><text:span text:style-name="T120">(le jeton du compte user sous-jacent </text:span><text:span text:style-name="T121">du joueur associé au rôle</text:span><text:span text:style-name="T120">)</text:span></text:p>
            <text:p text:style-name="P38"/>
          </table:table-cell>
          <table:table-cell table:style-name="Table4.A1" office:value-type="string">
            <text:p text:style-name="P136">Soumission d’ordres diplomatie par un joueur d’une partie.</text:p>
            <text:p text:style-name="P136"/>
            <text:p text:style-name="P18"><text:bookmark-start text:name="__DdeLink__1485_2175262302"/>Cas d’erreur :</text:p>
            <text:list xml:id="list212556377243143" text:continue-list="list212556332520439" text:style-name="L18">
              <text:list-item>
                <text:p text:style-name="P207"><text:span text:style-name="T57">‘Game master cannot submit orders in game - please usurp game player (not implemented)’, </text:span><text:span text:style-name="T74">40</text:span><text:span text:style-name="T98">0</text:span></text:p>
              </text:list-item>
              <text:list-item>
                <text:p text:style-name="P207"><text:span text:style-name="T57">‘Need a pseudo to </text:span><text:span text:style-name="T98">submit</text:span><text:span text:style-name="T57"> </text:span><text:span text:style-name="T98">orders</text:span><text:span text:style-name="T80"> in</text:span><text:span text:style-name="T57"> game’, </text:span><text:span text:style-name="T74">401</text:span></text:p>
              </text:list-item>
              <text:list-item>
                <text:p text:style-name="P215">‘Bad authentication!:{message}’, <text:span text:style-name="T72">401</text:span></text:p>
              </text:list-item>
              <text:list-item>
                <text:p text:style-name="P215">‘Failed to get id from pseudo {message}’, <text:span text:style-name="T72">404</text:span></text:p>
              </text:list-item>
              <text:list-item>
                <text:p text:style-name="P215"><text:bookmark-start text:name="__DdeLink__1475_2175262302"/>‘You do not seem to be the player who is in charge’, <text:span text:style-name="T72">403</text:span></text:p>
              </text:list-item>
              <text:list-item>
                <text:p text:style-name="P215">Variant {variant_name} doesn't exist, <text:span text:style-name="T98">404</text:span></text:p>
              </text:list-item>
              <text:list-item>
                <text:p text:style-name="P215">Failed to submit orders {message} : {submission_report}, <text:span text:style-name="T99">400</text:span></text:p>
                <text:p text:style-name="P215"><text:bookmark-end text:name="__DdeLink__1475_2175262302"/></text:p>
              </text:list-item>
            </text:list>
            <text:p text:style-name="P18"><text:bookmark-start text:name="__DdeLink__1449_21752623021"/><text:bookmark-start text:name="__DdeLink__1441_217526230211"/>Succès :</text:p>
            <text:list xml:id="list3653880760" text:style-name="L20">
              <text:list-item>
                <text:p text:style-name="P225"><text:span text:style-name="T30">‘Ok </text:span><text:span text:style-name="T99">orders </text:span><text:span text:style-name="T30">submitted</text:span><text:span text:style-name="T80"> {submission_report}</text:span><text:span text:style-name="T30">‘, </text:span><text:span text:style-name="T33">2</text:span><text:span text:style-name="T31">0</text:span><text:bookmark-end text:name="__DdeLink__1449_21752623021"/><text:bookmark-end text:name="__DdeLink__1441_217526230211"/><text:span text:style-name="T99">1</text:span><text:bookmark-end text:name="__DdeLink__1485_2175262302"/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108">GET</text:p>
          </table:table-cell>
          <table:table-cell table:style-name="Table4.A1" office:value-type="string">
            <text:p text:style-name="P137"><text:span text:style-name="T99">r</text:span>ole_id <text:span text:style-name="T97">(int)</text:span></text:p>
            <text:p text:style-name="P39">pseudo <text:span text:style-name="T97">(str)</text:span></text:p>
            <text:p text:style-name="P38"/>
            <text:p text:style-name="P242">Oui <text:span text:style-name="T120">(le jeton du compte user sous-jacent </text:span><text:span text:style-name="T121">du joueur associé au rôle</text:span><text:span text:style-name="T120">)</text:span></text:p>
          </table:table-cell>
          <table:table-cell table:style-name="Table4.A1" office:value-type="string">
            <text:p text:style-name="P138">Renvoie les ordres soumis par le joueur de la partie</text:p>
            <text:p text:style-name="P138"/>
            <text:p text:style-name="P19"><text:bookmark-start text:name="__DdeLink__1503_2175262302"/>Cas d’erreur :</text:p>
            <text:list xml:id="list212555383376524" text:continue-list="list212556377243143" text:style-name="L18">
              <text:list-item>
                <text:p text:style-name="P208"><text:span text:style-name="T57">‘Need a pseudo to </text:span><text:span text:style-name="T100">retrieve</text:span><text:span text:style-name="T57"> </text:span><text:span text:style-name="T98">orders</text:span><text:span text:style-name="T80"> in</text:span><text:span text:style-name="T57"> game’, </text:span><text:span text:style-name="T74">401</text:span></text:p>
              </text:list-item>
              <text:list-item>
                <text:p text:style-name="P216">‘Bad authentication!:{message}’, <text:span text:style-name="T72">401</text:span></text:p>
              </text:list-item>
              <text:list-item>
                <text:p text:style-name="P216">‘Failed to get id from pseudo {message}’, <text:span text:style-name="T72">404</text:span></text:p>
              </text:list-item>
              <text:list-item>
                <text:p text:style-name="P208"><text:span text:style-name="T57">‘You do not seem to be the </text:span><text:span text:style-name="T100">game master </text:span><text:span text:style-name="T105">of the game</text:span><text:span text:style-name="T57">’, </text:span><text:span text:style-name="T72">403 </text:span><text:bookmark-start text:name="__DdeLink__1492_2175262302"/><text:span text:style-name="T100">(role_id = 0)</text:span><text:bookmark-end text:name="__DdeLink__1492_2175262302"/></text:p>
              </text:list-item>
              <text:list-item>
                <text:p text:style-name="P216"><text:bookmark-start text:name="__DdeLink__1490_2175262302"/><text:bookmark-start text:name="__DdeLink__1540_2175262302"/><text:bookmark-start text:name="__DdeLink__1475_21752623021"/>‘You do not seem to be the player who is in charge’, <text:span text:style-name="T72">403</text:span><text:bookmark-end text:name="__DdeLink__1490_2175262302"/><text:span text:style-name="T72"> </text:span><text:span text:style-name="T100">(role_id != 0)</text:span></text:p>
              </text:list-item>
              <text:list-item>
                <text:p text:style-name="P216"><text:bookmark-end text:name="__DdeLink__1540_2175262302"/>Variant {variant_name} doesn't exist, <text:span text:style-name="T98">404</text:span></text:p>
              </text:list-item>
              <text:list-item>
                <text:p text:style-name="P216">Failed to submit orders {message} : {submission_report}, <text:span text:style-name="T99">400</text:span></text:p>
                <text:p text:style-name="P216"><text:bookmark-end text:name="__DdeLink__1475_21752623021"/></text:p>
              </text:list-item>
            </text:list>
            <text:p text:style-name="P19"><text:bookmark-start text:name="__DdeLink__1449_217526230211"/><text:bookmark-start text:name="__DdeLink__1441_2175262302111"/>Succès :</text:p>
            <text:list xml:id="list2792668491" text:style-name="L21">
              <text:list-item>
                <text:p text:style-name="P227"><text:span text:style-name="T85">{‘orders’ : &lt;ordres&gt;, ‘fake_units’ : &lt;unités factices&gt;}</text:span><text:span text:style-name="T86">, </text:span><text:span text:style-name="T87">2</text:span><text:span text:style-name="T88">0</text:span><text:bookmark-end text:name="__DdeLink__1449_217526230211"/><text:bookmark-end text:name="__DdeLink__1441_2175262302111"/><text:span text:style-name="T88">0</text:span><text:bookmark-end text:name="__DdeLink__1503_2175262302"/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94">/<text:bookmark-start text:name="__DdeLink__1451_2175262302111"/>game-adjudications/&lt;game_id&gt;<text:bookmark-end text:name="__DdeLink__1451_2175262302111"/></text:p>
          </table:table-cell>
          <table:table-cell table:style-name="Table4.A2" office:value-type="string">
            <text:p text:style-name="P109">POST</text:p>
          </table:table-cell>
          <table:table-cell table:style-name="Table4.A1" office:value-type="string">
            <text:p text:style-name="P109">names (str)</text:p>
            <text:p text:style-name="P109">pseudo (str)</text:p>
            <text:p text:style-name="P109"/>
            <text:p text:style-name="P242">Oui <text:span text:style-name="T120">(le jeton du compte user sous-jacent </text:span><text:span text:style-name="T121">de l’arbitre de la partie</text:span><text:span text:style-name="T120">)</text:span></text:p>
          </table:table-cell>
          <table:table-cell table:style-name="Table4.A1" office:value-type="string">
            <text:p text:style-name="P141"><text:bookmark-start text:name="__DdeLink__1515_2175262302"/><text:span text:style-name="T101">Résolution </text:span><text:span text:style-name="T102">de</text:span><text:span text:style-name="T101"> la partie</text:span></text:p>
            <text:p text:style-name="P139"/>
            <text:p text:style-name="P20">Cas d’erreur :</text:p>
            <text:list xml:id="list212555012719591" text:continue-list="list212555383376524" text:style-name="L18">
              <text:list-item>
                <text:p text:style-name="P209"><text:bookmark-start text:name="__DdeLink__1529_2175262302"/><text:span text:style-name="T57">‘Need a pseudo to </text:span><text:span text:style-name="T103">adjudicate</text:span><text:span text:style-name="T57"> </text:span><text:span text:style-name="T80">in</text:span><text:span text:style-name="T57"> game’, </text:span><text:span text:style-name="T74">401</text:span><text:bookmark-end text:name="__DdeLink__1529_2175262302"/></text:p>
              </text:list-item>
              <text:list-item>
                <text:p text:style-name="P217"><text:bookmark-start text:name="__DdeLink__1531_2175262302"/>‘Bad authentication!:{message}’, <text:span text:style-name="T72">401</text:span></text:p>
              </text:list-item>
              <text:list-item>
                <text:p text:style-name="P217"><text:bookmark-start text:name="__DdeLink__1533_2175262302"/><text:bookmark-end text:name="__DdeLink__1531_2175262302"/>‘Failed to get id from pseudo {message}’, <text:span text:style-name="T72">404</text:span></text:p>
              </text:list-item>
              <text:list-item>
                <text:p text:style-name="P209"><text:bookmark-start text:name="__DdeLink__1536_2175262302"/><text:bookmark-end text:name="__DdeLink__1533_2175262302"/><text:soft-page-break/><text:span text:style-name="T57">‘You do not seem to be the </text:span><text:span text:style-name="T100">game master </text:span><text:span text:style-name="T104">of the game</text:span><text:span text:style-name="T57">’, </text:span><text:span text:style-name="T72">403</text:span><text:bookmark text:name="__DdeLink__1492_21752623021"/></text:p>
              </text:list-item>
              <text:list-item>
                <text:p text:style-name="P217"><text:bookmark-start text:name="__DdeLink__1475_217526230211"/><text:bookmark-end text:name="__DdeLink__1536_2175262302"/>Variant {variant_name} doesn't exist, <text:span text:style-name="T98">404</text:span></text:p>
              </text:list-item>
              <text:list-item>
                <text:p text:style-name="P209"><text:span text:style-name="T57">Failed to </text:span><text:span text:style-name="T106">adjudicate</text:span><text:span text:style-name="T57">{message} : {submission_report}, </text:span><text:span text:style-name="T99">400</text:span></text:p>
                <text:p text:style-name="P217"><text:bookmark-end text:name="__DdeLink__1475_217526230211"/></text:p>
              </text:list-item>
            </text:list>
            <text:p text:style-name="P20"><text:bookmark-start text:name="__DdeLink__1449_2175262302111"/><text:bookmark-start text:name="__DdeLink__1441_21752623021111"/>Succès :</text:p>
            <text:list xml:id="list1021714350" text:style-name="L22">
              <text:list-item>
                <text:p text:style-name="P228"><text:span text:style-name="T85">’Ok adjudication performed and game updated : {adjudication_report}’</text:span><text:span text:style-name="T86">, </text:span><text:span text:style-name="T87">2</text:span><text:span text:style-name="T88">0</text:span><text:bookmark-end text:name="__DdeLink__1449_2175262302111"/><text:bookmark-end text:name="__DdeLink__1441_21752623021111"/><text:span text:style-name="T89">1</text:span><text:bookmark-end text:name="__DdeLink__1515_2175262302"/></text:p>
              </text:list-item>
            </text:list>
          </table:table-cell>
        </table:table-row>
        <table:table-row table:style-name="Table4.2">
          <table:table-cell table:style-name="Table4.A2" office:value-type="string">
            <text:p text:style-name="P89">/<text:span text:style-name="T107">simulation</text:span></text:p>
          </table:table-cell>
          <table:table-cell table:style-name="Table4.A2" office:value-type="string">
            <text:p text:style-name="P110">POST</text:p>
          </table:table-cell>
          <table:table-cell table:style-name="Table4.A1" office:value-type="string">
            <text:p text:style-name="P38">variant_name <text:span text:style-name="T108">(str)</text:span></text:p>
            <text:p text:style-name="P38">orders <text:span text:style-name="T108">(str)</text:span></text:p>
            <text:p text:style-name="P38">center_ownerships <text:span text:style-name="T108">(str)</text:span></text:p>
            <text:p text:style-name="P38">units <text:span text:style-name="T108">(str)</text:span></text:p>
            <text:p text:style-name="P38">names<text:span text:style-name="T108">()</text:span></text:p>
            <text:p text:style-name="P38"/>
            <text:p text:style-name="P111">Non</text:p>
          </table:table-cell>
          <table:table-cell table:style-name="Table4.A1" office:value-type="string">
            <text:p text:style-name="P147">Simulation de résoilution (« bac à sable »)</text:p>
            <text:p text:style-name="P140"/>
            <text:p text:style-name="P21"><text:bookmark-start text:name="__DdeLink__1524_2175262302"/>Cas d’erreur :</text:p>
            <text:list xml:id="list212555071899019" text:continue-list="list212555012719591" text:style-name="L18">
              <text:list-item>
                <text:p text:style-name="P210"><text:bookmark-start text:name="__DdeLink__1475_2175262302111"/><text:span text:style-name="T57">Variant {variant_name} doesn't exist, </text:span><text:span text:style-name="T98">404</text:span></text:p>
              </text:list-item>
              <text:list-item>
                <text:p text:style-name="P210"><text:span text:style-name="T57">Failed to </text:span><text:span text:style-name="T106">adjudicate</text:span><text:span text:style-name="T57">{message} : {submission_report}, </text:span><text:span text:style-name="T99">400</text:span></text:p>
                <text:p text:style-name="P218"><text:bookmark-end text:name="__DdeLink__1475_2175262302111"/></text:p>
              </text:list-item>
            </text:list>
            <text:p text:style-name="P21"><text:bookmark-start text:name="__DdeLink__1449_21752623021111"/><text:bookmark-start text:name="__DdeLink__1441_217526230211111"/>Succès :</text:p>
            <text:list xml:id="list3254045114" text:style-name="L23">
              <text:list-item>
                <text:p text:style-name="P229"><text:span text:style-name="T85">’Ok adjudication performed {adjudication_report}’</text:span><text:span text:style-name="T86">, </text:span><text:span text:style-name="T87">2</text:span><text:span text:style-name="T88">0</text:span><text:bookmark-end text:name="__DdeLink__1449_21752623021111"/><text:bookmark-end text:name="__DdeLink__1441_217526230211111"/><text:span text:style-name="T89">1</text:span><text:bookmark-end text:name="__DdeLink__1524_2175262302"/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89">/game-messages/&lt;game_id&gt;</text:p>
          </table:table-cell>
          <table:table-cell table:style-name="Table4.A2" office:value-type="string">
            <text:p text:style-name="P112">POST</text:p>
          </table:table-cell>
          <table:table-cell table:style-name="Table4.A1" office:value-type="string">
            <text:p text:style-name="P38">role_id <text:span text:style-name="T109">(int)</text:span></text:p>
            <text:p text:style-name="P38">dest_role_id <text:span text:style-name="T109">(int)</text:span></text:p>
            <text:p text:style-name="P38">content <text:span text:style-name="T109">(str)</text:span></text:p>
            <text:p text:style-name="P38">pseudo <text:span text:style-name="T109">(str)</text:span></text:p>
            <text:p text:style-name="P38"/>
            <text:p text:style-name="P242"><text:bookmark-start text:name="__DdeLink__4038_1676471942"/>Oui <text:span text:style-name="T120">(le jeton du compte user sous-jacent </text:span><text:span text:style-name="T121">de l’arbitre ou du joueur de la partie</text:span><text:span text:style-name="T120">)</text:span></text:p>
            <text:p text:style-name="P38"><text:bookmark-end text:name="__DdeLink__4038_1676471942"/></text:p>
          </table:table-cell>
          <table:table-cell table:style-name="Table4.A1" office:value-type="string">
            <text:p text:style-name="P142">Insertion d’un message diplomatique</text:p>
            <text:p text:style-name="P142"/>
            <text:p text:style-name="P22"><text:bookmark-start text:name="__DdeLink__1548_2175262302"/>Cas d’erreur :</text:p>
            <text:list xml:id="list212555471733075" text:continue-list="list212555071899019" text:style-name="L18">
              <text:list-item>
                <text:p text:style-name="P211"><text:span text:style-name="T57">‘Need a pseudo to </text:span><text:span text:style-name="T109">insert message</text:span><text:span text:style-name="T57"> </text:span><text:span text:style-name="T80">in</text:span><text:span text:style-name="T57"> game’, </text:span><text:span text:style-name="T74">401</text:span><text:bookmark-start text:name="__DdeLink__1475_21752623021111"/></text:p>
              </text:list-item>
              <text:list-item>
                <text:p text:style-name="P219">‘Bad authentication!:{message}’, <text:span text:style-name="T72">401</text:span></text:p>
              </text:list-item>
              <text:list-item>
                <text:p text:style-name="P219">‘Failed to get id from pseudo {message}’, <text:span text:style-name="T72">404</text:span></text:p>
              </text:list-item>
              <text:list-item>
                <text:p text:style-name="P211"><text:span text:style-name="T57">‘You do not seem to be the </text:span><text:span text:style-name="T100">game master </text:span><text:span text:style-name="T104">of the game</text:span><text:span text:style-name="T57">’, </text:span><text:span text:style-name="T72">403</text:span><text:bookmark text:name="__DdeLink__1492_217526230212"/><text:span text:style-name="T72"> </text:span><text:span text:style-name="T109">(role_id=0)</text:span></text:p>
              </text:list-item>
              <text:list-item>
                <text:p text:style-name="P219"><text:bookmark-start text:name="__DdeLink__1490_21752623022"/>‘You do not seem to be the player who is in charge’, <text:span text:style-name="T72">403</text:span><text:bookmark-end text:name="__DdeLink__1490_21752623022"/><text:span text:style-name="T72"> </text:span><text:span text:style-name="T100">(role_id != 0)</text:span></text:p>
                <text:p text:style-name="P219"><text:bookmark-end text:name="__DdeLink__1475_21752623021111"/></text:p>
              </text:list-item>
            </text:list>
            <text:p text:style-name="P22"><text:bookmark-start text:name="__DdeLink__1449_217526230211111"/><text:bookmark-start text:name="__DdeLink__1441_2175262302111111"/>Succès :</text:p>
            <text:list xml:id="list2051252215" text:style-name="L24">
              <text:list-item>
                <text:p text:style-name="P230"><text:span text:style-name="T85">’Ok message inserted {</text:span><text:span text:style-name="T90">content</text:span><text:span text:style-name="T85">}’</text:span><text:span text:style-name="T86">, </text:span><text:span text:style-name="T87">2</text:span><text:span text:style-name="T88">0</text:span><text:bookmark-end text:name="__DdeLink__1449_217526230211111"/><text:bookmark-end text:name="__DdeLink__1441_2175262302111111"/><text:span text:style-name="T89">1</text:span><text:bookmark-end text:name="__DdeLink__1548_2175262302"/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113">GET</text:p>
          </table:table-cell>
          <table:table-cell table:style-name="Table4.A1" office:value-type="string">
            <text:p text:style-name="P38"><text:span text:style-name="T110">l</text:span>imit <text:span text:style-name="T110">(int)</text:span></text:p>
            <text:p text:style-name="P38">role_id <text:span text:style-name="T110">(int)</text:span></text:p>
            <text:p text:style-name="P38">pseudo <text:s/><text:span text:style-name="T110">(str)</text:span></text:p>
            <text:p text:style-name="P38"/>
            <text:p text:style-name="P242">Oui <text:span text:style-name="T120">(le jeton du compte user sous-jacent </text:span><text:span text:style-name="T121">de l’arbitre ou du joueur de la partie</text:span><text:span text:style-name="T120">)</text:span></text:p>
            <text:p text:style-name="P236"/>
          </table:table-cell>
          <table:table-cell table:style-name="Table4.A1" office:value-type="string">
            <text:p text:style-name="P143">Récupération de messages diplomatiques <text:span text:style-name="T111">(au plus ‘limit’ messages si ce paramètre est fourni)</text:span></text:p>
            <text:p text:style-name="P144"/>
            <text:p text:style-name="P23">Cas d’erreur :</text:p>
            <text:list xml:id="list212555232256699" text:continue-list="list212555471733075" text:style-name="L18">
              <text:list-item>
                <text:p text:style-name="P212"><text:span text:style-name="T57">‘Need a pseudo to </text:span><text:span text:style-name="T111">get</text:span><text:span text:style-name="T109"> message</text:span><text:span text:style-name="T57"> </text:span><text:span text:style-name="T80">in</text:span><text:span text:style-name="T57"> game’, </text:span><text:span text:style-name="T74">401</text:span><text:bookmark-start text:name="__DdeLink__1475_217526230211111"/></text:p>
              </text:list-item>
              <text:list-item>
                <text:p text:style-name="P220">‘Bad authentication!:{message}’, <text:span text:style-name="T72">401</text:span></text:p>
              </text:list-item>
              <text:list-item>
                <text:p text:style-name="P220">‘Failed to get id from pseudo {message}’, <text:span text:style-name="T72">404</text:span></text:p>
              </text:list-item>
              <text:list-item>
                <text:p text:style-name="P212"><text:span text:style-name="T57">‘You do not seem to be the </text:span><text:span text:style-name="T100">game master </text:span><text:span text:style-name="T104">of the game</text:span><text:span text:style-name="T57">’, </text:span><text:span text:style-name="T72">403</text:span><text:bookmark text:name="__DdeLink__1492_2175262302121"/><text:span text:style-name="T72"> </text:span><text:span text:style-name="T109">(role_id=0)</text:span></text:p>
              </text:list-item>
              <text:list-item>
                <text:p text:style-name="P220"><text:bookmark-start text:name="__DdeLink__1490_217526230221"/>‘You do not seem to be the player who is in charge’, <text:span text:style-name="T72">403</text:span><text:bookmark-end text:name="__DdeLink__1490_217526230221"/><text:span text:style-name="T72"> </text:span><text:span text:style-name="T100">(role_id != 0)</text:span></text:p>
              </text:list-item>
            </text:list>
            <text:p text:style-name="P74"/>
            <text:p text:style-name="P74">TODO EXPLICATIONS SUR LE <text:span text:style-name="T112">RETOUR</text:span></text:p>
            <text:list xml:id="list212555064207990" text:continue-numbering="true" text:style-name="L18">
              <text:list-header>
                <text:p text:style-name="P220"><text:bookmark-end text:name="__DdeLink__1475_217526230211111"/></text:p>
              </text:list-header>
            </text:list>
            <text:p text:style-name="P23"><text:bookmark-start text:name="__DdeLink__1449_2175262302111111"/><text:bookmark-start text:name="__DdeLink__1441_21752623021111111"/><text:soft-page-break/>Succès :</text:p>
            <text:list xml:id="list3511654720" text:style-name="L25">
              <text:list-item>
                <text:p text:style-name="P231"><text:span text:style-name="T91">&lt;liste de messages&gt;</text:span><text:span text:style-name="T86">, </text:span><text:span text:style-name="T87">2</text:span><text:span text:style-name="T88">0</text:span><text:bookmark-end text:name="__DdeLink__1449_2175262302111111"/><text:bookmark-end text:name="__DdeLink__1441_21752623021111111"/><text:span text:style-name="T91">0</text:span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95">/game-<text:span text:style-name="T113">declarations</text:span>/&lt;game_<text:span text:style-name="T115">id</text:span>&gt;</text:p>
          </table:table-cell>
          <table:table-cell table:style-name="Table4.A2" office:value-type="string">
            <text:p text:style-name="P112">POST</text:p>
          </table:table-cell>
          <table:table-cell table:style-name="Table4.A1" office:value-type="string">
            <text:p text:style-name="P38">role_id <text:span text:style-name="T109">(int)</text:span></text:p>
            <text:p text:style-name="P38">content <text:span text:style-name="T109">(str)</text:span></text:p>
            <text:p text:style-name="P38">pseudo <text:span text:style-name="T109">(str)</text:span></text:p>
            <text:p text:style-name="P38"/>
            <text:p text:style-name="P242">Oui <text:span text:style-name="T120">(le jeton du compte user sous-jacent </text:span><text:span text:style-name="T121">de l’arbitre ou du joueur de la partie</text:span><text:span text:style-name="T120">)</text:span></text:p>
            <text:p text:style-name="P236"/>
          </table:table-cell>
          <table:table-cell table:style-name="Table4.A1" office:value-type="string">
            <text:p text:style-name="P145"><text:span text:style-name="T109">Insertion d’un</text:span><text:span text:style-name="T113">e déclaration de presse</text:span></text:p>
            <text:p text:style-name="P142"/>
            <text:p text:style-name="P22"><text:bookmark-start text:name="__DdeLink__1548_21752623021"/>Cas d’erreur :</text:p>
            <text:list xml:id="list212556315888113" text:continue-list="list212555064207990" text:style-name="L18">
              <text:list-item>
                <text:p text:style-name="P211"><text:span text:style-name="T57">‘Need a pseudo to </text:span><text:span text:style-name="T109">insert </text:span><text:span text:style-name="T114">declaration</text:span><text:span text:style-name="T57"> </text:span><text:span text:style-name="T80">in</text:span><text:span text:style-name="T57"> game’, </text:span><text:span text:style-name="T74">401</text:span><text:bookmark-start text:name="__DdeLink__1475_217526230211112"/></text:p>
              </text:list-item>
              <text:list-item>
                <text:p text:style-name="P219">‘Bad authentication!:{message}’, <text:span text:style-name="T72">401</text:span></text:p>
              </text:list-item>
              <text:list-item>
                <text:p text:style-name="P219">‘Failed to get id from pseudo {message}’, <text:span text:style-name="T72">404</text:span></text:p>
              </text:list-item>
              <text:list-item>
                <text:p text:style-name="P211"><text:span text:style-name="T57">‘You do not seem to be the </text:span><text:span text:style-name="T100">game master </text:span><text:span text:style-name="T104">of the game</text:span><text:span text:style-name="T57">’, </text:span><text:span text:style-name="T72">403</text:span><text:bookmark text:name="__DdeLink__1492_2175262302122"/><text:span text:style-name="T72"> </text:span><text:span text:style-name="T109">(role_id=0)</text:span></text:p>
              </text:list-item>
              <text:list-item>
                <text:p text:style-name="P219"><text:bookmark-start text:name="__DdeLink__1490_217526230222"/>‘You do not seem to be the player who is in charge’, <text:span text:style-name="T72">403</text:span><text:bookmark-end text:name="__DdeLink__1490_217526230222"/><text:span text:style-name="T72"> </text:span><text:span text:style-name="T100">(role_id != 0)</text:span></text:p>
                <text:p text:style-name="P219"><text:bookmark-end text:name="__DdeLink__1475_217526230211112"/></text:p>
              </text:list-item>
            </text:list>
            <text:p text:style-name="P22"><text:bookmark-start text:name="__DdeLink__1449_2175262302111112"/><text:bookmark-start text:name="__DdeLink__1441_21752623021111112"/>Succès :</text:p>
            <text:list xml:id="list212555133036933" text:continue-list="list2051252215" text:style-name="L24">
              <text:list-item>
                <text:p text:style-name="P232"><text:span text:style-name="T85">’Ok </text:span><text:span text:style-name="T92">declaration</text:span><text:span text:style-name="T85"> inserted {</text:span><text:span text:style-name="T90">content</text:span><text:span text:style-name="T85">}’</text:span><text:span text:style-name="T86">, </text:span><text:span text:style-name="T87">2</text:span><text:span text:style-name="T88">0</text:span><text:bookmark-end text:name="__DdeLink__1449_2175262302111112"/><text:bookmark-end text:name="__DdeLink__1441_21752623021111112"/><text:span text:style-name="T89">1</text:span><text:bookmark-end text:name="__DdeLink__1548_21752623021"/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113">GET</text:p>
          </table:table-cell>
          <table:table-cell table:style-name="Table4.A1" office:value-type="string">
            <text:p text:style-name="P38"><text:span text:style-name="T110">l</text:span>imit <text:span text:style-name="T110">(int)</text:span></text:p>
            <text:p text:style-name="P38">role_id <text:span text:style-name="T110">(int)</text:span></text:p>
            <text:p text:style-name="P38">pseudo <text:s/><text:span text:style-name="T110">(str)</text:span></text:p>
            <text:p text:style-name="P38"/>
            <text:p text:style-name="P242">Oui <text:span text:style-name="T120">(le jeton du compte user sous-jacent </text:span><text:span text:style-name="T121">de l’arbitre ou du joueur de la partie</text:span><text:span text:style-name="T120">)</text:span></text:p>
            <text:p text:style-name="P236"/>
          </table:table-cell>
          <table:table-cell table:style-name="Table4.A1" office:value-type="string">
            <text:p text:style-name="P146"><text:span text:style-name="T110">Récupération de </text:span><text:span text:style-name="T114">déclarations de presse</text:span><text:span text:style-name="T110"> </text:span><text:span text:style-name="T111">(au plus ‘limit’ </text:span><text:span text:style-name="T114">déclarations</text:span><text:span text:style-name="T111"> si ce paramètre est fourni)</text:span></text:p>
            <text:p text:style-name="P144"/>
            <text:p text:style-name="P23">Cas d’erreur :</text:p>
            <text:list xml:id="list212555744392348" text:continue-list="list212556315888113" text:style-name="L18">
              <text:list-item>
                <text:p text:style-name="P212"><text:span text:style-name="T57">‘Need a pseudo to </text:span><text:span text:style-name="T111">get</text:span><text:span text:style-name="T109"> </text:span><text:span text:style-name="T114">declarations</text:span><text:span text:style-name="T57"> </text:span><text:span text:style-name="T80">in</text:span><text:span text:style-name="T57"> game’, </text:span><text:span text:style-name="T74">401</text:span><text:bookmark-start text:name="__DdeLink__1475_2175262302111111"/></text:p>
              </text:list-item>
              <text:list-item>
                <text:p text:style-name="P220">‘Bad authentication!:{message}’, <text:span text:style-name="T72">401</text:span></text:p>
              </text:list-item>
              <text:list-item>
                <text:p text:style-name="P220">‘Failed to get id from pseudo {message}’, <text:span text:style-name="T72">404</text:span></text:p>
              </text:list-item>
              <text:list-item>
                <text:p text:style-name="P212"><text:span text:style-name="T57">‘You do not seem to be the </text:span><text:span text:style-name="T100">game master </text:span><text:span text:style-name="T104">of the game</text:span><text:span text:style-name="T57">’, </text:span><text:span text:style-name="T72">403</text:span><text:bookmark text:name="__DdeLink__1492_21752623021211"/><text:span text:style-name="T72"> </text:span><text:span text:style-name="T109">(role_id=0)</text:span></text:p>
              </text:list-item>
              <text:list-item>
                <text:p text:style-name="P220"><text:bookmark-start text:name="__DdeLink__1490_2175262302211"/>‘You do not seem to be the player who is in charge’, <text:span text:style-name="T72">403</text:span><text:bookmark-end text:name="__DdeLink__1490_2175262302211"/><text:span text:style-name="T72"> </text:span><text:span text:style-name="T100">(role_id != 0)</text:span></text:p>
              </text:list-item>
            </text:list>
            <text:p text:style-name="P74"/>
            <text:p text:style-name="P74">TODO EXPLICATIONS SUR LE <text:span text:style-name="T112">RETOUR</text:span></text:p>
            <text:list xml:id="list212555915000065" text:continue-numbering="true" text:style-name="L18">
              <text:list-header>
                <text:p text:style-name="P220"><text:bookmark-end text:name="__DdeLink__1475_2175262302111111"/></text:p>
              </text:list-header>
            </text:list>
            <text:p text:style-name="P23"><text:bookmark-start text:name="__DdeLink__1449_21752623021111111"/><text:bookmark-start text:name="__DdeLink__1441_217526230211111111"/>Succès :</text:p>
            <text:list xml:id="list212555423555653" text:continue-list="list3511654720" text:style-name="L25">
              <text:list-item>
                <text:p text:style-name="P231"><text:span text:style-name="T91">&lt;liste de </text:span><text:span text:style-name="T93">déclarations</text:span><text:span text:style-name="T91">&gt;</text:span><text:span text:style-name="T86">, </text:span><text:span text:style-name="T87">2</text:span><text:span text:style-name="T88">0</text:span><text:bookmark-end text:name="__DdeLink__1449_21752623021111111"/><text:bookmark-end text:name="__DdeLink__1441_217526230211111111"/><text:span text:style-name="T91">0</text:span></text:p>
              </text:list-item>
            </text:list>
          </table:table-cell>
        </table:table-row>
        <table:table-row table:style-name="Table4.2">
          <table:table-cell table:style-name="Table4.A2" table:number-rows-spanned="2" office:value-type="string">
            <text:p text:style-name="P89">/game-<text:span text:style-name="T116">visits</text:span>/&lt;game_<text:span text:style-name="T116">id</text:span>&gt;</text:p>
          </table:table-cell>
          <table:table-cell table:style-name="Table4.A2" office:value-type="string">
            <text:p text:style-name="P112">POST</text:p>
          </table:table-cell>
          <table:table-cell table:style-name="Table4.A1" office:value-type="string">
            <text:p text:style-name="P38">role_id <text:span text:style-name="T109">(int)</text:span></text:p>
            <text:p text:style-name="P38">pseudo <text:span text:style-name="T109">(str)</text:span></text:p>
            <text:p text:style-name="P38"/>
            <text:p text:style-name="P242">Oui <text:span text:style-name="T120">(le jeton du compte user sous-jacent </text:span><text:span text:style-name="T121">de l’arbitre ou du joueur de la partie</text:span><text:span text:style-name="T120">)</text:span></text:p>
            <text:p text:style-name="P236"/>
          </table:table-cell>
          <table:table-cell table:style-name="Table4.A1" office:value-type="string">
            <text:p text:style-name="P145"><text:span text:style-name="T109">Insertion d’un</text:span><text:span text:style-name="T113">e </text:span><text:span text:style-name="T116">visite (date de visite)</text:span></text:p>
            <text:p text:style-name="P142"/>
            <text:p text:style-name="P22"><text:bookmark-start text:name="__DdeLink__1548_217526230211"/>Cas d’erreur :</text:p>
            <text:list xml:id="list212556263588520" text:continue-list="list212555915000065" text:style-name="L18">
              <text:list-item>
                <text:p text:style-name="P211"><text:span text:style-name="T57">‘Need a pseudo to </text:span><text:span text:style-name="T109">insert </text:span><text:span text:style-name="T116">visit</text:span><text:span text:style-name="T57"> </text:span><text:span text:style-name="T80">in</text:span><text:span text:style-name="T57"> game’, </text:span><text:span text:style-name="T74">401</text:span><text:bookmark-start text:name="__DdeLink__1475_2175262302111121"/></text:p>
              </text:list-item>
              <text:list-item>
                <text:p text:style-name="P219">‘Bad authentication!:{message}’, <text:span text:style-name="T72">401</text:span></text:p>
              </text:list-item>
              <text:list-item>
                <text:p text:style-name="P219">‘Failed to get id from pseudo {message}’, <text:span text:style-name="T72">404</text:span></text:p>
              </text:list-item>
              <text:list-item>
                <text:p text:style-name="P211"><text:span text:style-name="T57">‘You do not seem to be the </text:span><text:span text:style-name="T100">game master </text:span><text:span text:style-name="T104">of the game</text:span><text:span text:style-name="T57">’, </text:span><text:span text:style-name="T72">403</text:span><text:bookmark text:name="__DdeLink__1492_21752623021221"/><text:span text:style-name="T72"> </text:span><text:span text:style-name="T109">(role_id=0)</text:span></text:p>
              </text:list-item>
              <text:list-item>
                <text:p text:style-name="P219"><text:bookmark-start text:name="__DdeLink__1490_2175262302221"/>‘You do not seem to be the player who is in charge’, <text:span text:style-name="T72">403</text:span><text:bookmark-end text:name="__DdeLink__1490_2175262302221"/><text:span text:style-name="T72"> </text:span><text:span text:style-name="T100">(role_id != 0)</text:span></text:p>
                <text:p text:style-name="P219"><text:bookmark-end text:name="__DdeLink__1475_2175262302111121"/></text:p>
              </text:list-item>
            </text:list>
            <text:p text:style-name="P22"><text:bookmark-start text:name="__DdeLink__1449_21752623021111121"/><text:bookmark-start text:name="__DdeLink__1441_217526230211111121"/>Succès :</text:p>
            <text:list xml:id="list212556286224792" text:continue-list="list212555133036933" text:style-name="L24">
              <text:list-item>
                <text:p text:style-name="P232"><text:span text:style-name="T85">’Ok </text:span><text:span text:style-name="T94">visit</text:span><text:span text:style-name="T85"> inserted’</text:span><text:span text:style-name="T86">, </text:span><text:span text:style-name="T87">2</text:span><text:span text:style-name="T88">0</text:span><text:bookmark-end text:name="__DdeLink__1449_21752623021111121"/><text:bookmark-end text:name="__DdeLink__1441_217526230211111121"/><text:span text:style-name="T89">1</text:span><text:bookmark-end text:name="__DdeLink__1548_217526230211"/></text:p>
              </text:list-item>
            </text:list>
          </table:table-cell>
        </table:table-row>
        <table:table-row table:style-name="Table4.2">
          <table:covered-table-cell/>
          <table:table-cell table:style-name="Table4.A2" office:value-type="string">
            <text:p text:style-name="P113">GET</text:p>
          </table:table-cell>
          <table:table-cell table:style-name="Table4.A1" office:value-type="string">
            <text:p text:style-name="P38">role_id <text:span text:style-name="T110">(int)</text:span></text:p>
            <text:p text:style-name="P38"><text:soft-page-break/>pseudo <text:s/><text:span text:style-name="T110">(str)</text:span></text:p>
            <text:p text:style-name="P38"/>
            <text:p text:style-name="P242">Oui <text:span text:style-name="T120">(le jeton du compte user sous-jacent </text:span><text:span text:style-name="T121">de l’arbitre ou du joueur de la partie</text:span><text:span text:style-name="T120">)</text:span></text:p>
            <text:p text:style-name="P236"/>
          </table:table-cell>
          <table:table-cell table:style-name="Table4.A1" office:value-type="string">
            <text:p text:style-name="P146"><text:span text:style-name="T110">Récupération </text:span><text:span text:style-name="T116">de visite (date de visite)</text:span></text:p>
            <text:p text:style-name="P144"><text:soft-page-break/></text:p>
            <text:p text:style-name="P23">Cas d’erreur :</text:p>
            <text:list xml:id="list212556142035722" text:continue-list="list212556263588520" text:style-name="L18">
              <text:list-item>
                <text:p text:style-name="P212"><text:span text:style-name="T57">‘Need a pseudo to </text:span><text:span text:style-name="T117">retrieve</text:span><text:span text:style-name="T109"> </text:span><text:span text:style-name="T117">last </text:span><text:span text:style-name="T116">visit</text:span><text:span text:style-name="T57"> </text:span><text:span text:style-name="T80">in</text:span><text:span text:style-name="T57"> game’, </text:span><text:span text:style-name="T74">401</text:span><text:bookmark-start text:name="__DdeLink__1475_21752623021111111"/></text:p>
              </text:list-item>
              <text:list-item>
                <text:p text:style-name="P220">‘Bad authentication!:{message}’, <text:span text:style-name="T72">401</text:span></text:p>
              </text:list-item>
              <text:list-item>
                <text:p text:style-name="P220">‘Failed to get id from pseudo {message}’, <text:span text:style-name="T72">404</text:span></text:p>
              </text:list-item>
              <text:list-item>
                <text:p text:style-name="P212"><text:span text:style-name="T57">‘You do not seem to be the </text:span><text:span text:style-name="T100">game master </text:span><text:span text:style-name="T104">of the game</text:span><text:span text:style-name="T57">’, </text:span><text:span text:style-name="T72">403</text:span><text:bookmark text:name="__DdeLink__1492_217526230212111"/><text:span text:style-name="T72"> </text:span><text:span text:style-name="T109">(role_id=0)</text:span></text:p>
              </text:list-item>
              <text:list-item>
                <text:p text:style-name="P220"><text:bookmark-start text:name="__DdeLink__1490_21752623022111"/>‘You do not seem to be the player who is in charge’, <text:span text:style-name="T72">403</text:span><text:bookmark-end text:name="__DdeLink__1490_21752623022111"/><text:span text:style-name="T72"> </text:span><text:span text:style-name="T100">(role_id != 0)</text:span></text:p>
              </text:list-item>
            </text:list>
            <text:p text:style-name="P74"/>
            <text:p text:style-name="P74">TODO EXPLICATIONS SUR LE <text:span text:style-name="T112">RETOUR</text:span></text:p>
            <text:list xml:id="list212556131581548" text:continue-numbering="true" text:style-name="L18">
              <text:list-header>
                <text:p text:style-name="P220"><text:bookmark-end text:name="__DdeLink__1475_21752623021111111"/></text:p>
              </text:list-header>
            </text:list>
            <text:p text:style-name="P23"><text:bookmark-start text:name="__DdeLink__1449_217526230211111111"/><text:bookmark-start text:name="__DdeLink__1441_2175262302111111111"/>Succès :</text:p>
            <text:list xml:id="list212556473137915" text:continue-list="list212555423555653" text:style-name="L25">
              <text:list-item>
                <text:p text:style-name="P233"><text:span text:style-name="T91">&lt;l</text:span><text:span text:style-name="T95">time_stamp</text:span><text:span text:style-name="T91">&gt;</text:span><text:span text:style-name="T86">, </text:span><text:span text:style-name="T87">2</text:span><text:span text:style-name="T88">0</text:span><text:bookmark-end text:name="__DdeLink__1449_217526230211111111"/><text:bookmark-end text:name="__DdeLink__1441_2175262302111111111"/><text:span text:style-name="T91">0</text:span></text:p>
              </text:list-item>
            </text:list>
          </table:table-cell>
        </table:table-row>
      </table:table>
      <text:p text:style-name="P1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2pt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8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70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20:38:37.000511171</meta:creation-date>
    <dc:date>2020-10-17T21:25:54.337694886</dc:date>
    <meta:editing-duration>PT10H30M20S</meta:editing-duration>
    <meta:editing-cycles>140</meta:editing-cycles>
    <meta:generator>LibreOffice/6.4.6.2$Linux_X86_64 LibreOffice_project/40$Build-2</meta:generator>
    <meta:document-statistic meta:table-count="5" meta:image-count="0" meta:object-count="0" meta:page-count="18" meta:paragraph-count="680" meta:word-count="3740" meta:character-count="21508" meta:non-whitespace-character-count="18618"/>
  </office:meta>
</office:document-meta>
</file>